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paragraph-rsid="0008e495"/>
    </style:style>
    <style:style style:name="P27" style:family="paragraph" style:parent-style-name="Preformatted_20_Text">
      <style:text-properties fo:color="#cccccc" officeooo:rsid="0007fde6" officeooo:paragraph-rsid="0008e495"/>
    </style:style>
    <style:style style:name="P28" style:family="paragraph" style:parent-style-name="Preformatted_20_Text">
      <style:text-properties fo:color="#cccccc" officeooo:rsid="0007fde6" officeooo:paragraph-rsid="000ab7c9"/>
    </style:style>
    <style:style style:name="P29" style:family="paragraph" style:parent-style-name="Preformatted_20_Text">
      <style:text-properties fo:color="#cccccc" officeooo:rsid="0007fde6" officeooo:paragraph-rsid="000d0ceb"/>
    </style:style>
    <style:style style:name="P30" style:family="paragraph" style:parent-style-name="Preformatted_20_Text">
      <style:text-properties fo:color="#cccccc" officeooo:rsid="0007fde6" officeooo:paragraph-rsid="000e7c50"/>
    </style:style>
    <style:style style:name="P31" style:family="paragraph" style:parent-style-name="Preformatted_20_Text">
      <style:text-properties fo:color="#cccccc" officeooo:rsid="0007fde6" officeooo:paragraph-rsid="000bb03e"/>
    </style:style>
    <style:style style:name="P32" style:family="paragraph" style:parent-style-name="Preformatted_20_Text">
      <style:text-properties fo:color="#cccccc" fo:language="en" fo:country="US" officeooo:rsid="0007fde6" officeooo:paragraph-rsid="000ab7c9"/>
    </style:style>
    <style:style style:name="P33" style:family="paragraph" style:parent-style-name="Preformatted_20_Text">
      <style:text-properties fo:color="#cccccc" fo:language="en" fo:country="US" officeooo:rsid="0007fde6" officeooo:paragraph-rsid="000bb03e"/>
    </style:style>
    <style:style style:name="P34" style:family="paragraph" style:parent-style-name="Preformatted_20_Text">
      <style:text-properties fo:color="#cccccc" fo:language="en" fo:country="US" officeooo:rsid="0007fde6" officeooo:paragraph-rsid="000d0ceb"/>
    </style:style>
    <style:style style:name="P35" style:family="paragraph" style:parent-style-name="Preformatted_20_Text">
      <style:text-properties fo:color="#cccccc" fo:language="en" fo:country="US" officeooo:rsid="0007fde6" officeooo:paragraph-rsid="000e7c50"/>
    </style:style>
    <style:style style:name="P36" style:family="paragraph" style:parent-style-name="Preformatted_20_Text">
      <style:text-properties fo:color="#cccccc" officeooo:rsid="0007fde6" officeooo:paragraph-rsid="000ab7c9" fo:background-color="#ffff00"/>
    </style:style>
    <style:style style:name="P37" style:family="paragraph" style:parent-style-name="Preformatted_20_Text">
      <style:text-properties officeooo:rsid="000e7c50" officeooo:paragraph-rsid="000e7c50"/>
    </style:style>
    <style:style style:name="P38" style:family="paragraph" style:parent-style-name="Preformatted_20_Text">
      <style:text-properties officeooo:paragraph-rsid="0010e53d"/>
    </style:style>
    <style:style style:name="P39" style:family="paragraph" style:parent-style-name="Preformatted_20_Text">
      <style:text-properties fo:language="en" fo:country="US" officeooo:rsid="0007fde6" officeooo:paragraph-rsid="0008e495"/>
    </style:style>
    <style:style style:name="P40" style:family="paragraph" style:parent-style-name="Preformatted_20_Text">
      <style:text-properties fo:language="en" fo:country="US" officeooo:rsid="0007fde6" officeooo:paragraph-rsid="000ab7c9"/>
    </style:style>
    <style:style style:name="P41" style:family="paragraph" style:parent-style-name="Preformatted_20_Text">
      <style:text-properties fo:language="en" fo:country="US" officeooo:rsid="0007fde6" officeooo:paragraph-rsid="000bb03e"/>
    </style:style>
    <style:style style:name="P42" style:family="paragraph" style:parent-style-name="Preformatted_20_Text">
      <style:text-properties fo:language="en" fo:country="US" officeooo:rsid="0007fde6" officeooo:paragraph-rsid="000d0ceb"/>
    </style:style>
    <style:style style:name="P43" style:family="paragraph" style:parent-style-name="Preformatted_20_Text">
      <style:text-properties fo:language="en" fo:country="US" officeooo:rsid="0007fde6" officeooo:paragraph-rsid="000e7c50"/>
    </style:style>
    <style:style style:name="P44" style:family="paragraph" style:parent-style-name="Preformatted_20_Text">
      <style:text-properties fo:language="en" fo:country="US" officeooo:rsid="0007fde6" officeooo:paragraph-rsid="001bc4ca"/>
    </style:style>
    <style:style style:name="P45" style:family="paragraph" style:parent-style-name="Preformatted_20_Text">
      <style:text-properties fo:language="en" fo:country="US" officeooo:rsid="0007fde6" officeooo:paragraph-rsid="0023d329"/>
    </style:style>
    <style:style style:name="P46" style:family="paragraph" style:parent-style-name="Preformatted_20_Text">
      <style:text-properties fo:language="en" fo:country="US" officeooo:rsid="0007fde6" officeooo:paragraph-rsid="00245110"/>
    </style:style>
    <style:style style:name="P47" style:family="paragraph" style:parent-style-name="Preformatted_20_Text">
      <style:text-properties fo:language="en" fo:country="US" officeooo:rsid="0007fde6" officeooo:paragraph-rsid="00329a57"/>
    </style:style>
    <style:style style:name="P48" style:family="paragraph" style:parent-style-name="Preformatted_20_Text">
      <style:text-properties officeooo:paragraph-rsid="0012d7f8"/>
    </style:style>
    <style:style style:name="P49" style:family="paragraph" style:parent-style-name="Preformatted_20_Text">
      <style:text-properties officeooo:paragraph-rsid="00145de2"/>
    </style:style>
    <style:style style:name="P50" style:family="paragraph" style:parent-style-name="Preformatted_20_Text">
      <style:text-properties officeooo:rsid="0007fde6" officeooo:paragraph-rsid="000ab7c9" fo:background-color="#ff9999"/>
    </style:style>
    <style:style style:name="P51" style:family="paragraph" style:parent-style-name="Preformatted_20_Text">
      <style:text-properties officeooo:rsid="0007fde6" officeooo:paragraph-rsid="000bb03e" fo:background-color="#ff9999"/>
    </style:style>
    <style:style style:name="P52" style:family="paragraph" style:parent-style-name="Preformatted_20_Text">
      <style:text-properties officeooo:rsid="0007fde6" officeooo:paragraph-rsid="000d0ceb" fo:background-color="#ff9999"/>
    </style:style>
    <style:style style:name="P53" style:family="paragraph" style:parent-style-name="Preformatted_20_Text">
      <style:text-properties officeooo:rsid="0007fde6" officeooo:paragraph-rsid="000e7c50" fo:background-color="#ff9999"/>
    </style:style>
    <style:style style:name="P54" style:family="paragraph" style:parent-style-name="Preformatted_20_Text">
      <style:text-properties fo:color="#3399ff" fo:language="en" fo:country="US" officeooo:rsid="0007fde6" officeooo:paragraph-rsid="000ab7c9"/>
    </style:style>
    <style:style style:name="P55" style:family="paragraph" style:parent-style-name="Preformatted_20_Text">
      <style:text-properties fo:color="#3399ff" officeooo:rsid="0007fde6" officeooo:paragraph-rsid="000ab7c9" fo:background-color="#ff9999"/>
    </style:style>
    <style:style style:name="P56" style:family="paragraph" style:parent-style-name="Preformatted_20_Text">
      <style:text-properties fo:color="#3399ff" officeooo:rsid="0007fde6" officeooo:paragraph-rsid="000ab7c9"/>
    </style:style>
    <style:style style:name="P57" style:family="paragraph" style:parent-style-name="Preformatted_20_Text">
      <style:text-properties officeooo:rsid="0007fde6" officeooo:paragraph-rsid="0016f1e7" fo:background-color="#ffff00"/>
    </style:style>
    <style:style style:name="P58" style:family="paragraph" style:parent-style-name="Preformatted_20_Text">
      <style:text-properties officeooo:rsid="0007fde6" officeooo:paragraph-rsid="000ab7c9" fo:background-color="#ffff00"/>
    </style:style>
    <style:style style:name="P59" style:family="paragraph" style:parent-style-name="Preformatted_20_Text">
      <style:text-properties officeooo:rsid="0007fde6" officeooo:paragraph-rsid="00296b46" fo:background-color="#ffff00"/>
    </style:style>
    <style:style style:name="P60" style:family="paragraph" style:parent-style-name="Preformatted_20_Text">
      <style:text-properties style:use-window-font-color="true" fo:language="en" fo:country="US" officeooo:rsid="0007fde6" officeooo:paragraph-rsid="000ab7c9"/>
    </style:style>
    <style:style style:name="P61" style:family="paragraph" style:parent-style-name="Preformatted_20_Text">
      <style:text-properties style:use-window-font-color="true" officeooo:rsid="0007fde6" officeooo:paragraph-rsid="000ab7c9"/>
    </style:style>
    <style:style style:name="P62" style:family="paragraph" style:parent-style-name="Preformatted_20_Text">
      <style:text-properties fo:color="#00ccff" fo:language="en" fo:country="US" officeooo:rsid="0007fde6" officeooo:paragraph-rsid="0008e495"/>
    </style:style>
    <style:style style:name="P63" style:family="paragraph" style:parent-style-name="Preformatted_20_Text">
      <style:text-properties fo:color="#00ccff" fo:language="en" fo:country="US" officeooo:rsid="0007fde6" officeooo:paragraph-rsid="000ab7c9"/>
    </style:style>
    <style:style style:name="P64" style:family="paragraph" style:parent-style-name="Preformatted_20_Text">
      <style:text-properties fo:color="#00ccff" fo:language="en" fo:country="US" officeooo:rsid="0007fde6" officeooo:paragraph-rsid="000bb03e"/>
    </style:style>
    <style:style style:name="P65" style:family="paragraph" style:parent-style-name="Preformatted_20_Text">
      <style:text-properties fo:color="#00ccff" officeooo:rsid="0007fde6" officeooo:paragraph-rsid="0008e495" fo:background-color="#ff9999"/>
    </style:style>
    <style:style style:name="P66" style:family="paragraph" style:parent-style-name="Preformatted_20_Text">
      <style:text-properties fo:color="#00ccff" officeooo:rsid="0007fde6" officeooo:paragraph-rsid="0008e495"/>
    </style:style>
    <style:style style:name="P67" style:family="paragraph" style:parent-style-name="Preformatted_20_Text">
      <style:text-properties fo:color="#00ccff" officeooo:rsid="0007fde6" officeooo:paragraph-rsid="000ab7c9"/>
    </style:style>
    <style:style style:name="P68" style:family="paragraph" style:parent-style-name="Preformatted_20_Text">
      <style:text-properties fo:color="#00ccff" officeooo:rsid="0007fde6" officeooo:paragraph-rsid="000bb03e"/>
    </style:style>
    <style:style style:name="P69" style:family="paragraph" style:parent-style-name="Preformatted_20_Text">
      <style:text-properties officeooo:paragraph-rsid="000ab7c9"/>
    </style:style>
    <style:style style:name="P70" style:family="paragraph" style:parent-style-name="Preformatted_20_Text">
      <style:text-properties officeooo:rsid="001a9073" officeooo:paragraph-rsid="001bc4ca"/>
    </style:style>
    <style:style style:name="P71" style:family="paragraph" style:parent-style-name="Preformatted_20_Text">
      <style:text-properties officeooo:rsid="001a9073" officeooo:paragraph-rsid="000ab7c9"/>
    </style:style>
    <style:style style:name="P72" style:family="paragraph" style:parent-style-name="Preformatted_20_Text">
      <style:text-properties officeooo:paragraph-rsid="001bc4ca"/>
    </style:style>
    <style:style style:name="P73" style:family="paragraph" style:parent-style-name="Preformatted_20_Text">
      <style:text-properties officeooo:paragraph-rsid="001f509a"/>
    </style:style>
    <style:style style:name="P74" style:family="paragraph" style:parent-style-name="Preformatted_20_Text">
      <style:text-properties officeooo:paragraph-rsid="00213dc6"/>
    </style:style>
    <style:style style:name="P75" style:family="paragraph" style:parent-style-name="Preformatted_20_Text">
      <style:text-properties officeooo:paragraph-rsid="0022c2db"/>
    </style:style>
    <style:style style:name="P76" style:family="paragraph" style:parent-style-name="Preformatted_20_Text">
      <style:text-properties officeooo:paragraph-rsid="0023d329"/>
    </style:style>
    <style:style style:name="P77" style:family="paragraph" style:parent-style-name="Preformatted_20_Text">
      <style:text-properties officeooo:paragraph-rsid="00245110"/>
    </style:style>
    <style:style style:name="P78" style:family="paragraph" style:parent-style-name="Preformatted_20_Text">
      <style:text-properties officeooo:rsid="00296b46" officeooo:paragraph-rsid="00296b46"/>
    </style:style>
    <style:style style:name="P79" style:family="paragraph" style:parent-style-name="Table_20_Contents">
      <style:text-properties fo:color="#cccccc" fo:language="en" fo:country="US" officeooo:rsid="000ab7c9" officeooo:paragraph-rsid="000ab7c9"/>
    </style:style>
    <style:style style:name="P80" style:family="paragraph" style:parent-style-name="Table_20_Contents">
      <style:text-properties fo:language="en" fo:country="US" officeooo:rsid="000ab7c9" officeooo:paragraph-rsid="000ab7c9"/>
    </style:style>
    <style:style style:name="P81" style:family="paragraph" style:parent-style-name="Preformatted_20_Text">
      <style:text-properties officeooo:rsid="0007fde6" officeooo:paragraph-rsid="0034196a"/>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fo:language="ru" fo:country="RU" officeooo:rsid="0034196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fo:language="en" fo:country="US" officeooo:rsid="002f5081"/>
    </style:style>
    <style:style style:name="T37" style:family="text">
      <style:text-properties officeooo:rsid="0027ab2b"/>
    </style:style>
    <style:style style:name="T38" style:family="text">
      <style:text-properties officeooo:rsid="00296b46"/>
    </style:style>
    <style:style style:name="T39" style:family="text">
      <style:text-properties officeooo:rsid="002b08d3"/>
    </style:style>
    <style:style style:name="T40" style:family="text">
      <style:text-properties officeooo:rsid="002beb6d"/>
    </style:style>
    <style:style style:name="T41" style:family="text">
      <style:text-properties officeooo:rsid="002f5081"/>
    </style:style>
    <style:style style:name="T42" style:family="text">
      <style:text-properties officeooo:rsid="0030cf82"/>
    </style:style>
    <style:style style:name="T43" style:family="text">
      <style:text-properties officeooo:rsid="00329a57"/>
    </style:style>
    <style:style style:name="T44" style:family="text">
      <style:text-properties officeooo:rsid="003419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0"># Quick Modern Object Pascal for Programmers</text:p>
            <text:p text:style-name="P80">Michalis Kamburelis</text:p>
            <text:p text:style-name="P80">:toc: left</text:p>
            <text:p text:style-name="P80">:toclevels: 4</text:p>
            <text:p text:style-name="P80">:sectnums:</text:p>
            <text:p text:style-name="P80">:source-highlighter: coderay</text:p>
            <text:p text:style-name="P80">:docinfo1:</text:p>
            <text:p text:style-name="P80"/>
          </table:table-cell>
          <table:table-cell table:style-name="Таблица1.B1" office:value-type="string">
            <text:p text:style-name="P26"><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0">## Why</text:p>
            <text:p text:style-name="P80"/>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0">There are many books and resources about Pascal out there, but too many of them talk about the old Pascal, without classes, units or generics.</text:p>
            <text:p text:style-name="P79">// Some of them talk about Pascal before it even had classes. Some of them show classes, as done in Delphi, but fail to mention more modern features, like generics.</text:p>
            <text:p text:style-name="P80"/>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7">//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0">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0"/>
          </table:table-cell>
          <table:table-cell table:style-name="Таблица1.B2" office:value-type="string">
            <text:p text:style-name="P38"><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38"><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6"/>
          </table:table-cell>
        </table:table-row>
        <table:table-row>
          <table:table-cell table:style-name="Таблица1.A2" office:value-type="string">
            <text:p text:style-name="P80">* It has all the modern features you expect -- classes, units, interfaces, generics...</text:p>
            <text:p text:style-name="P80">* It's compiled to a fast, native code,</text:p>
            <text:p text:style-name="P80">* It's very type safe,</text:p>
            <text:p text:style-name="P80">* High-level but can also be low-level if you need it to be.</text:p>
            <text:p text:style-name="P80"/>
          </table:table-cell>
          <table:table-cell table:style-name="Таблица1.B2" office:value-type="string">
            <text:p text:style-name="P26"><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26"><text:span text:style-name="T1">* </text:span>Он компилируется в быстрый машинный код<text:span text:style-name="T1">,</text:span></text:p>
            <text:p text:style-name="P26"><text:span text:style-name="T1">* </text:span>Он очень типобезопасен<text:span text:style-name="T1">,</text:span></text:p>
            <text:p text:style-name="P26"><text:span text:style-name="T1">* </text:span>Высокоуровненвый, но может быть низкоуровневым если это необходимо.</text:p>
            <text:p text:style-name="P26"/>
          </table:table-cell>
        </table:table-row>
        <table:table-row>
          <table:table-cell table:style-name="Таблица1.A2" office:value-type="string">
            <text:p text:style-name="P80">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0"/>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39">This introduction is mostly directed at programmers who already have experience in other languages. We will not cover here the meanings of some universal concepts, like _"what is a class"_, we'll only show how to do them in Pascal.</text:p>
            <text:p text:style-name="P39"/>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39">## Basics</text:p>
            <text:p text:style-name="P39"/>
          </table:table-cell>
          <table:table-cell table:style-name="Таблица1.B2" office:value-type="string">
            <text:p text:style-name="P26"><text:span text:style-name="T1">## </text:span><text:bookmark text:name="_basics"/>Основы</text:p>
            <text:p text:style-name="P1"/>
          </table:table-cell>
        </table:table-row>
        <table:table-row>
          <table:table-cell table:style-name="Таблица1.A2" office:value-type="string">
            <text:p text:style-name="P39">### "Hello world" program</text:p>
            <text:p text:style-name="P39"/>
          </table:table-cell>
          <table:table-cell table:style-name="Таблица1.B2" office:value-type="string">
            <text:p text:style-name="P26"><text:span text:style-name="T1">### </text:span><text:bookmark text:name="__hello_world_program"/>Программа "Hello world"</text:p>
            <text:p text:style-name="P1"/>
          </table:table-cell>
        </table:table-row>
        <table:table-row>
          <table:table-cell table:style-name="Таблица1.A2" office:value-type="string">
            <text:p text:style-name="P62">[source,pascal]</text:p>
            <text:p text:style-name="P62">----</text:p>
            <text:p text:style-name="P62">include::code-samples/hello_world.lpr[]</text:p>
            <text:p text:style-name="P62">----</text:p>
            <text:p text:style-name="P62"/>
          </table:table-cell>
          <table:table-cell table:style-name="Таблица1.B2" office:value-type="string">
            <text:p text:style-name="P65">[source,pascal]</text:p>
            <text:p text:style-name="P65">----</text:p>
            <text:p text:style-name="P65">include::code-samples/hello_world.lpr[]</text:p>
            <text:p text:style-name="P65">----</text:p>
            <text:p text:style-name="P66"/>
          </table:table-cell>
        </table:table-row>
        <table:table-row>
          <table:table-cell table:style-name="Таблица1.A2" office:value-type="string">
            <text:p text:style-name="P39">This is a complete program that you can _compile_ and _run_.</text:p>
            <text:p text:style-name="P39"/>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39">* If you use the command-line FPC, just create a new file `myprogram.lpr` and execute `fpc myprogram.lpr`.</text:p>
            <text:p text:style-name="P39">* If you use _Lazarus_, create a new project (menu _Project_ -&gt; _New Project_ -&gt; _Simple Program_). Save it as `myprogram` and paste this source code as the main file. Compile using the menu item _Run -&gt; Compile_.</text:p>
            <text:p text:style-name="P39">* This is a command-line program, so in either case -- just run the compiled executable from the command-line.</text:p>
            <text:p text:style-name="P39"/>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48"><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0">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2">//Play around, drop some buttons on the form, handle their events (like `OnClick`).</text:p>
            <text:p text:style-name="P40">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2">// The libraries created in other languages (dll, so, dylib) can be easily used from FPC too (and for most of them, you'll find ready "header" units, and even units that wrap them in more modern object-oriented API).</text:p>
            <text:p text:style-name="P40"/>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28">//Play around, drop some buttons on the form, handle their events (like `OnClick`).</text:p>
            <text:p text:style-name="P49"><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28">//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0">### Functions, procedures, primitive types</text:p>
            <text:p text:style-name="P40"/>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4">[source,pascal]</text:p>
            <text:p text:style-name="P54">----</text:p>
            <text:p text:style-name="P54">include::code-samples/functions_primitives.lpr[]</text:p>
            <text:p text:style-name="P54">----</text:p>
            <text:p text:style-name="P54"/>
          </table:table-cell>
          <table:table-cell table:style-name="Таблица1.B2" office:value-type="string">
            <text:p text:style-name="P55">[source,pascal]</text:p>
            <text:p text:style-name="P55">----</text:p>
            <text:p text:style-name="P55">include::code-samples/functions_primitives.lpr[]</text:p>
            <text:p text:style-name="P55">----</text:p>
            <text:p text:style-name="P56"/>
          </table:table-cell>
        </table:table-row>
        <table:table-row>
          <table:table-cell table:style-name="Таблица1.A2" office:value-type="string">
            <text:p text:style-name="P40">To return a value from a function, assign something to the magic `Result` variable. You can read and set the `Result` freely, just like a local variable.</text:p>
            <text:p text:style-name="P40"/>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0">[source,pascal]</text:p>
            <text:p text:style-name="P60">----</text:p>
            <text:p text:style-name="P60">function MyFunction(const S: string): string;</text:p>
            <text:p text:style-name="P60">begin</text:p>
            <text:p text:style-name="P60"><text:s text:c="2"/>Result := S + 'something';</text:p>
            <text:p text:style-name="P60"><text:s text:c="2"/>Result := Result + ' something more!';</text:p>
            <text:p text:style-name="P60"><text:s text:c="2"/>Result := Result + ' and more!';</text:p>
            <text:p text:style-name="P60">end;</text:p>
            <text:p text:style-name="P60">----</text:p>
            <text:p text:style-name="P60"/>
          </table:table-cell>
          <table:table-cell table:style-name="Таблица1.B2" office:value-type="string">
            <text:p text:style-name="P61">[source,pascal]</text:p>
            <text:p text:style-name="P61">----</text:p>
            <text:p text:style-name="P61">function MyFunction(const S: string): string;</text:p>
            <text:p text:style-name="P61">begin</text:p>
            <text:p text:style-name="P61"><text:s text:c="2"/>Result := S + '<text:span text:style-name="T9">что-нибудь</text:span>';</text:p>
            <text:p text:style-name="P61"><text:s text:c="2"/>Result := Result + ' <text:span text:style-name="T9">ещё что-нибудь</text:span>!';</text:p>
            <text:p text:style-name="P61"><text:s text:c="2"/>Result := Result + ' <text:span text:style-name="T16">И ещё немножко</text:span>!';</text:p>
            <text:p text:style-name="P61">end;</text:p>
            <text:p text:style-name="P61">----</text:p>
            <text:p text:style-name="P61"/>
          </table:table-cell>
        </table:table-row>
        <table:table-row>
          <table:table-cell table:style-name="Таблица1.A2" office:value-type="string">
            <text:p text:style-name="P40">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0"/>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40">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40"/>
          </table:table-cell>
          <table:table-cell table:style-name="Таблица1.B2" office:value-type="string">
            <text:p text:style-name="P57">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63">[source,pascal]</text:p>
            <text:p text:style-name="P63">----</text:p>
            <text:p text:style-name="P63">function ReadIntegersUntilZero: string;</text:p>
            <text:p text:style-name="P63">var</text:p>
            <text:p text:style-name="P63"><text:s text:c="2"/>I: Integer;</text:p>
            <text:p text:style-name="P63">begin</text:p>
            <text:p text:style-name="P63"><text:s text:c="2"/>Readln(I);</text:p>
            <text:p text:style-name="P63"><text:s text:c="2"/>Result := IntToStr(I);</text:p>
            <text:p text:style-name="P63"><text:s text:c="2"/>if I &lt;&gt; 0 then</text:p>
            <text:p text:style-name="P63"><text:s text:c="4"/>Result := Result + ' ' + ReadIntegersUntilZero();</text:p>
            <text:p text:style-name="P63">end;</text:p>
            <text:p text:style-name="P63">----</text:p>
            <text:p text:style-name="P63"/>
          </table:table-cell>
          <table:table-cell table:style-name="Таблица1.B2" office:value-type="string">
            <text:p text:style-name="P67">[source,pascal]</text:p>
            <text:p text:style-name="P67">----</text:p>
            <text:p text:style-name="P67">function ReadIntegersUntilZero: string;</text:p>
            <text:p text:style-name="P67">var</text:p>
            <text:p text:style-name="P67"><text:s text:c="2"/>I: Integer;</text:p>
            <text:p text:style-name="P67">begin</text:p>
            <text:p text:style-name="P67"><text:s text:c="2"/>Readln(I);</text:p>
            <text:p text:style-name="P67"><text:s text:c="2"/>Result := IntToStr(I);</text:p>
            <text:p text:style-name="P67"><text:s text:c="2"/>if I &lt;&gt; 0 then</text:p>
            <text:p text:style-name="P67"><text:s text:c="4"/>Result := Result + ' ' + ReadIntegersUntilZero();</text:p>
            <text:p text:style-name="P67">end;</text:p>
            <text:p text:style-name="P67">----</text:p>
            <text:p text:style-name="P67"/>
          </table:table-cell>
        </table:table-row>
        <table:table-row>
          <table:table-cell table:style-name="Таблица1.A2" office:value-type="string">
            <text:p text:style-name="P40">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0"/>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3">[source,pascal]</text:p>
            <text:p text:style-name="P63">----</text:p>
            <text:p text:style-name="P63">function AddName(const ExistingNames, NewName: string): string;</text:p>
            <text:p text:style-name="P63">begin</text:p>
            <text:p text:style-name="P63"><text:s text:c="2"/>if ExistingNames = '' then</text:p>
            <text:p text:style-name="P63"><text:s text:c="4"/>Exit(NewName);</text:p>
            <text:p text:style-name="P63"><text:s text:c="2"/>Result := ExistingNames + ', ' + NewName;</text:p>
            <text:p text:style-name="P63">end;</text:p>
            <text:p text:style-name="P63">----</text:p>
            <text:p text:style-name="P63"/>
          </table:table-cell>
          <table:table-cell table:style-name="Таблица1.B2" office:value-type="string">
            <text:p text:style-name="P67">[source,pascal]</text:p>
            <text:p text:style-name="P67">----</text:p>
            <text:p text:style-name="P67">function AddName(const ExistingNames, NewName: string): string;</text:p>
            <text:p text:style-name="P67">begin</text:p>
            <text:p text:style-name="P67"><text:s text:c="2"/>if ExistingNames = '' then</text:p>
            <text:p text:style-name="P67"><text:s text:c="4"/>Exit(NewName);</text:p>
            <text:p text:style-name="P67"><text:s text:c="2"/>Result := ExistingNames + ', ' + NewName;</text:p>
            <text:p text:style-name="P67">end;</text:p>
            <text:p text:style-name="P67">----</text:p>
            <text:p text:style-name="P67"/>
          </table:table-cell>
        </table:table-row>
        <table:table-row>
          <table:table-cell table:style-name="Таблица1.A2" office:value-type="string">
            <text:p text:style-name="P40">### Testing (if)</text:p>
            <text:p text:style-name="P40"/>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0">Use `if .. then` or `if .. then .. else` to run some code when some condition is satisfied. Unlike in the C-like languages, in Pascal you don't have to wrap the condition in parenthesis.</text:p>
            <text:p text:style-name="P40"/>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0">[source,pascal]</text:p>
            <text:p text:style-name="P40">----</text:p>
            <text:p text:style-name="P40">var</text:p>
            <text:p text:style-name="P40"><text:s text:c="2"/>A: Integer;</text:p>
            <text:p text:style-name="P40"><text:s text:c="2"/>B: boolean;</text:p>
            <text:p text:style-name="P40">begin</text:p>
            <text:p text:style-name="P40"><text:s text:c="2"/>if A &gt; 0 then</text:p>
            <text:p text:style-name="P40"><text:soft-page-break/><text:s text:c="4"/>DoSomething;</text:p>
            <text:p text:style-name="P40"/>
            <text:p text:style-name="P40"><text:s text:c="2"/>if A &gt; 0 then</text:p>
            <text:p text:style-name="P40"><text:s text:c="2"/>begin</text:p>
            <text:p text:style-name="P40"><text:s text:c="4"/>DoSomething;</text:p>
            <text:p text:style-name="P40"><text:s text:c="4"/>AndDoSomethingMore;</text:p>
            <text:p text:style-name="P40"><text:s text:c="2"/>end;</text:p>
            <text:p text:style-name="P40"/>
            <text:p text:style-name="P40"><text:s text:c="2"/>if A &gt; 10 then</text:p>
            <text:p text:style-name="P40"><text:s text:c="4"/>DoSomething</text:p>
            <text:p text:style-name="P40"><text:s text:c="2"/>else</text:p>
            <text:p text:style-name="P40"><text:s text:c="4"/>DoSomethingElse;</text:p>
            <text:p text:style-name="P40"/>
            <text:p text:style-name="P40"><text:s text:c="2"/>// equivalent to above</text:p>
            <text:p text:style-name="P40"><text:s text:c="2"/>B := A &gt; 10;</text:p>
            <text:p text:style-name="P40"><text:s text:c="2"/>if B then</text:p>
            <text:p text:style-name="P40"><text:s text:c="4"/>DoSomething</text:p>
            <text:p text:style-name="P40"><text:s text:c="2"/>else</text:p>
            <text:p text:style-name="P40"><text:s text:c="4"/>DoSomethingElse;</text:p>
            <text:p text:style-name="P40">end;</text:p>
            <text:p text:style-name="P40">----</text:p>
            <text:p text:style-name="P40"/>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0">The `else` is paired with the last `if`. So this works as you expect:</text:p>
            <text:p text:style-name="P40"/>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как ты и ожидаешь:</text:p>
            <text:p text:style-name="P2"/>
          </table:table-cell>
        </table:table-row>
        <table:table-row>
          <table:table-cell table:style-name="Таблица1.A2" office:value-type="string">
            <text:p text:style-name="P63">[source,pascal]</text:p>
            <text:p text:style-name="P63">----</text:p>
            <text:p text:style-name="P63">if A &lt;&gt; 0 then</text:p>
            <text:p text:style-name="P63"><text:s text:c="2"/>if B &lt;&gt; 0 then</text:p>
            <text:p text:style-name="P63"><text:s text:c="4"/>AIsNonzeroAndBToo</text:p>
            <text:p text:style-name="P63"><text:s text:c="2"/>else</text:p>
            <text:p text:style-name="P63"><text:s text:c="4"/>AIsNonzeroButBIsZero;</text:p>
            <text:p text:style-name="P63">----</text:p>
            <text:p text:style-name="P63"/>
          </table:table-cell>
          <table:table-cell table:style-name="Таблица1.B2" office:value-type="string">
            <text:p text:style-name="P67">[source,pascal]</text:p>
            <text:p text:style-name="P67">----</text:p>
            <text:p text:style-name="P67">if A &lt;&gt; 0 then</text:p>
            <text:p text:style-name="P67"><text:s text:c="2"/>if B &lt;&gt; 0 then</text:p>
            <text:p text:style-name="P67"><text:s text:c="4"/>AIsNonzeroAndBToo</text:p>
            <text:p text:style-name="P67"><text:s text:c="2"/>else</text:p>
            <text:p text:style-name="P67"><text:s text:c="4"/>AIsNonzeroButBIsZero;</text:p>
            <text:p text:style-name="P67">----</text:p>
            <text:p text:style-name="P67"/>
          </table:table-cell>
        </table:table-row>
        <table:table-row>
          <table:table-cell table:style-name="Таблица1.A2" office:value-type="string">
            <text:p text:style-name="P40">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0"/>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3">[source,pascal]</text:p>
            <text:p text:style-name="P63">----</text:p>
            <text:p text:style-name="P63">if A &lt;&gt; 0 then</text:p>
            <text:p text:style-name="P63">begin</text:p>
            <text:p text:style-name="P63"><text:s text:c="2"/>if B &lt;&gt; 0 then</text:p>
            <text:p text:style-name="P63"><text:s text:c="4"/>AIsNonzeroAndBToo</text:p>
            <text:p text:style-name="P63"><text:s text:c="2"/>else</text:p>
            <text:p text:style-name="P63"><text:s text:c="4"/>AIsNonzeroButBIsZero;</text:p>
            <text:p text:style-name="P63">end;</text:p>
            <text:p text:style-name="P63">----</text:p>
            <text:p text:style-name="P63"/>
          </table:table-cell>
          <table:table-cell table:style-name="Таблица1.B2" office:value-type="string">
            <text:p text:style-name="P67">[source,pascal]</text:p>
            <text:p text:style-name="P67">----</text:p>
            <text:p text:style-name="P67">if A &lt;&gt; 0 then</text:p>
            <text:p text:style-name="P67">begin</text:p>
            <text:p text:style-name="P67"><text:s text:c="2"/>if B &lt;&gt; 0 then</text:p>
            <text:p text:style-name="P67"><text:s text:c="4"/>AIsNonzeroAndBToo</text:p>
            <text:p text:style-name="P67"><text:s text:c="2"/>else</text:p>
            <text:p text:style-name="P67"><text:s text:c="4"/>AIsNonzeroButBIsZero;</text:p>
            <text:p text:style-name="P67">end;</text:p>
            <text:p text:style-name="P67">----</text:p>
            <text:p text:style-name="P67"/>
          </table:table-cell>
        </table:table-row>
        <table:table-row>
          <table:table-cell table:style-name="Таблица1.A2" office:value-type="string">
            <text:p text:style-name="P40">### Logical, relational and bit-wise <text:soft-page-break/>operators</text:p>
            <text:p text:style-name="P40"/>
          </table:table-cell>
          <table:table-cell table:style-name="Таблица1.B2" office:value-type="string">
            <text:p text:style-name="P69"><text:span text:style-name="T1">### </text:span><text:bookmark text:name="_logical_relational_and_bit_wise_operators"/>Логические операторы, операторы <text:soft-page-break/>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40">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40"/>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40">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0"/>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40">The _logical (or bit-wise) operators have a higher precedence than relational operators_. So you may need to use parenthesis around some expressions.</text:p>
            <text:p text:style-name="P40"/>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40">For example this is a compilation error:</text:p>
            <text:p text:style-name="P40"/>
          </table:table-cell>
          <table:table-cell table:style-name="Таблица1.B2" office:value-type="string">
            <text:p text:style-name="P71">Следующий пример вызовет ошибку компиляции:</text:p>
            <text:p text:style-name="P2"/>
          </table:table-cell>
        </table:table-row>
        <table:table-row>
          <table:table-cell table:style-name="Таблица1.A2" office:value-type="string">
            <text:p text:style-name="P40">[source,pascal]</text:p>
            <text:p text:style-name="P40">----</text:p>
            <text:p text:style-name="P40">var</text:p>
            <text:p text:style-name="P40"><text:s text:c="2"/>A, B: Integer;</text:p>
            <text:p text:style-name="P40">begin</text:p>
            <text:p text:style-name="P40"><text:s text:c="2"/>if A = 0 and B &lt;&gt; 0 then ... // INCORRECT example</text:p>
            <text:p text:style-name="P40">----</text:p>
            <text:p text:style-name="P40"/>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4">The above fails to compile, because the compiler <text:span text:style-name="T18">first tries to preform a higher-priority</text:span> bit-wise `and` <text:span text:style-name="T18">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40"/>
          </table:table-cell>
          <table:table-cell table:style-name="Таблица1.B2" office:value-type="string">
            <text:p text:style-name="P70">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
          </table:table-cell>
        </table:table-row>
        <text:soft-page-break/>
        <table:table-row>
          <table:table-cell table:style-name="Таблица1.A2" office:value-type="string">
            <text:p text:style-name="P40">This is correct:</text:p>
            <text:p text:style-name="P40"/>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63">[source,pascal]</text:p>
            <text:p text:style-name="P63">----</text:p>
            <text:p text:style-name="P63">var</text:p>
            <text:p text:style-name="P63"><text:s text:c="2"/>A, B: Integer;</text:p>
            <text:p text:style-name="P63">begin</text:p>
            <text:p text:style-name="P63"><text:s text:c="2"/>if (A = 0) and (B &lt;&gt; 0) then ...</text:p>
            <text:p text:style-name="P63">----</text:p>
            <text:p text:style-name="P63"/>
          </table:table-cell>
          <table:table-cell table:style-name="Таблица1.B2" office:value-type="string">
            <text:p text:style-name="P67">[source,pascal]</text:p>
            <text:p text:style-name="P67">----</text:p>
            <text:p text:style-name="P67">var</text:p>
            <text:p text:style-name="P67"><text:s text:c="2"/>A, B: Integer;</text:p>
            <text:p text:style-name="P67">begin</text:p>
            <text:p text:style-name="P67"><text:s text:c="2"/>if (A = 0) and (B &lt;&gt; 0) then ...</text:p>
            <text:p text:style-name="P67">----</text:p>
            <text:p text:style-name="P67"/>
          </table:table-cell>
        </table:table-row>
        <table:table-row>
          <table:table-cell table:style-name="Таблица1.A2" office:value-type="string">
            <text:p text:style-name="P40">The _short-circuit evaluation_ is used. Consider this expression:</text:p>
            <text:p text:style-name="P40"/>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63">[source,pascal]</text:p>
            <text:p text:style-name="P63">----</text:p>
            <text:p text:style-name="P63">if MyFunction(X) and MyOtherFunction(Y) then...</text:p>
            <text:p text:style-name="P63">----</text:p>
            <text:p text:style-name="P63"/>
          </table:table-cell>
          <table:table-cell table:style-name="Таблица1.B2" office:value-type="string">
            <text:p text:style-name="P67">[source,pascal]</text:p>
            <text:p text:style-name="P67">----</text:p>
            <text:p text:style-name="P67">if MyFunction(X) and MyOtherFunction(Y) then...</text:p>
            <text:p text:style-name="P67">----</text:p>
            <text:p text:style-name="P67"/>
          </table:table-cell>
        </table:table-row>
        <table:table-row>
          <table:table-cell table:style-name="Таблица1.A2" office:value-type="string">
            <text:p text:style-name="P40">* It's guaranteed that `MyFunction(X)` will be evaluated first.</text:p>
            <text:p text:style-name="P40">* And if `MyFunction(X)` returns `false`, then the value of expression is known (the value of `false and whatever` is always `false`), and `MyOtherFunction(Y)` will not be executed at all.</text:p>
            <text:p text:style-name="P40">* Analogous rule is for `or` expression. There, if the expression is known to be `true` (because the 1st operand is `true`), the 2nd operand is not evaluated.</text:p>
            <text:p text:style-name="P40">* This is particularly useful when writing expressions like</text:p>
            <text:p text:style-name="P40">+</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63">[source,pascal]</text:p>
            <text:p text:style-name="P63">----</text:p>
            <text:p text:style-name="P63">if (A &lt;&gt; nil) and A.IsValid then...</text:p>
            <text:p text:style-name="P63">----</text:p>
            <text:p text:style-name="P63">+</text:p>
          </table:table-cell>
          <table:table-cell table:style-name="Таблица1.B2" office:value-type="string">
            <text:p text:style-name="P67">[source,pascal]</text:p>
            <text:p text:style-name="P67">----</text:p>
            <text:p text:style-name="P67">if (A &lt;&gt; nil) and A.IsValid then...</text:p>
            <text:p text:style-name="P67">----</text:p>
            <text:p text:style-name="P67">+</text:p>
          </table:table-cell>
        </table:table-row>
        <table:table-row>
          <table:table-cell table:style-name="Таблица1.A2" office:value-type="string">
            <text:p text:style-name="P40">This will work OK, even when `A` is `nil`<text:span text:style-name="T23"> (i.e. null pointer)</text:span>.</text:p>
            <text:p text:style-name="P40"/>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32">// * Using `and` between two boolean values is a logical `and`, and the result is boolean. In other words, the result is `true` only if both operands are `true`, otherwise it's `false`.</text:p>
            <text:p text:style-name="P32"/>
          </table:table-cell>
          <table:table-cell table:style-name="Таблица1.B2" office:value-type="string">
            <text:p text:style-name="P28">// * Using `and` between two boolean values is a logical `and`, and the result is boolean. In other words, the result is `true` only if both operands are `true`, otherwise it's `false`.</text:p>
            <text:p text:style-name="P28"/>
          </table:table-cell>
        </table:table-row>
        <table:table-row>
          <table:table-cell table:style-name="Таблица1.A2" office:value-type="string">
            <text:p text:style-name="P32">//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2"/>
          </table:table-cell>
          <table:table-cell table:style-name="Таблица1.B2" office:value-type="string">
            <text:p text:style-name="P28">//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8"/>
          </table:table-cell>
        </table:table-row>
        <table:table-row>
          <table:table-cell table:style-name="Таблица1.A2" office:value-type="string">
            <text:p text:style-name="P40">### Testing single expression for multiple values (case)</text:p>
            <text:p text:style-name="P40"/>
          </table:table-cell>
          <table:table-cell table:style-name="Таблица1.B2" office:value-type="string">
            <text:p text:style-name="P72"><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40">If a different action should be executed depending on the value of some expression, then the `case .. of .. end` statement is useful.</text:p>
            <text:p text:style-name="P40"/>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63">[source,pascal]</text:p>
            <text:p text:style-name="P63">----</text:p>
            <text:p text:style-name="P63">case SomeValue of</text:p>
            <text:p text:style-name="P63"><text:s text:c="2"/>0: DoSomething;</text:p>
            <text:p text:style-name="P63"><text:s text:c="2"/>1: DoSomethingElse;</text:p>
            <text:p text:style-name="P63"><text:s text:c="2"/>2: begin</text:p>
            <text:p text:style-name="P63"><text:s text:c="7"/>IfItsTwoThenDoThis;</text:p>
            <text:p text:style-name="P63"><text:s text:c="7"/>AndAlsoDoThis;</text:p>
            <text:p text:style-name="P63"><text:s text:c="5"/>end;</text:p>
            <text:p text:style-name="P63"><text:s text:c="2"/>3..10: DoSomethingInCaseItsInThisRange;</text:p>
            <text:p text:style-name="P63"><text:s text:c="2"/>11, 21, 31: AndDoSomethingForTheseSpecialValues;</text:p>
            <text:p text:style-name="P63"><text:s text:c="2"/>else DoSomethingInCaseOfUnexpectedValue;</text:p>
            <text:p text:style-name="P63">end;</text:p>
            <text:p text:style-name="P63">----</text:p>
            <text:p text:style-name="P63"/>
          </table:table-cell>
          <table:table-cell table:style-name="Таблица1.B2" office:value-type="string">
            <text:p text:style-name="P67">[source,pascal]</text:p>
            <text:p text:style-name="P67">----</text:p>
            <text:p text:style-name="P67">case SomeValue of</text:p>
            <text:p text:style-name="P67"><text:s text:c="2"/>0: DoSomething;</text:p>
            <text:p text:style-name="P67"><text:s text:c="2"/>1: DoSomethingElse;</text:p>
            <text:p text:style-name="P67"><text:s text:c="2"/>2: begin</text:p>
            <text:p text:style-name="P67"><text:s text:c="7"/>IfItsTwoThenDoThis;</text:p>
            <text:p text:style-name="P67"><text:s text:c="7"/>AndAlsoDoThis;</text:p>
            <text:p text:style-name="P67"><text:s text:c="5"/>end;</text:p>
            <text:p text:style-name="P67"><text:s text:c="2"/>3..10: DoSomethingInCaseItsInThisRange;</text:p>
            <text:p text:style-name="P67"><text:s text:c="2"/>11, 21, 31: AndDoSomethingForTheseSpecialValues;</text:p>
            <text:p text:style-name="P67"><text:s text:c="2"/>else DoSomethingInCaseOfUnexpectedValue;</text:p>
            <text:p text:style-name="P67">end;</text:p>
            <text:p text:style-name="P67">----</text:p>
            <text:p text:style-name="P67"/>
          </table:table-cell>
        </table:table-row>
        <table:table-row>
          <table:table-cell table:style-name="Таблица1.A2" office:value-type="string">
            <text:p text:style-name="P40">The `else` clause is optional. When no condition matches, and there's no `else`, then nothing happens.</text:p>
            <text:p text:style-name="P40"/>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0">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0"/>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0">### Enumerated and ordinal types and sets and constant-length arrays</text:p>
            <text:p text:style-name="P40"/>
          </table:table-cell>
          <table:table-cell table:style-name="Таблица1.B2" office:value-type="string">
            <text:p text:style-name="P69"><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40">Enumerated type in Pascal is a very nice, opaque type. You will probably use it much more often than enums in other languages:)</text:p>
            <text:p text:style-name="P40"/>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63">[source,pascal]</text:p>
            <text:p text:style-name="P63">----</text:p>
            <text:p text:style-name="P63">type</text:p>
            <text:p text:style-name="P63"><text:s text:c="2"/>TAnimalKind = (akDuck, akCat, akDog);</text:p>
            <text:p text:style-name="P63">----</text:p>
            <text:p text:style-name="P63"/>
          </table:table-cell>
          <table:table-cell table:style-name="Таблица1.B2" office:value-type="string">
            <text:p text:style-name="P67">[source,pascal]</text:p>
            <text:p text:style-name="P67">----</text:p>
            <text:p text:style-name="P67">type</text:p>
            <text:p text:style-name="P67"><text:s text:c="2"/>TAnimalKind = (akDuck, akCat, akDog);</text:p>
            <text:p text:style-name="P67">----</text:p>
            <text:p text:style-name="P67"/>
          </table:table-cell>
        </table:table-row>
        <table:table-row>
          <table:table-cell table:style-name="Таблица1.A2" office:value-type="string">
            <text:p text:style-name="P40">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0"/>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юнита.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40">NOTE: The collisions in names are not a show-stopper. It's Ok for different units to define the same identifier. But it's a good idea to try to avoid the collisions anyway, to keep code simple to understand and grep.</text:p>
            <text:p text:style-name="P40"/>
          </table:table-cell>
          <table:table-cell table:style-name="Таблица1.B2" office:value-type="string">
            <text:p text:style-name="P69"><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юнитах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40">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0"/>
          </table:table-cell>
          <table:table-cell table:style-name="Таблица1.B2" office:value-type="string">
            <text:p text:style-name="P73"><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что ты должен будешь обращаться к ним с помощью обращения к имени типа, как <text:span text:style-name="T26">`</text:span><text:span text:style-name="Source_20_Text">TAnimalKind.akDuck</text:span><text:span text:style-name="Source_20_Text"><text:span text:style-name="T26">`</text:span></text:span>. Нужда в префиксе <text:span text:style-name="T26">`</text:span><text:span text:style-name="Source_20_Text">ak</text:span><text:span text:style-name="Source_20_Text"><text:span text:style-name="T26">`</text:span></text:span> исчезает в этой ситуации, и ты возможно будешь вызывать только перечисляемый список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40">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0"/>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ты можешь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40">Enumerated and ordinal types can be used as array indexes:</text:p>
            <text:p text:style-name="P40"><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63">[source,pascal]</text:p>
            <text:p text:style-name="P63">----</text:p>
            <text:p text:style-name="P63">type</text:p>
            <text:p text:style-name="P63"><text:s text:c="2"/>TArrayOfTenStrings = array [0..9] of string;</text:p>
            <text:p text:style-name="P63"><text:s text:c="2"/>TArrayOfTenStrings1Based = array [1..10] of string;</text:p>
            <text:p text:style-name="P63"/>
            <text:p text:style-name="P63"><text:s text:c="2"/>TMyNumber = 0..9;</text:p>
            <text:p text:style-name="P63"><text:s text:c="2"/>TAlsoArrayOfTenStrings = array [TMyNumber] of string;</text:p>
            <text:p text:style-name="P63"/>
            <text:p text:style-name="P63"><text:s text:c="2"/>TAnimalKind = (akDuck, akCat, akDog);</text:p>
            <text:p text:style-name="P63"><text:s text:c="2"/>TAnimalNames = array [TAnimalKind] of string;</text:p>
            <text:p text:style-name="P63">----</text:p>
            <text:p text:style-name="P63"/>
          </table:table-cell>
          <table:table-cell table:style-name="Таблица1.B2" office:value-type="string">
            <text:p text:style-name="P67">[source,pascal]</text:p>
            <text:p text:style-name="P67">----</text:p>
            <text:p text:style-name="P67">type</text:p>
            <text:p text:style-name="P67"><text:s text:c="2"/>TArrayOfTenStrings = array [0..9] of string;</text:p>
            <text:p text:style-name="P67"><text:s text:c="2"/>TArrayOfTenStrings1Based = array [1..10] of string;</text:p>
            <text:p text:style-name="P67"/>
            <text:p text:style-name="P67"><text:s text:c="2"/>TMyNumber = 0..9;</text:p>
            <text:p text:style-name="P67"><text:s text:c="2"/>TAlsoArrayOfTenStrings = array [TMyNumber] of string;</text:p>
            <text:p text:style-name="P67"/>
            <text:p text:style-name="P67"><text:s text:c="2"/>TAnimalKind = (akDuck, akCat, akDog);</text:p>
            <text:p text:style-name="P67"><text:s text:c="2"/>TAnimalNames = array [TAnimalKind] of string;</text:p>
            <text:p text:style-name="P67">----</text:p>
            <text:p text:style-name="P67"/>
          </table:table-cell>
        </table:table-row>
        <table:table-row>
          <table:table-cell table:style-name="Таблица1.A2" office:value-type="string">
            <text:p text:style-name="P40">They can also be used to create sets (a bit-fields internally):</text:p>
            <text:p text:style-name="P40"/>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3">[source,pascal]</text:p>
            <text:p text:style-name="P63">----</text:p>
            <text:p text:style-name="P63">type</text:p>
            <text:p text:style-name="P63"><text:s text:c="2"/>TAnimalKind = (akDuck, akCat, akDog);</text:p>
            <text:p text:style-name="P63"><text:s text:c="2"/>TAnimals = set of TAnimalKind;</text:p>
            <text:p text:style-name="P63">var</text:p>
            <text:p text:style-name="P63"><text:s text:c="2"/>A: TAnimals;</text:p>
            <text:p text:style-name="P63">begin</text:p>
            <text:p text:style-name="P63"><text:s text:c="2"/>A := [];</text:p>
            <text:p text:style-name="P63"><text:s text:c="2"/>A := [akDuck, akCat];</text:p>
            <text:p text:style-name="P63"><text:s text:c="2"/>A := A + [akDog];</text:p>
            <text:p text:style-name="P63"><text:s text:c="2"/>A := A * [akCat, akDog];</text:p>
            <text:p text:style-name="P63"><text:s text:c="2"/>Include(A, akDuck);</text:p>
            <text:p text:style-name="P63"><text:s text:c="2"/>Exclude(A, akDuck);</text:p>
            <text:p text:style-name="P63">end;</text:p>
            <text:p text:style-name="P63">----</text:p>
            <text:p text:style-name="P63"/>
          </table:table-cell>
          <table:table-cell table:style-name="Таблица1.B2" office:value-type="string">
            <text:p text:style-name="P67">[source,pascal]</text:p>
            <text:p text:style-name="P67">----</text:p>
            <text:p text:style-name="P67">type</text:p>
            <text:p text:style-name="P67"><text:s text:c="2"/>TAnimalKind = (akDuck, akCat, akDog);</text:p>
            <text:p text:style-name="P67"><text:s text:c="2"/>TAnimals = set of TAnimalKind;</text:p>
            <text:p text:style-name="P67">var</text:p>
            <text:p text:style-name="P67"><text:s text:c="2"/>A: TAnimals;</text:p>
            <text:p text:style-name="P67">begin</text:p>
            <text:p text:style-name="P67"><text:s text:c="2"/>A := [];</text:p>
            <text:p text:style-name="P67"><text:s text:c="2"/>A := [akDuck, akCat];</text:p>
            <text:p text:style-name="P67"><text:s text:c="2"/>A := A + [akDog];</text:p>
            <text:p text:style-name="P67"><text:s text:c="2"/>A := A * [akCat, akDog];</text:p>
            <text:p text:style-name="P67"><text:s text:c="2"/>Include(A, akDuck);</text:p>
            <text:p text:style-name="P67"><text:s text:c="2"/>Exclude(A, akDuck);</text:p>
            <text:p text:style-name="P67">end;</text:p>
            <text:p text:style-name="P67">----</text:p>
            <text:p text:style-name="P67"/>
          </table:table-cell>
        </table:table-row>
        <table:table-row>
          <table:table-cell table:style-name="Таблица1.A2" office:value-type="string">
            <text:p text:style-name="P40">### Loops (for, while, repeat, for .. in)</text:p>
            <text:p text:style-name="P40"/>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40">[source,pascal]</text:p>
            <text:p text:style-name="P40">----</text:p>
            <text:p text:style-name="P40">include::code-samples/loops.lpr[]</text:p>
            <text:p text:style-name="P40">----</text:p>
            <text:p text:style-name="P40"/>
          </table:table-cell>
          <table:table-cell table:style-name="Таблица1.B2" office:value-type="string">
            <text:p text:style-name="P50">[source,pascal]</text:p>
            <text:p text:style-name="P50">----</text:p>
            <text:p text:style-name="P50">include::code-samples/loops.lpr[]</text:p>
            <text:p text:style-name="P50">----</text:p>
            <text:p text:style-name="P2"/>
          </table:table-cell>
        </table:table-row>
        <table:table-row>
          <table:table-cell table:style-name="Таблица1.A2" office:value-type="string">
            <text:p text:style-name="P40">Various notes:</text:p>
            <text:p text:style-name="P40"/>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40">*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40"><text:soft-page-break/></text:p>
          </table:table-cell>
          <table:table-cell table:style-name="Таблица1.B2" office:value-type="string">
            <text:p text:style-name="P74"><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отличие: в случае <text:span text:style-name="T29">`</text:span><text:span text:style-name="Source_20_Text">repeat</text:span><text:span text:style-name="Source_20_Text"><text:span text:style-name="T29">`</text:span></text:span>, <text:span text:style-name="T29">_</text:span><text:span text:style-name="Emphasis">условие не </text:span><text:soft-page-break/><text:span text:style-name="Emphasis">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40">*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0">+</text:p>
          </table:table-cell>
          <table:table-cell table:style-name="Таблица1.B2" office:value-type="string">
            <text:p text:style-name="P75"><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40">In exchange, it looks clean, and is very optimized in execution. In particular, _the expressions for the lower and higher bound are only calculated once_, before the loop starts.</text:p>
            <text:p text:style-name="P40"/>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40">* The `for I in .. do ..` is similar to `foreach` construct in many modern languages. It works intelligently on many built-in types:</text:p>
            <text:p text:style-name="P40">** It can iterate over all values in the array (example above).</text:p>
            <text:p text:style-name="P40">** It can iterate over all possible values of an enumerated type:</text:p>
            <text:p text:style-name="P40">+</text:p>
          </table:table-cell>
          <table:table-cell table:style-name="Таблица1.B2" office:value-type="string">
            <text:p text:style-name="P76"><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76"><text:span text:style-name="T1">** </text:span>Он может перебирать все значения массива (<text:span text:style-name="T31">см. </text:span>пример выше)<text:span text:style-name="T1">.</text:span></text:p>
            <text:p text:style-name="P76"><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3">[source,pascal]</text:p>
            <text:p text:style-name="P63">----</text:p>
            <text:p text:style-name="P63">var</text:p>
            <text:p text:style-name="P63"><text:s text:c="2"/>AK: TAnimalKind;</text:p>
            <text:p text:style-name="P63">begin</text:p>
            <text:p text:style-name="P63"><text:s text:c="2"/>for AnimalKind in TAnimalKind do...</text:p>
            <text:p text:style-name="P63">----</text:p>
            <text:p text:style-name="P63"/>
          </table:table-cell>
          <table:table-cell table:style-name="Таблица1.B2" office:value-type="string">
            <text:p text:style-name="P67">[source,pascal]</text:p>
            <text:p text:style-name="P67">----</text:p>
            <text:p text:style-name="P67">var</text:p>
            <text:p text:style-name="P67"><text:s text:c="2"/>AK: TAnimalKind;</text:p>
            <text:p text:style-name="P67">begin</text:p>
            <text:p text:style-name="P67"><text:s text:c="2"/>for AnimalKind in TAnimalKind do...</text:p>
            <text:p text:style-name="P67">----</text:p>
            <text:p text:style-name="P67"/>
          </table:table-cell>
        </table:table-row>
        <table:table-row>
          <table:table-cell table:style-name="Таблица1.A2" office:value-type="string">
            <text:p text:style-name="P45">** It can iterate over all items included in the set:</text:p>
            <text:p text:style-name="P45">+</text:p>
          </table:table-cell>
          <table:table-cell table:style-name="Таблица1.B2" office:value-type="string">
            <text:p text:style-name="P76"><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0">[source,pascal]</text:p>
            <text:p text:style-name="P40">----</text:p>
            <text:p text:style-name="P40">var</text:p>
            <text:p text:style-name="P40"><text:s text:c="2"/>Animals: TAnimals;</text:p>
            <text:p text:style-name="P40"><text:s text:c="2"/>AK: AnimalKind;</text:p>
            <text:p text:style-name="P40">begin</text:p>
            <text:p text:style-name="P40"><text:s text:c="2"/>Animals := [akDog, akCat];</text:p>
            <text:p text:style-name="P40"><text:s text:c="2"/>for AK in Animals do ...</text:p>
            <text:p text:style-name="P40">----</text:p>
            <text:p text:style-name="P40"/>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5">** And it works on custom list types, generic or not, like `TObjectList` or `TFPGObjectList`.</text:p>
            <text:p text:style-name="P45">+</text:p>
          </table:table-cell>
          <table:table-cell table:style-name="Таблица1.B2" office:value-type="string">
            <text:p text:style-name="P76"><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p>
          </table:table-cell>
        </table:table-row>
        <text:soft-page-break/>
        <table:table-row>
          <table:table-cell table:style-name="Таблица1.A2" office:value-type="string">
            <text:p text:style-name="P40">[source,pascal]</text:p>
            <text:p text:style-name="P40">----</text:p>
            <text:p text:style-name="P40">include::code-samples/for_in_list.lpr[]</text:p>
            <text:p text:style-name="P40">----</text:p>
            <text:p text:style-name="P40">+</text:p>
          </table:table-cell>
          <table:table-cell table:style-name="Таблица1.B2" office:value-type="string">
            <text:p text:style-name="P50">[source,pascal]</text:p>
            <text:p text:style-name="P50">----</text:p>
            <text:p text:style-name="P50">include::code-samples/for_in_list.lpr[]</text:p>
            <text:p text:style-name="P50">----</text:p>
            <text:p text:style-name="P50">+</text:p>
          </table:table-cell>
        </table:table-row>
        <table:table-row>
          <table:table-cell table:style-name="Таблица1.A2" office:value-type="string">
            <text:p text:style-name="P40">We didn't yet explain the concept of classes, so the last example may not be obvious to you yet -- just carry on, it will make sense later:)</text:p>
            <text:p text:style-name="P40"/>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0">### Output, logging</text:p>
            <text:p text:style-name="P40"/>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40">To simply output strings in Pascal, use the `Write` or `Writeln` routine. The latter automatically adds a newline at the end.</text:p>
            <text:p text:style-name="P40"/>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0">This is a "magic" routine in Pascal. It takes a variable number of arguments and they can have any type. They are all converted to strings when displaying, with a special syntax to specify padding and number precision.</text:p>
            <text:p text:style-name="P40"/>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40">[source,pascal]</text:p>
            <text:p text:style-name="P40">----</text:p>
            <text:p text:style-name="P40">Writeln('Hello world!');</text:p>
            <text:p text:style-name="P40">Writeln('You can output an integer: ', 3 * 4);</text:p>
            <text:p text:style-name="P40">Writeln('You can pad an integer: ', 666:10);</text:p>
            <text:p text:style-name="P40">Writeln('You can output a float: ', Pi:1:4);</text:p>
            <text:p text:style-name="P40">----</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40">To explicitly use newline in the string, use the `LineEnding` constant (from FPC RTL). (The _Castle Game Engine_ defines also a shorter `NL` constant.) Pascal strings do not interpret any special backslash<text:span text:style-name="T32"> (`\`)</text:span> sequences, so writing</text:p>
            <text:p text:style-name="P40"/>
          </table:table-cell>
          <table:table-cell table:style-name="Таблица1.B2" office:value-type="string">
            <text:p text:style-name="P77"><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0">[source,pascal]</text:p>
            <text:p text:style-name="P40">----</text:p>
            <text:p text:style-name="P40">Writeln('One line.\nSecond line.'); // INCORRECT example</text:p>
            <text:p text:style-name="P40">----</text:p>
            <text:p text:style-name="P40"/>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40">doesn't work like some of you would think. This will work:</text:p>
            <text:p text:style-name="P40"/>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able:table-row>
          <table:table-cell table:style-name="Таблица1.A2" office:value-type="string">
            <text:p text:style-name="P46">[source,pascal]</text:p>
            <text:p text:style-name="P46">----</text:p>
            <text:p text:style-name="P46"><text:soft-page-break/>Writeln('One line.' + LineEnding + 'Second line.');</text:p>
            <text:p text:style-name="P46">----</text:p>
          </table:table-cell>
          <table:table-cell table:style-name="Таблица1.B2" office:value-type="string">
            <text:p text:style-name="P18">[source,pascal]</text:p>
            <text:p text:style-name="P18">----</text:p>
            <text:p text:style-name="P18"><text:soft-page-break/>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40">or just this:</text:p>
            <text:p text:style-name="P40"/>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40">[source,pascal]</text:p>
            <text:p text:style-name="P40">----</text:p>
            <text:p text:style-name="P40">Writeln('One line.');</text:p>
            <text:p text:style-name="P40">Writeln('Second line.');</text:p>
            <text:p text:style-name="P40">----</text:p>
            <text:p text:style-name="P40"/>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40">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0"/>
          </table:table-cell>
          <table:table-cell table:style-name="Таблица1.B2" office:value-type="string">
            <text:p text:style-name="P69"><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3">консоль присутствует </text:span>всегда (Unix), но <text:span text:style-name="T33">при попытке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40">*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0"/>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0">### Converting to a string</text:p>
            <text:p text:style-name="P40"/>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40">To convert an arbitrary number of arguments to a string (instead of just directly outputting them), you have a couple of options.</text:p>
            <text:p text:style-name="P40"/>
          </table:table-cell>
          <table:table-cell table:style-name="Таблица1.B2" office:value-type="string">
            <text:p text:style-name="P58">To convert an arbitrary number of arguments to a string (instead of just directly outputting them), you have a couple of options.</text:p>
            <text:p text:style-name="P58"/>
          </table:table-cell>
        </table:table-row>
        <table:table-row>
          <table:table-cell table:style-name="Таблица1.A2" office:value-type="string">
            <text:p text:style-name="P40">*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40">** _Advantage_: Absolutely flexible. There are many `XxxToStr` overloaded versions and friends (like `FormatFloat`), covering many types.</text:p>
            <text:p text:style-name="P32">// They give you a lot of flexibility in formatting.</text:p>
            <text:p text:style-name="P40">** _Another advantage_: Consistent with the reverse functions. To convert a string (for example, user input) back to an integer or float, you use `StrToInt`, `StrToFloat` and friends (like `StrToIntDef`).</text:p>
            <text:p text:style-name="P40">** _Disadvantage_: A long concatenation of many `XxxToStr` calls and strings doesn't look nice.</text:p>
            <text:p text:style-name="P32">//For classes, they can override the `TObject.ToString` method.</text:p>
            <text:p text:style-name="P32">//It doesn't have that clean _separation of pattern and arguments_ property of `Format` call.</text:p>
            <text:p text:style-name="P40"/>
          </table:table-cell>
          <table:table-cell table:style-name="Таблица1.B2" office:value-type="string">
            <text:p text:style-name="P58">*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58">** _Advantage_: Absolutely flexible. There are many `XxxToStr` overloaded versions and friends (like `FormatFloat`), covering many types.</text:p>
            <text:p text:style-name="P36">// They give you a lot of flexibility in formatting.</text:p>
            <text:p text:style-name="P58">** _Another advantage_: Consistent with the reverse functions. To convert a string (for example, user input) back to an integer or float, you use `StrToInt`, `StrToFloat` and friends (like `StrToIntDef`).</text:p>
            <text:p text:style-name="P58">** _Disadvantage_: A long concatenation of many `XxxToStr` calls and strings doesn't look nice.</text:p>
            <text:p text:style-name="P36">//For classes, they can override the `TObject.ToString` method.</text:p>
            <text:p text:style-name="P36">//It doesn't have that clean _separation of pattern and arguments_ property of `Format` call.</text:p>
            <text:p text:style-name="P58"/>
          </table:table-cell>
        </table:table-row>
        <table:table-row>
          <table:table-cell table:style-name="Таблица1.A2" office:value-type="string">
            <text:p text:style-name="P40">*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0">** _Advantage_: The separation of _pattern_ string from _arguments_ looks clean. If you need to change the pattern string without touching the arguments (e.g. when translating), you can do it easily.</text:p>
            <text:p text:style-name="P40">**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0">** _Disadvantage_: Compiler does not check whether the pattern matches the arguments. Using a wrong placeholder type will result in an exception at runtime (`EConvertError` exception, not anything nasty like a segmentation fault).</text:p>
            <text:p text:style-name="P32">//Note that, unlike the C `sprintf`, the correctness at runtime can be completely verified (there are no dirty pointer tricks inside</text:p>
            <text:p text:style-name="P40"/>
          </table:table-cell>
          <table:table-cell table:style-name="Таблица1.B2" office:value-type="string">
            <text:p text:style-name="P58">*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58">** _Advantage_: The separation of _pattern_ string from _arguments_ looks clean. If you need to change the pattern string without touching the arguments (e.g. when translating), you can do it easily.</text:p>
            <text:p text:style-name="P58">**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58">** _Disadvantage_: Compiler does not check whether the pattern matches the arguments. Using a wrong placeholder type will result in an exception at runtime (`EConvertError` exception, not anything nasty like a segmentation fault).</text:p>
            <text:p text:style-name="P36">//Note that, unlike the C `sprintf`, the correctness at runtime can be completely verified (there are no dirty pointer tricks inside</text:p>
            <text:p text:style-name="P58"/>
          </table:table-cell>
        </table:table-row>
        <text:soft-page-break/>
        <table:table-row>
          <table:table-cell table:style-name="Таблица1.A2" office:value-type="string">
            <text:p text:style-name="P40">* `WriteStr(TargetString, ...)` routine behaves much like `Write(...)`, except that the result is saved to the `TargetString`.</text:p>
            <text:p text:style-name="P40">** _Advantage_: It supports all the features of `Write`, including the special syntax for formatting like `Pi:1:4`.</text:p>
            <text:p text:style-name="P40">**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0"/>
          </table:table-cell>
          <table:table-cell table:style-name="Таблица1.B2" office:value-type="string">
            <text:p text:style-name="P58">* `WriteStr(TargetString, ...)` routine behaves much like `Write(...)`, except that the result is saved to the `TargetString`.</text:p>
            <text:p text:style-name="P58">** _Advantage_: It supports all the features of `Write`, including the special syntax for formatting like `Pi:1:4`.</text:p>
            <text:p text:style-name="P58">**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58"/>
          </table:table-cell>
        </table:table-row>
        <table:table-row>
          <table:table-cell table:style-name="Таблица1.A2" office:value-type="string">
            <text:p text:style-name="P40">## Units</text:p>
            <text:p text:style-name="P40"/>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40">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0"/>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Сохрани юнит <text:s/>`MyUnit` <text:span text:style-name="T33">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40">[source,pascal]</text:p>
            <text:p text:style-name="P40">----</text:p>
            <text:p text:style-name="P40">include::code-samples/myunit.pas[]</text:p>
            <text:p text:style-name="P40">----</text:p>
            <text:p text:style-name="P40"/>
          </table:table-cell>
          <table:table-cell table:style-name="Таблица1.B2" office:value-type="string">
            <text:p text:style-name="P50">[source,pascal]</text:p>
            <text:p text:style-name="P50">----</text:p>
            <text:p text:style-name="P50">include::code-samples/myunit.pas[]</text:p>
            <text:p text:style-name="P50">----</text:p>
            <text:p text:style-name="P2"/>
          </table:table-cell>
        </table:table-row>
        <table:table-row>
          <table:table-cell table:style-name="Таблица1.A2" office:value-type="string">
            <text:p text:style-name="P40">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0"/>
          </table:table-cell>
          <table:table-cell table:style-name="Таблица1.B2" office:value-type="string">
            <text:p text:style-name="P20">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20"/>
          </table:table-cell>
        </table:table-row>
        <table:table-row>
          <table:table-cell table:style-name="Таблица1.A2" office:value-type="string">
            <text:p text:style-name="P40">A program can use a unit by a `uses` keyword:</text:p>
            <text:p text:style-name="P40"/>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
          </table:table-cell>
        </table:table-row>
        <table:table-row>
          <table:table-cell table:style-name="Таблица1.A2" office:value-type="string">
            <text:p text:style-name="P40">[source,pascal]</text:p>
            <text:p text:style-name="P40">----</text:p>
            <text:p text:style-name="P40"><text:soft-page-break/>include::code-samples/myunit_test.lpr[]</text:p>
            <text:p text:style-name="P40">----</text:p>
            <text:p text:style-name="P40"/>
          </table:table-cell>
          <table:table-cell table:style-name="Таблица1.B2" office:value-type="string">
            <text:p text:style-name="P50">[source,pascal]</text:p>
            <text:p text:style-name="P50">----</text:p>
            <text:p text:style-name="P50"><text:soft-page-break/>include::code-samples/myunit_test.lpr[]</text:p>
            <text:p text:style-name="P50">----</text:p>
            <text:p text:style-name="P2"/>
          </table:table-cell>
        </table:table-row>
        <table:table-row>
          <table:table-cell table:style-name="Таблица1.A2" office:value-type="string">
            <text:p text:style-name="P40">### Units using each other</text:p>
            <text:p text:style-name="P40"/>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40">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0"/>
          </table:table-cell>
          <table:table-cell table:style-name="Таблица1.B2" office:value-type="string">
            <text:p text:style-name="P21"><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7">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0">[source,pascal]</text:p>
            <text:p text:style-name="P40">----</text:p>
            <text:p text:style-name="P40">include::code-samples/anotherunit.pas[]</text:p>
            <text:p text:style-name="P40">----</text:p>
            <text:p text:style-name="P40"/>
          </table:table-cell>
          <table:table-cell table:style-name="Таблица1.B2" office:value-type="string">
            <text:p text:style-name="P50">[source,pascal]</text:p>
            <text:p text:style-name="P50">----</text:p>
            <text:p text:style-name="P50">include::code-samples/anotherunit.pas[]</text:p>
            <text:p text:style-name="P50">----</text:p>
            <text:p text:style-name="P2"/>
          </table:table-cell>
        </table:table-row>
        <table:table-row>
          <table:table-cell table:style-name="Таблица1.A2" office:value-type="string">
            <text:p text:style-name="P40">It is not allowed to have _circular unit dependencies in the interface_. That is, two units cannot use each other in the interface section.</text:p>
            <text:p text:style-name="P32">//that everything must be declared before it's used.</text:p>
            <text:p text:style-name="P40">The reason is that in order to "understand"</text:p>
            <text:p text:style-name="P32">//(e.g. determine the memory layout of all the structures)</text:p>
            <text:p text:style-name="P40">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2">//, but also makes circular dependencies _between units interfaces_ impossible.</text:p>
            <text:p text:style-name="P32">//(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text:soft-page-break/>compilation times.:)</text:p>
            <text:p text:style-name="P40"/>
          </table:table-cell>
          <table:table-cell table:style-name="Таблица1.B2" office:value-type="string">
            <text:p text:style-name="P22"><text:span text:style-name="T38">Запрещено применять</text:span> _<text:span text:style-name="T38">кольцевую взаимозависимость</text:span>_<text:span text:style-name="T38"> в разделе </text:span>interface. <text:span text:style-name="T38"><text:s/>Т.е. два модуля не могут использовать друг друга в разделе </text:span>interface<text:span text:style-name="T38">.</text:span></text:p>
            <text:p text:style-name="P28">//that everything must be declared before it's used.</text:p>
            <text:p text:style-name="P2"><text:span text:style-name="T38">Причина такого ограничения заключается в том, чтобы</text:span> "<text:span text:style-name="T38">понять</text:span>"</text:p>
            <text:p text:style-name="P28">//(e.g. determine the memory layout of all the structures)</text:p>
            <text:p text:style-name="P78">секцию interface модуля, компилятор анализирует и "понимает" все модули, перечисленные в uses в секции interface.</text:p>
            <text:p text:style-name="P59">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8">//, but also makes circular dependencies _between units interfaces_ impossible.</text:p>
            <text:p text:style-name="P28">//(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text:soft-page-break/>constraint now, and enjoy fast compilation times.:)</text:p>
            <text:p text:style-name="P2"/>
          </table:table-cell>
        </table:table-row>
        <table:table-row>
          <table:table-cell table:style-name="Таблица1.A2" office:value-type="string">
            <text:p text:style-name="P40">It is _OK to make a circular dependency between units when at least one "usage" is only in the implementation_. So it's OK for unit `A` to use unit `B` in the interface, and then unit `B` to use unit `A` in the implementation.</text:p>
            <text:p text:style-name="P40"/>
          </table:table-cell>
          <table:table-cell table:style-name="Таблица1.B2" office:value-type="string">
            <text:p text:style-name="P2"><text:span text:style-name="Emphasis"><text:span text:style-name="T39">Вполне возможно</text:span></text:span><text:span text:style-name="Emphasis"> создавать кольцевые зависимости между </text:span><text:span text:style-name="Emphasis"><text:span text:style-name="T39">модулями</text:span></text:span><text:span text:style-name="Emphasis"> когда </text:span><text:span text:style-name="Emphasis"><text:span text:style-name="T39">один из них</text:span></text:span><text:span text:style-name="Emphasis"> "использ</text:span><text:span text:style-name="Emphasis"><text:span text:style-name="T39">уется</text:span></text:span><text:span text:style-name="Emphasis">" только в implementation</text:span>. Поэтому нормально для <text:span text:style-name="T39">`</text:span><text:span text:style-name="Source_20_Text">A</text:span><text:span text:style-name="Source_20_Text"><text:span text:style-name="T39">`</text:span></text:span> использовать <text:span text:style-name="T39">`</text:span><text:span text:style-name="Source_20_Text">B</text:span><text:span text:style-name="Source_20_Text"><text:span text:style-name="T39">`</text:span></text:span> в interface, и затем юнит <text:span text:style-name="T39">`</text:span><text:span text:style-name="Source_20_Text">B</text:span><text:span text:style-name="Source_20_Text"><text:span text:style-name="T39">`</text:span></text:span> <text:span text:style-name="T39">использует</text:span> <text:span text:style-name="T39">`</text:span><text:span text:style-name="Source_20_Text">A</text:span><text:span text:style-name="Source_20_Text"><text:span text:style-name="T39">`</text:span></text:span> в implementation.</text:p>
            <text:p text:style-name="P2"/>
          </table:table-cell>
        </table:table-row>
        <table:table-row>
          <table:table-cell table:style-name="Таблица1.A2" office:value-type="string">
            <text:p text:style-name="P40">### Qualifying identifiers with unit name</text:p>
            <text:p text:style-name="P40"/>
          </table:table-cell>
          <table:table-cell table:style-name="Таблица1.B2" office:value-type="string">
            <text:p text:style-name="P69"><text:span text:style-name="T1">### Определение</text:span> идентификаторов с именем <text:span text:style-name="T39">модуля</text:span></text:p>
            <text:p text:style-name="P2"/>
          </table:table-cell>
        </table:table-row>
        <table:table-row>
          <table:table-cell table:style-name="Таблица1.A2" office:value-type="string">
            <text:p text:style-name="P40">Different units may define the same identifier. To keep the code simple to read and search, you should usually avoid it, but it's not always possible.</text:p>
            <text:p text:style-name="P32">// in some situations (e.g. when you use a third-party library).</text:p>
            <text:p text:style-name="P40">In such cases, the last unit on the `uses` clause "wins", which means that the identifiers it introduces hide the same identifiers introduced by earlier units.</text:p>
            <text:p text:style-name="P40"/>
          </table:table-cell>
          <table:table-cell table:style-name="Таблица1.B2" office:value-type="string">
            <text:p text:style-name="P23">Различные юниты могут определять одинаковые идентификаторы. Чтобы поддерживать код простым для чтения и поиска, обычно<text:span text:style-name="T40"> следует</text:span> избегать <text:span text:style-name="T40">таких совпадений</text:span>,<text:span text:style-name="T40"> </text:span>но это не всегда возможно. В таких случаях, последний <text:span text:style-name="T40">модуль</text:span> в<text:span text:style-name="T40"> списке</text:span> <text:span text:style-name="T40">`</text:span><text:span text:style-name="Source_20_Text">uses</text:span><text:span text:style-name="Source_20_Text"><text:span text:style-name="T40">`</text:span></text:span> "<text:span text:style-name="T40">перетягивает одеяло на себя</text:span>", <text:span text:style-name="T40">т.е. идентификаторы </text:span>определенные <text:span text:style-name="T40">в нём </text:span>скрывают <text:span text:style-name="T40">одноимённые </text:span>идетификаторы вводимые другими <text:span text:style-name="T40">модулями</text:span> ранее.</text:p>
            <text:p text:style-name="P28">// in some situations (e.g. when you use a third-party library).</text:p>
            <text:p text:style-name="P2"/>
          </table:table-cell>
        </table:table-row>
        <table:table-row>
          <table:table-cell table:style-name="Таблица1.A2" office:value-type="string">
            <text:p text:style-name="P40">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0"/>
          </table:table-cell>
          <table:table-cell table:style-name="Таблица1.B2" office:value-type="string">
            <text:p text:style-name="P23"><text:span text:style-name="T40">Возможно</text:span> всегда недвусмысленно определить <text:span text:style-name="T40">модуль</text:span> дающео идентификатор, <text:span text:style-name="T40">используя</text:span> как <text:span text:style-name="T40">`</text:span><text:span text:style-name="Source_20_Text">MyUnit.MyIdentifier</text:span><text:span text:style-name="Source_20_Text"><text:span text:style-name="T40">`</text:span></text:span>. Это обычное решение когда используемый идентификатор из <text:span text:style-name="T40">`</text:span><text:span text:style-name="Source_20_Text">MyUnit</text:span><text:span text:style-name="Source_20_Text"><text:span text:style-name="T40">`</text:span></text:span> скрыт в другом юните. Конечно ты так же <text:span text:style-name="T40">можно</text:span> перестроить порядок юнитов в <text:span text:style-name="T40">списке</text:span> uses, хотя это <text:span text:style-name="T40">может</text:span> действовать на другие объявления, которые ты пытаешься исправить.</text:p>
            <text:p text:style-name="P23"/>
          </table:table-cell>
        </table:table-row>
        <table:table-row>
          <table:table-cell table:style-name="Таблица1.A2" office:value-type="string">
            <text:p text:style-name="P40">[source,pascal]</text:p>
            <text:p text:style-name="P40">----</text:p>
            <text:p text:style-name="P40">{$mode objfpc}{$H+}{$J-}</text:p>
            <text:p text:style-name="P40">program showcolor;</text:p>
            <text:p text:style-name="P40"/>
            <text:p text:style-name="P40">// Both Graphics and GoogleMapsEngine units define TColor type.</text:p>
            <text:p text:style-name="P40">uses Graphics, GoogleMapsEngine;</text:p>
            <text:p text:style-name="P40"/>
            <text:p text:style-name="P40">var</text:p>
            <text:p text:style-name="P40"><text:s text:c="2"/>{ This doesn't work like we want, as TColor ends up</text:p>
            <text:p text:style-name="P40"><text:s text:c="4"/>being defined by GoogleMapsEngine. }</text:p>
            <text:p text:style-name="P40"><text:s text:c="2"/>// Color: TColor;</text:p>
            <text:p text:style-name="P40"><text:s text:c="2"/>{ This works Ok. }</text:p>
            <text:p text:style-name="P40"><text:s text:c="2"/>Color: Graphics.TColor;</text:p>
            <text:p text:style-name="P40">begin</text:p>
            <text:p text:style-name="P40"><text:s text:c="2"/>Color := clYellow;</text:p>
            <text:p text:style-name="P40"><text:s text:c="2"/>Writeln(Red(Color), ' ', Green(Color), ' ', Blue(Color));</text:p>
            <text:p text:style-name="P40">end.</text:p>
            <text:p text:style-name="P40"><text:soft-page-break/>----</text:p>
            <text:p text:style-name="P40"/>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0"> Модули </text:span>Graphics <text:span text:style-name="T40">и</text:span> GoogleMapsEngine <text:span text:style-name="T40">определяют свой тип</text:span> TColor.</text:p>
            <text:p text:style-name="P2">uses Graphics, GoogleMapsEngine;</text:p>
            <text:p text:style-name="P2"/>
            <text:p text:style-name="P2">var</text:p>
            <text:p text:style-name="P2"><text:s text:c="2"/>{ <text:span text:style-name="T40">Это сработает не так, как ожидается, поскольку</text:span> TColor</text:p>
            <text:p text:style-name="P2"><text:s text:c="4"/><text:span text:style-name="T40">определяется последним модулем в списке -</text:span> GoogleMapsEngine. }</text:p>
            <text:p text:style-name="P2"><text:s text:c="2"/>// Color: TColor;</text:p>
            <text:p text:style-name="P2"><text:s text:c="2"/>{ <text:span text:style-name="T40">А так будет правильно</text:span>.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soft-page-break/>----</text:p>
            <text:p text:style-name="P2"/>
          </table:table-cell>
        </table:table-row>
        <table:table-row>
          <table:table-cell table:style-name="Таблица1.A2" office:value-type="string">
            <text:p text:style-name="P40">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0"/>
          </table:table-cell>
          <table:table-cell table:style-name="Таблица1.B2" office:value-type="string">
            <text:p text:style-name="P23">В случае <text:span text:style-name="T40">модулей следует также опмнить</text:span>, что они <text:span text:style-name="T40">могут иметь</text:span> два <text:span text:style-name="T40">списка</text:span> <text:span text:style-name="T35">`</text:span><text:span text:style-name="Source_20_Text">uses</text:span><text:span text:style-name="Source_20_Text"><text:span text:style-name="T35">`</text:span></text:span>: <text:span text:style-name="T40">один</text:span> - в <text:span text:style-name="T40">секции </text:span><text:span text:style-name="T35">`</text:span>interface<text:span text:style-name="T35">`</text:span>, другой - в <text:span text:style-name="T35">`</text:span>implementation<text:span text:style-name="T35">`</text:span>. Правило - <text:span text:style-name="T40">_</text:span><text:span text:style-name="Emphasis">Позднейшие </text:span><text:span text:style-name="Emphasis"><text:span text:style-name="T40">модули</text:span></text:span><text:span text:style-name="Emphasis"> скрывают все что было делают предыдущие </text:span><text:span text:style-name="Emphasis"><text:span text:style-name="T40">модули_</text:span></text:span> и <text:span text:style-name="T40">применяется</text:span> последовательно, что <text:span text:style-name="T40">означает, что</text:span> <text:span text:style-name="T40">_модули</text:span><text:span text:style-name="Emphasis"> использованые в секции implementation</text:span><text:span text:style-name="Emphasis"><text:span text:style-name="T40">_</text:span></text:span> могут скрывать идентификаторы из <text:span text:style-name="T40">_модулей</text:span> <text:span text:style-name="Emphasis">использованных в секции interface</text:span><text:span text:style-name="Emphasis"><text:span text:style-name="T40">_</text:span></text:span>. Тем не менее<text:span text:style-name="T40"> не стоит забывать</text:span>, что <text:span text:style-name="T40">в процессе чтения секции </text:span><text:span text:style-name="Source_20_Text">interface</text:span><text:span text:style-name="Source_20_Text"><text:span text:style-name="T40"> компилятором</text:span></text:span>, только <text:span text:style-name="T40">модули</text:span> использованные в секции interface имеют значение. Это может <text:span text:style-name="T40">сбить с толку</text:span> в ситуаци<text:span text:style-name="T40">ях</text:span>, <text:span text:style-name="T40">когда</text:span> два на вид одинаковых объявления <text:span text:style-name="T40">обрабатываются</text:span> по<text:span text:style-name="T40">-</text:span>разному компилятором:</text:p>
            <text:p text:style-name="P2"/>
          </table:table-cell>
        </table:table-row>
        <table:table-row>
          <table:table-cell table:style-name="Таблица1.A2" office:value-type="string">
            <text:p text:style-name="P40">[source,pascal]</text:p>
            <text:p text:style-name="P40">----</text:p>
            <text:p text:style-name="P40">{$mode objfpc}{$H+}{$J-}</text:p>
            <text:p text:style-name="P40">unit UnitUsingColors;</text:p>
            <text:p text:style-name="P40"/>
            <text:p text:style-name="P40">// INCORRECT example</text:p>
            <text:p text:style-name="P40"/>
            <text:p text:style-name="P40">interface</text:p>
            <text:p text:style-name="P40"/>
            <text:p text:style-name="P40">uses Graphics;</text:p>
            <text:p text:style-name="P40"/>
            <text:p text:style-name="P40">procedure ShowColor(const Color: TColor);</text:p>
            <text:p text:style-name="P40"/>
            <text:p text:style-name="P40">implementation</text:p>
            <text:p text:style-name="P40"/>
            <text:p text:style-name="P40">uses GoogleMapsEngine;</text:p>
            <text:p text:style-name="P40"/>
            <text:p text:style-name="P40">procedure ShowColor(const Color: TColor);</text:p>
            <text:p text:style-name="P40">begin</text:p>
            <text:p text:style-name="P40"><text:s text:c="2"/>// Writeln(ColorToString(Color));</text:p>
            <text:p text:style-name="P40">end;</text:p>
            <text:p text:style-name="P40"/>
            <text:p text:style-name="P40">end.</text:p>
            <text:p text:style-name="P40">----</text:p>
            <text:p text:style-name="P40"/>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0">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text:soft-page-break/>like this:</text:p>
            <text:p text:style-name="P40"/>
          </table:table-cell>
          <table:table-cell table:style-name="Таблица1.B2" office:value-type="string">
            <text:p text:style-name="P24"><text:span text:style-name="T41">Модуль </text:span>`Graphics` (<text:span text:style-name="T41">из набора библиотек</text:span> Lazarus LCL) <text:span text:style-name="T41">определяет тип</text:span> `TColor`.<text:span text:style-name="T41"> </text:span>Но компилятор <text:span text:style-name="T41">указывает на</text:span> ошибку в этом <text:span text:style-name="T41">модуле</text:span>, заявляя что<text:span text:style-name="T41"> заявленная в секции Interface</text:span> <text:span text:style-name="T41">процедура</text:span> <text:span text:style-name="T41">`</text:span><text:span text:style-name="Source_20_Text">ShowColor</text:span><text:span text:style-name="Source_20_Text"><text:span text:style-name="T41">` не описана</text:span></text:span>. Проблема в том, что <text:span text:style-name="T41">модуль</text:span> <text:span text:style-name="T41">`</text:span><text:span text:style-name="Source_20_Text">GoogleMapsEngine</text:span><text:span text:style-name="Source_20_Text"><text:span text:style-name="T41">`</text:span></text:span> так же определяет тип <text:span text:style-name="T41">`</text:span><text:span text:style-name="Source_20_Text">TColor</text:span><text:span text:style-name="Source_20_Text"><text:span text:style-name="T41">`, который </text:span></text:span>используется только в секции <text:span text:style-name="T41">`</text:span><text:span text:style-name="Source_20_Text">implementation</text:span><text:span text:style-name="Source_20_Text"><text:span text:style-name="T41">`</text:span></text:span>, следовательно оно <text:span text:style-name="T41">_</text:span><text:span text:style-name="Emphasis">перекрывает</text:span><text:span text:style-name="Emphasis"><text:span text:style-name="T41">_</text:span></text:span> определение <text:span text:style-name="T41">`</text:span><text:span text:style-name="Source_20_Text">TColor</text:span><text:span text:style-name="Source_20_Text"><text:span text:style-name="T41">`</text:span></text:span> только в<text:span text:style-name="T41"> секции</text:span> implementation. <text:span text:style-name="T41">Т.е. компилятор видит это буквально как</text:span>:</text:p>
            <text:p text:style-name="P24"><text:soft-page-break/></text:p>
            <text:p text:style-name="P2"/>
          </table:table-cell>
        </table:table-row>
        <table:table-row>
          <table:table-cell table:style-name="Таблица1.A2" office:value-type="string">
            <text:p text:style-name="P40">[source,pascal]</text:p>
            <text:p text:style-name="P40">----</text:p>
            <text:p text:style-name="P40">{$mode objfpc}{$H+}{$J-}</text:p>
            <text:p text:style-name="P40">unit UnitUsingColors;</text:p>
            <text:p text:style-name="P40"/>
            <text:p text:style-name="P40">// INCORRECT example.</text:p>
            <text:p text:style-name="P40">// This is what the compiler "sees" when trying to compile previous example</text:p>
            <text:p text:style-name="P40"/>
            <text:p text:style-name="P40">interface</text:p>
            <text:p text:style-name="P40"/>
            <text:p text:style-name="P40">uses Graphics;</text:p>
            <text:p text:style-name="P40"/>
            <text:p text:style-name="P40">procedure ShowColor(const Color: Graphics.TColor);</text:p>
            <text:p text:style-name="P40"/>
            <text:p text:style-name="P40">implementation</text:p>
            <text:p text:style-name="P40"/>
            <text:p text:style-name="P40">uses GoogleMapsEngine;</text:p>
            <text:p text:style-name="P40"/>
            <text:p text:style-name="P40">procedure ShowColor(const Color: GoogleMapsEngine.TColor);</text:p>
            <text:p text:style-name="P40">begin</text:p>
            <text:p text:style-name="P40"><text:s text:c="2"/>// Writeln(ColorToString(Color));</text:p>
            <text:p text:style-name="P40">end;</text:p>
            <text:p text:style-name="P40"/>
            <text:p text:style-name="P40">end.</text:p>
            <text:p text:style-name="P40">----</text:p>
            <text:p text:style-name="P40"/>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span text:style-name="T41">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0">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0"/>
          </table:table-cell>
          <table:table-cell table:style-name="Таблица1.B2" office:value-type="string">
            <text:p text:style-name="P24">Решение в данном случае <text:span text:style-name="T41">- </text:span>тривиальное, <text:span text:style-name="T41">нужно </text:span>просто <text:span text:style-name="T41">изменить</text:span> implementation,<text:span text:style-name="T41"> </text:span>чтобы явно использовать <text:span text:style-name="T41">`</text:span><text:span text:style-name="Source_20_Text">TColor</text:span><text:span text:style-name="Source_20_Text"><text:span text:style-name="T41">`</text:span></text:span> из <text:span text:style-name="T41">модуля</text:span> `Graphics`. <text:span text:style-name="T41">Это также можно исправить, переметив подключение модуля</text:span> `GoogleMapsEngine` <text:span text:style-name="T41">в секцию </text:span><text:span text:style-name="T35">interface</text:span><text:span text:style-name="T36"> до модуля</text:span> `Graphics`<text:span text:style-name="T41">. Впрочем, это может привести к последствиям внутри модуля </text:span>`UnitUsingColors`<text:span text:style-name="T41"> и коснётся всех его определений</text:span>.</text:p>
            <text:p text:style-name="P2"/>
          </table:table-cell>
        </table:table-row>
        <table:table-row>
          <table:table-cell table:style-name="Таблица1.A2" office:value-type="string">
            <text:p text:style-name="P40">[source,pascal]</text:p>
            <text:p text:style-name="P40">----</text:p>
            <text:p text:style-name="P40">{$mode objfpc}{$H+}{$J-}</text:p>
            <text:p text:style-name="P40">unit UnitUsingColors;</text:p>
            <text:p text:style-name="P40"/>
            <text:p text:style-name="P40">interface</text:p>
            <text:p text:style-name="P40"/>
            <text:p text:style-name="P40">uses Graphics;</text:p>
            <text:p text:style-name="P40"/>
            <text:p text:style-name="P40">procedure ShowColor(const Color: TColor);</text:p>
            <text:p text:style-name="P40"/>
            <text:p text:style-name="P40">implementation</text:p>
            <text:p text:style-name="P40"/>
            <text:p text:style-name="P40">uses GoogleMapsEngine;</text:p>
            <text:p text:style-name="P40"/>
            <text:p text:style-name="P40">procedure ShowColor(const Color: Graphics.TColor);</text:p>
            <text:p text:style-name="P40">begin</text:p>
            <text:p text:style-name="P40"><text:s text:c="2"/>// Writeln(ColorToString(Color));</text:p>
            <text:p text:style-name="P40"><text:soft-page-break/>end;</text:p>
            <text:p text:style-name="P40"/>
            <text:p text:style-name="P40">end.</text:p>
            <text:p text:style-name="P40">----</text:p>
            <text:p text:style-name="P40"/>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text:soft-page-break/>end;</text:p>
            <text:p text:style-name="P2"/>
            <text:p text:style-name="P2">end.</text:p>
            <text:p text:style-name="P2">----</text:p>
            <text:p text:style-name="P2"/>
          </table:table-cell>
        </table:table-row>
        <table:table-row>
          <table:table-cell table:style-name="Таблица1.A2" office:value-type="string">
            <text:p text:style-name="P40">### Exposing one unit identifiers from another</text:p>
            <text:p text:style-name="P40"/>
          </table:table-cell>
          <table:table-cell table:style-name="Таблица1.B2" office:value-type="string">
            <text:p text:style-name="P69"><text:span text:style-name="T1">### Использование</text:span> идентификаторов одного <text:span text:style-name="T41">модуля</text:span> в другом</text:p>
            <text:p text:style-name="P2"/>
          </table:table-cell>
        </table:table-row>
        <table:table-row>
          <table:table-cell table:style-name="Таблица1.A2" office:value-type="string">
            <text:p text:style-name="P40">Sometimes you want to take an identifier from one unit, and _expose_ it in a new unit. The end result should be that using the new unit will make the identifier available in the namespace.</text:p>
            <text:p text:style-name="P40"/>
          </table:table-cell>
          <table:table-cell table:style-name="Таблица1.B2" office:value-type="string">
            <text:p text:style-name="P25">Иногда <text:span text:style-name="T43">возникает необходимость</text:span> взять идентификатор из одного <text:span text:style-name="T43">модуля</text:span>, и <text:span text:style-name="T43">_</text:span><text:span text:style-name="Emphasis">использовать</text:span><text:span text:style-name="Emphasis"><text:span text:style-name="T43">_ либо _</text:span></text:span><text:span text:style-name="Emphasis">изменять</text:span><text:span text:style-name="Emphasis"><text:span text:style-name="T43">_</text:span></text:span> его в другом <text:span text:style-name="T43">модуле</text:span>. Результатом должно быть тем, что использование нового <text:span text:style-name="T43">модуля</text:span> делает идентификатор доступным в пространстве <text:span text:style-name="T43">имён.</text:span></text:p>
            <text:p text:style-name="P2"/>
          </table:table-cell>
        </table:table-row>
        <table:table-row>
          <table:table-cell table:style-name="Таблица1.A2" office:value-type="string">
            <text:p text:style-name="P40">Sometimes this is necessary to preserve backward compatibility with previous unit versions. Sometimes it's nice to "hide" an internal unit this way.</text:p>
            <text:p text:style-name="P40"/>
          </table:table-cell>
          <table:table-cell table:style-name="Таблица1.B2" office:value-type="string">
            <text:p text:style-name="P25"><text:span text:style-name="T43">И</text:span>ногда <text:span text:style-name="T43">подобные манипуляции </text:span>необходим<text:span text:style-name="T43">ы</text:span> для сохранения совместимости с предыдущими версиями версиями <text:span text:style-name="T43">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47">This can be done by redefining the identifier in your new unit.</text:p>
            <text:p text:style-name="P47"/>
          </table:table-cell>
          <table:table-cell table:style-name="Таблица1.B2" office:value-type="string">
            <text:p text:style-name="P2">Это может быть осуществлено с помощью переопределения идетификатора в твоем новом юните.</text:p>
            <text:p text:style-name="P2"/>
          </table:table-cell>
        </table:table-row>
        <table:table-row>
          <table:table-cell table:style-name="Таблица1.A2" office:value-type="string">
            <text:p text:style-name="P40">[source,pascal]</text:p>
            <text:p text:style-name="P40">----</text:p>
            <text:p text:style-name="P40">{$mode objfpc}{$H+}{$J-}</text:p>
            <text:p text:style-name="P40">unit MyUnit;</text:p>
            <text:p text:style-name="P40"/>
            <text:p text:style-name="P40">interface</text:p>
            <text:p text:style-name="P40"/>
            <text:p text:style-name="P40">uses Graphics;</text:p>
            <text:p text:style-name="P40"/>
            <text:p text:style-name="P40">type</text:p>
            <text:p text:style-name="P40"><text:s text:c="2"/>{ Expose TColor from Graphics unit as TMyColor. }</text:p>
            <text:p text:style-name="P40"><text:s text:c="2"/>TMyColor = TColor;</text:p>
            <text:p text:style-name="P40"/>
            <text:p text:style-name="P40"><text:s text:c="2"/>{ Alternatively, expose it under the same name.</text:p>
            <text:p text:style-name="P40"><text:s text:c="4"/>Qualify with unit name in this case, otherwise</text:p>
            <text:p text:style-name="P40"><text:s text:c="4"/>we would refer to ourselves with "TColor = TColor" definition. }</text:p>
            <text:p text:style-name="P40"><text:s text:c="2"/>TColor = Graphics.TColor;</text:p>
            <text:p text:style-name="P40"/>
            <text:p text:style-name="P40">const</text:p>
            <text:p text:style-name="P40"><text:s text:c="2"/>{ This works with constants too. }</text:p>
            <text:p text:style-name="P40"><text:s text:c="2"/>clYellow = Graphics.clYellow;</text:p>
            <text:p text:style-name="P40"><text:s text:c="2"/>clBlue = Graphics.clBlue;</text:p>
            <text:p text:style-name="P40"/>
            <text:p text:style-name="P40">implementation</text:p>
            <text:p text:style-name="P40"/>
            <text:p text:style-name="P40">end.</text:p>
            <text:p text:style-name="P40">----</text:p>
            <text:p text:style-name="P40"/>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3">Использовать </text:span>TColor <text:span text:style-name="T43">из модуля</text:span> Graphics <text:span text:style-name="T43">для определения</text:span> TMyColor. }</text:p>
            <text:p text:style-name="P2"><text:s text:c="2"/>TMyColor = TColor;</text:p>
            <text:p text:style-name="P2"/>
            <text:p text:style-name="P2"><text:s text:c="2"/>{ <text:span text:style-name="T43">Как вариант, можно переопределить его под тем же именем</text:span>.</text:p>
            <text:p text:style-name="P2"><text:s text:c="4"/><text:span text:style-name="T43">В таком варианте необходимо будет указать нименование модуля, иначе</text:span></text:p>
            <text:p text:style-name="P2"><text:s text:c="4"/><text:span text:style-name="T43">получится несогласованное определение</text:span> "TColor = TColor". }</text:p>
            <text:p text:style-name="P2"><text:s text:c="2"/>TColor = Graphics.TColor;</text:p>
            <text:p text:style-name="P2"/>
            <text:p text:style-name="P2">const</text:p>
            <text:p text:style-name="P2"><text:s text:c="2"/>{ <text:span text:style-name="T43">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40">Note that this trick cannot be done as easily with global procedures, <text:soft-page-break/>functions and variables. With procedures and functions, you could expose a constant pointer to a procedure in another unit (see &lt;&lt;Callbacks&gt;&gt;), but that looks quite dirty.</text:p>
            <text:p text:style-name="P40"/>
          </table:table-cell>
          <table:table-cell table:style-name="Таблица1.B2" office:value-type="string">
            <text:p text:style-name="P2"><text:span text:style-name="T43">Стоит отметить</text:span>, что данный трюк не <text:span text:style-name="T43">пройдёт</text:span> с глобальными процедурами, <text:soft-page-break/>функциями и <text:span text:style-name="T43">переменными.</text:span> С ними <text:span text:style-name="T43">необходимо</text:span> объявить постоянный указатель на процедуру в другом <text:span text:style-name="T43">модули</text:span> (<text:span text:style-name="T43">см.</text:span> &lt;&lt;<text:span text:style-name="T10">Callbacks</text:span>&gt;&gt;), <text:span text:style-name="T43">но такой код выглядит не совсем чисто</text:span>.</text:p>
            <text:p text:style-name="P2"/>
          </table:table-cell>
        </table:table-row>
        <table:table-row>
          <table:table-cell table:style-name="Таблица1.A2" office:value-type="string">
            <text:p text:style-name="P40">The usual solution is then to create a trivial "wrapper" functions that underneath simply call the functions from the internal unit, passing the parameters and return values around.</text:p>
            <text:p text:style-name="P40"/>
          </table:table-cell>
          <table:table-cell table:style-name="Таблица1.B2" office:value-type="string">
            <text:p text:style-name="P25">Обычным решением является создание тривиальной <text:span text:style-name="T43">"</text:span>функции<text:span text:style-name="T43">-</text:span>обертки", которая под видом простого вызова функции из внешнего <text:span text:style-name="T43">модуля</text:span>, <text:span text:style-name="T43">просто передаёт ему</text:span> параметры и <text:span text:style-name="T43">возвращает </text:span>принимае<text:span text:style-name="T43">мые</text:span> значения обратно.</text:p>
            <text:p text:style-name="P2"/>
          </table:table-cell>
        </table:table-row>
        <table:table-row>
          <table:table-cell table:style-name="Таблица1.A2" office:value-type="string">
            <text:p text:style-name="P40">To make this work with global variables, one can use global (unit-level) properties, see &lt;&lt;Properties&gt;&gt;.</text:p>
            <text:p text:style-name="P40"/>
          </table:table-cell>
          <table:table-cell table:style-name="Таблица1.B2" office:value-type="string">
            <text:p text:style-name="P2">Чтобы проделать тоже с глобальными параметрами <text:span text:style-name="T43">иногда используются</text:span> глобальные<text:span text:style-name="T43"> </text:span>(unit-level) свойства, см<text:span text:style-name="T43">.</text:span> &lt;&lt;<text:span text:style-name="T10">Properties</text:span>&gt;&gt;.</text:p>
            <text:p text:style-name="P2"/>
          </table:table-cell>
        </table:table-row>
        <table:table-row>
          <table:table-cell table:style-name="Таблица1.A2" office:value-type="string">
            <text:p text:style-name="P40">## Classes</text:p>
            <text:p text:style-name="P40"/>
          </table:table-cell>
          <table:table-cell table:style-name="Таблица1.B2" office:value-type="string">
            <text:p text:style-name="P25">## <text:span text:style-name="T43">Классы (</text:span>Classes<text:span text:style-name="T43">)</text:span></text:p>
            <text:p text:style-name="P2"/>
          </table:table-cell>
        </table:table-row>
        <table:table-row>
          <table:table-cell table:style-name="Таблица1.A2" office:value-type="string">
            <text:p text:style-name="P40">### Basics</text:p>
            <text:p text:style-name="P40"/>
          </table:table-cell>
          <table:table-cell table:style-name="Таблица1.B2" office:value-type="string">
            <text:p text:style-name="P2">### <text:span text:style-name="T43">Основы</text:span></text:p>
            <text:p text:style-name="P2"/>
          </table:table-cell>
        </table:table-row>
        <table:table-row>
          <table:table-cell table:style-name="Таблица1.A2" office:value-type="string">
            <text:p text:style-name="P40">We have classes. At the basic level, a class is just a container for</text:p>
            <text:p text:style-name="P40"/>
          </table:table-cell>
          <table:table-cell table:style-name="Таблица1.B2" office:value-type="string">
            <text:p text:style-name="P69"><text:span text:style-name="T43">В Pascal для объектно-ориентированного программирования чаще всего используются классы (classes). </text:span>На базовом уровне класс <text:span text:style-name="T43">просто </text:span>является контейнером для</text:p>
            <text:p text:style-name="P2"/>
          </table:table-cell>
        </table:table-row>
        <table:table-row>
          <table:table-cell table:style-name="Таблица1.A2" office:value-type="string">
            <text:p text:style-name="P41">* _fields_ (which is fancy name for _"a variable inside a class"_),</text:p>
            <text:p text:style-name="P41">* _methods_ (which is fancy name for _"a procedure or function inside a class"_),</text:p>
            <text:p text:style-name="P41">* and _properties_ (which is a fancy syntax for something that looks like a field, but is in fact a pair of methods to _get_ and _set_ something; more in &lt;&lt;Properties&gt;&gt;).</text:p>
            <text:p text:style-name="P41">* Actually, you can put &lt;&lt;More stuff inside classes and nested classes&gt;&gt;, more about this in later section.</text:p>
            <text:p text:style-name="P41"/>
          </table:table-cell>
          <table:table-cell table:style-name="Таблица1.B2" office:value-type="string">
            <text:p text:style-name="P3">* _<text:span text:style-name="T43">поля (field)</text:span>_ (<text:span text:style-name="T43">удобное имя для</text:span> _"<text:span text:style-name="T43">переменной внутри класса</text:span>"_),</text:p>
            <text:p text:style-name="P3">* _<text:span text:style-name="T43">методы (method)</text:span>_ (<text:span text:style-name="T43">удобное имя для</text:span> _"a <text:span text:style-name="T43">процедуры или функции внутри класса</text:span>"_),</text:p>
            <text:p text:style-name="P3">* <text:span text:style-name="T43">и</text:span> _<text:span text:style-name="T43">свойства (property)</text:span>_ (<text:span text:style-name="T43">удобный синтаксис для конструкции подобной полю, однако в действительности являющейся парой методов, используемых для</text:span> _<text:span text:style-name="T43">чтения (</text:span>get<text:span text:style-name="T43">)</text:span>_ <text:span text:style-name="T43">и</text:span> _<text:span text:style-name="T43">записи (</text:span>set<text:span text:style-name="T43">)</text:span>_ <text:span text:style-name="T43">чего-либо</text:span>; <text:span text:style-name="T43">детальнее см.</text:span> &lt;&lt;<text:span text:style-name="T10">Properties</text:span>&gt;&gt;).</text:p>
            <text:p text:style-name="P3">* <text:span text:style-name="T43">Вообще говоря в классах можно разместить</text:span> &lt;&lt;<text:span text:style-name="T10">More stuff inside classes and nested classes</text:span>&gt;&gt;, <text:span text:style-name="T43">но об этом пойдёт речь чуть позже</text:span>.</text:p>
            <text:p text:style-name="P3"/>
          </table:table-cell>
        </table:table-row>
        <table:table-row>
          <table:table-cell table:style-name="Таблица1.A2" office:value-type="string">
            <text:p text:style-name="P64">[source,pascal]</text:p>
            <text:p text:style-name="P64">----</text:p>
            <text:p text:style-name="P64">type</text:p>
            <text:p text:style-name="P64"><text:s text:c="2"/>TMyClass = class</text:p>
            <text:p text:style-name="P64"><text:s text:c="4"/>MyInt: Integer;</text:p>
            <text:p text:style-name="P64"><text:s text:c="4"/>procedure MyMethod;</text:p>
            <text:p text:style-name="P64"><text:s text:c="2"/>end;</text:p>
            <text:p text:style-name="P64"/>
            <text:p text:style-name="P64">procedure TMyClass.MyMethod;</text:p>
            <text:p text:style-name="P64">begin</text:p>
            <text:p text:style-name="P64"><text:s text:c="2"/>Writeln(MyInt + 10);</text:p>
            <text:p text:style-name="P64">end;</text:p>
            <text:p text:style-name="P64">----</text:p>
            <text:p text:style-name="P64"/>
          </table:table-cell>
          <table:table-cell table:style-name="Таблица1.B2" office:value-type="string">
            <text:p text:style-name="P68">[source,pascal]</text:p>
            <text:p text:style-name="P68">----</text:p>
            <text:p text:style-name="P68">type</text:p>
            <text:p text:style-name="P68"><text:s text:c="2"/>TMyClass = class</text:p>
            <text:p text:style-name="P68"><text:s text:c="4"/>MyInt: Integer;</text:p>
            <text:p text:style-name="P68"><text:s text:c="4"/>procedure MyMethod;</text:p>
            <text:p text:style-name="P68"><text:s text:c="2"/>end;</text:p>
            <text:p text:style-name="P68"/>
            <text:p text:style-name="P68">procedure TMyClass.MyMethod;</text:p>
            <text:p text:style-name="P68">begin</text:p>
            <text:p text:style-name="P68"><text:s text:c="2"/>Writeln(MyInt + 10);</text:p>
            <text:p text:style-name="P68">end;</text:p>
            <text:p text:style-name="P68">----</text:p>
            <text:p text:style-name="P68"/>
          </table:table-cell>
        </table:table-row>
        <text:soft-page-break/>
        <table:table-row>
          <table:table-cell table:style-name="Таблица1.A2" office:value-type="string">
            <text:p text:style-name="P41">### Inheritance, is, as</text:p>
            <text:p text:style-name="P41"/>
          </table:table-cell>
          <table:table-cell table:style-name="Таблица1.B2" office:value-type="string">
            <text:p text:style-name="P3">### <text:span text:style-name="T43">Наследование (</text:span>Inheritance<text:span text:style-name="T43">)</text:span>, <text:span text:style-name="T43">проверка (</text:span>is<text:span text:style-name="T43">)</text:span>,<text:span text:style-name="T43"> и приведение типов</text:span> <text:span text:style-name="T43">(</text:span>as<text:span text:style-name="T43">)</text:span></text:p>
            <text:p text:style-name="P3"/>
          </table:table-cell>
        </table:table-row>
        <table:table-row>
          <table:table-cell table:style-name="Таблица1.A2" office:value-type="string">
            <text:p text:style-name="P41">We have inheritance and virtual methods.</text:p>
            <text:p text:style-name="P41"/>
          </table:table-cell>
          <table:table-cell table:style-name="Таблица1.B2" office:value-type="string">
            <text:p text:style-name="P3"><text:span text:style-name="T43">Паскаль поддерживает наследование и виртуальные методы ООП</text:span>.</text:p>
            <text:p text:style-name="P3"/>
          </table:table-cell>
        </table:table-row>
        <table:table-row>
          <table:table-cell table:style-name="Таблица1.A2" office:value-type="string">
            <text:p text:style-name="P41">[source,pascal]</text:p>
            <text:p text:style-name="P41">----</text:p>
            <text:p text:style-name="P41">include::code-samples/inheritance.lpr[]</text:p>
            <text:p text:style-name="P41">----</text:p>
            <text:p text:style-name="P41"/>
          </table:table-cell>
          <table:table-cell table:style-name="Таблица1.B2" office:value-type="string">
            <text:p text:style-name="P51">[source,pascal]</text:p>
            <text:p text:style-name="P51">----</text:p>
            <text:p text:style-name="P51">include::code-samples/inheritance.lpr[]</text:p>
            <text:p text:style-name="P51">----</text:p>
            <text:p text:style-name="P3"/>
          </table:table-cell>
        </table:table-row>
        <table:table-row>
          <table:table-cell table:style-name="Таблица1.A2" office:value-type="string">
            <text:p text:style-name="P41">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1"/>
          </table:table-cell>
          <table:table-cell table:style-name="Таблица1.B2" office:value-type="string">
            <text:p text:style-name="P81"><text:span text:style-name="T44">По умолчанию</text:span> методы <text:span text:style-name="T44">являются виртуальными</text:span>, <text:span text:style-name="T44">чтобы сделать их такими, необходимо использовать специальное ключевое слово</text:span> <text:span text:style-name="T44">`</text:span><text:span text:style-name="Source_20_Text">virtual</text:span><text:span text:style-name="Source_20_Text"><text:span text:style-name="T44">`</text:span></text:span>. Перекрытие<text:span text:style-name="T44"> или замещение виртуального метода</text:span> <text:span text:style-name="T44">осуществляется</text:span> <text:span text:style-name="T44">с помощью ключевого слова</text:span> <text:span text:style-name="T44">`</text:span><text:span text:style-name="Source_20_Text">override</text:span><text:span text:style-name="Source_20_Text"><text:span text:style-name="T44">`</text:span></text:span>, в ином случае будет ошибка. Чтобы скрыть метод без перекрытия<text:span text:style-name="T44"> следу</text:span><text:span text:style-name="T22">ет использовать ключевое слово</text:span><text:span text:style-name="T19"> </text:span><text:span text:style-name="Source_20_Text"><text:span text:style-name="T19">`reintroduce`</text:span></text:span><text:span text:style-name="Source_20_Text"><text:span text:style-name="T22">, однако </text:span></text:span><text:span text:style-name="Source_20_Text"><text:span text:style-name="T19">обычно </text:span></text:span><text:span text:style-name="Source_20_Text"><text:span text:style-name="T22">не стоит так</text:span></text:span><text:span text:style-name="Source_20_Text"><text:span text:style-name="T19"> делать </text:span></text:span><text:span text:style-name="Source_20_Text"><text:span text:style-name="T22">кроме случаев, когда для этого есть особые причины</text:span></text:span><text:span text:style-name="T19">.</text:span></text:p>
            <text:p text:style-name="P3"/>
          </table:table-cell>
        </table:table-row>
        <table:table-row>
          <table:table-cell table:style-name="Таблица1.A2" office:value-type="string">
            <text:p text:style-name="P41">To test the class of an instance at runtime, use the `is` operator. To typecast the instance to a specific class, use the `as` operator.</text:p>
            <text:p text:style-name="P41"/>
          </table:table-cell>
          <table:table-cell table:style-name="Таблица1.B2" office:value-type="string">
            <text:p text:style-name="P3"><text:span text:style-name="T44">Чтобы узнать, является ли класс из семейства классов конкретным его экземпляром можно использовать оператор</text:span> `is`. <text:span text:style-name="T44">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1">[source,pascal]</text:p>
            <text:p text:style-name="P41">----</text:p>
            <text:p text:style-name="P41">include::code-samples/is_as.lpr[]</text:p>
            <text:p text:style-name="P41">----</text:p>
            <text:p text:style-name="P41"/>
          </table:table-cell>
          <table:table-cell table:style-name="Таблица1.B2" office:value-type="string">
            <text:p text:style-name="P51">[source,pascal]</text:p>
            <text:p text:style-name="P51">----</text:p>
            <text:p text:style-name="P51">include::code-samples/is_as.lpr[]</text:p>
            <text:p text:style-name="P51">----</text:p>
            <text:p text:style-name="P51"/>
          </table:table-cell>
        </table:table-row>
        <table:table-row>
          <table:table-cell table:style-name="Таблица1.A2" office:value-type="string">
            <text:p text:style-name="P41">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1"/>
          </table:table-cell>
          <table:table-cell table:style-name="Таблица1.B2" office:value-type="string">
            <text:p text:style-name="P81"><text:span text:style-name="T44">Вместо приведения типа </text:span>`X as TMyClass`, <text:span text:style-name="T44">можно также использовать приведение типа</text:span> _<text:span text:style-name="T44">без проверки</text:span>_ <text:span text:style-name="T44">с помощью выражения типа</text:span> `TMyClass(X)`. <text:span text:style-name="T44">Такой код будет работать чуть-чуть быстрее, но может привести к неопределённому поведению в случае если </text:span><text:s/>`X` <text:span text:style-name="T44">не является наследником</text:span> `TMyClass`. <text:span text:style-name="T44">По этому конструкцию</text:span> `TMyClass(X)`<text:span text:style-name="T44"> лучше не использовать в программе кроме случаев, когда абсолютно очевидно, что здесь не может быть ошибок</text:span>,<text:span text:style-name="T44"> например, если тип класса был проверен с помощью оператора</text:span> `is`:</text:p>
            <text:p text:style-name="P3"/>
          </table:table-cell>
        </table:table-row>
        <table:table-row>
          <table:table-cell table:style-name="Таблица1.A2" office:value-type="string">
            <text:p text:style-name="P41">[source,pascal]</text:p>
            <text:p text:style-name="P41">----</text:p>
            <text:p text:style-name="P41">if A is TMyClass then</text:p>
            <text:p text:style-name="P41"><text:s text:c="2"/>(A as TMyClass).CallSomeMethodOfMyClass;</text:p>
            <text:p text:style-name="P41">// below is marginally faster</text:p>
            <text:p text:style-name="P41">if A is TMyClass then</text:p>
            <text:p text:style-name="P41"><text:s text:c="2"/>TMyClass(A).CallSomeMethodOfMyClass;</text:p>
            <text:p text:style-name="P41"><text:soft-page-break/>----</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text:span text:style-name="T44">вариант ниже - работает незначительно быстрее</text:span></text:p>
            <text:p text:style-name="P3">if A is TMyClass then</text:p>
            <text:p text:style-name="P3"><text:soft-page-break/><text:s text:c="2"/>TMyClass(A).CallSomeMethodOfMyClass;</text:p>
            <text:p text:style-name="P3">----</text:p>
          </table:table-cell>
        </table:table-row>
        <table:table-row>
          <table:table-cell table:style-name="Таблица1.A2" office:value-type="string">
            <text:p text:style-name="P41">### Properties</text:p>
            <text:p text:style-name="P41"/>
          </table:table-cell>
          <table:table-cell table:style-name="Таблица1.B2" office:value-type="string">
            <text:p text:style-name="P3">### <text:span text:style-name="T44">Свойства (</text:span>Properties<text:span text:style-name="T44">)</text:span></text:p>
            <text:p text:style-name="P3"/>
          </table:table-cell>
        </table:table-row>
        <table:table-row>
          <table:table-cell table:style-name="Таблица1.A2" office:value-type="string">
            <text:p text:style-name="P41">Properties are a very nice _"syntax sugar"_ to</text:p>
            <text:p text:style-name="P41"/>
          </table:table-cell>
          <table:table-cell table:style-name="Таблица1.B2" office:value-type="string">
            <text:p text:style-name="P81"><text:span text:style-name="T44">Свойства (</text:span>Properties<text:span text:style-name="T44">)</text:span> <text:span text:style-name="T44">являются</text:span> _"<text:span text:style-name="T44">синтаксическим сахаром</text:span>"<text:span text:style-name="T44">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4">который можно использовать с целью:</text:span></text:p>
            <text:p text:style-name="P3"/>
          </table:table-cell>
        </table:table-row>
        <table:table-row>
          <table:table-cell table:style-name="Таблица1.A2" office:value-type="string">
            <text:p text:style-name="P41">1. Make something that looks like a field (can be read and set) but underneath is realized by calling a _getter_ and _setter_ methods. The typical usage is to perform some side-effect (e.g. redraw the screen) each time some value changes.</text:p>
            <text:p text:style-name="P41">2. Make something that looks like a field, but is read-only. In effect, it's like a constant or a parameter-less function.</text:p>
            <text:p text:style-name="P41"/>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41">[source,pascal]</text:p>
            <text:p text:style-name="P41">----</text:p>
            <text:p text:style-name="P41">type</text:p>
            <text:p text:style-name="P41"><text:s text:c="2"/>TWebPage = class</text:p>
            <text:p text:style-name="P41"><text:s text:c="2"/>private</text:p>
            <text:p text:style-name="P41"><text:s text:c="4"/>FURL: string;</text:p>
            <text:p text:style-name="P41"><text:s text:c="4"/>FColor: TColor;</text:p>
            <text:p text:style-name="P41"><text:s text:c="4"/>function SetColor(const Value: TColor);</text:p>
            <text:p text:style-name="P41"><text:s text:c="2"/>public</text:p>
            <text:p text:style-name="P41"><text:s text:c="4"/>{ No way to set it directly.</text:p>
            <text:p text:style-name="P41"><text:s text:c="6"/>Call the Load method, like Load('http://www.freepascal.org/'),</text:p>
            <text:p text:style-name="P41"><text:s text:c="6"/>to load a page and set this property. }</text:p>
            <text:p text:style-name="P41"><text:s text:c="4"/>property URL: string read FURL;</text:p>
            <text:p text:style-name="P41"><text:s text:c="4"/>procedure Load(const AnURL: string);</text:p>
            <text:p text:style-name="P41"><text:s text:c="4"/>property Color: TColor read FColor write SetColor;</text:p>
            <text:p text:style-name="P41"><text:s text:c="2"/>end;</text:p>
            <text:p text:style-name="P41"/>
            <text:p text:style-name="P41">procedure TWebPage.Load(const AnURL: string);</text:p>
            <text:p text:style-name="P41">begin</text:p>
            <text:p text:style-name="P41"><text:s text:c="2"/>FURL := AnURL;</text:p>
            <text:p text:style-name="P41"><text:s text:c="2"/>NetworkingComponent.LoadWebPage(AnURL);</text:p>
            <text:p text:style-name="P41">end;</text:p>
            <text:p text:style-name="P41"/>
            <text:p text:style-name="P41">function TWebPage.SetColor(const Value: TColor);</text:p>
            <text:p text:style-name="P41">begin</text:p>
            <text:p text:style-name="P41"><text:s text:c="2"/>if FColor &lt;&gt; Value then</text:p>
            <text:p text:style-name="P41"><text:s text:c="2"/>begin</text:p>
            <text:p text:style-name="P41"><text:s text:c="4"/>FColor := Value;</text:p>
            <text:p text:style-name="P41"><text:soft-page-break/><text:s text:c="4"/>// for example, cause some update each time value changes</text:p>
            <text:p text:style-name="P41"><text:s text:c="4"/>Repaint;</text:p>
            <text:p text:style-name="P41"><text:s text:c="4"/>// as another example, make sure that some underlying instance,</text:p>
            <text:p text:style-name="P41"><text:s text:c="4"/>// like a "RenderingComponent" (whatever that is),</text:p>
            <text:p text:style-name="P41"><text:s text:c="4"/>// has a synchronized value of Color.</text:p>
            <text:p text:style-name="P41"><text:s text:c="4"/>RenderingComponent.Color := Value;</text:p>
            <text:p text:style-name="P41"><text:s text:c="2"/>end;</text:p>
            <text:p text:style-name="P41">end;</text:p>
            <text:p text:style-name="P41">----</text:p>
            <text:p text:style-name="P41"/>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oft-page-break/><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3">// { compare with the old value, to shield from making</text:p>
            <text:p text:style-name="P33">// <text:s text:c="2"/>useless assignments to RenderingComponent.Color.</text:p>
            <text:p text:style-name="P33">// <text:s text:c="2"/>This is a common approach to guarantee that setting WebPage.Color</text:p>
            <text:p text:style-name="P33">// <text:s text:c="2"/>many times to the same value will be fast,</text:p>
            <text:p text:style-name="P33">// <text:s text:c="2"/>even if setting RenderingComponent.Color many times to the same value</text:p>
            <text:p text:style-name="P33">// <text:s text:c="2"/>would be slow. }</text:p>
            <text:p text:style-name="P33"/>
          </table:table-cell>
          <table:table-cell table:style-name="Таблица1.B2" office:value-type="string">
            <text:p text:style-name="P31">// { compare with the old value, to shield from making</text:p>
            <text:p text:style-name="P31">// <text:s text:c="2"/>useless assignments to RenderingComponent.Color.</text:p>
            <text:p text:style-name="P31">// <text:s text:c="2"/>This is a common approach to guarantee that setting WebPage.Color</text:p>
            <text:p text:style-name="P31">// <text:s text:c="2"/>many times to the same value will be fast,</text:p>
            <text:p text:style-name="P31">// <text:s text:c="2"/>even if setting RenderingComponent.Color many times to the same value</text:p>
            <text:p text:style-name="P31">// <text:s text:c="2"/>would be slow. }</text:p>
            <text:p text:style-name="P31"/>
          </table:table-cell>
        </table:table-row>
        <table:table-row>
          <table:table-cell table:style-name="Таблица1.A2" office:value-type="string">
            <text:p text:style-name="P41">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1"/>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41">When declaring a property you specify:</text:p>
            <text:p text:style-name="P41"/>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41">. Whether it can be read, and how (by directly reading a field, or by using a "getter" method).</text:p>
            <text:p text:style-name="P41">. And, in a similar manner, <text:s/>whether it can be set, and how (by directly writing to a designated field, or by calling a "setter" method).</text:p>
            <text:p text:style-name="P41"/>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41">The compiler checks that the types and parameters of indicated fields and methods match with the property type. For example, to read an `Integer` property you have to either provide an `Integer` field, or a parameter-less method that returns an `Integer`.</text:p>
            <text:p text:style-name="P41"/>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41">Technically, for the compiler, the "getter" and "setter" methods are just <text:soft-page-break/>normal methods and they can do absolutely anything (including side-effects or randomization). But it's a good convention to design properties to behave more-or-less like fields:</text:p>
            <text:p text:style-name="P41"/>
          </table:table-cell>
          <table:table-cell table:style-name="Таблица1.B2" office:value-type="string">
            <text:p text:style-name="P3">Technically, for the compiler, the "getter" and "setter" methods are just <text:soft-page-break/>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33">// There are some good conventions to follow when creating properties. These are only conventions, the compiler doesn't prevent you from making something weird using properties -- f. But the good</text:p>
            <text:p text:style-name="P33">// They should be somewhat predictable, like fields:</text:p>
            <text:p text:style-name="P33"/>
          </table:table-cell>
          <table:table-cell table:style-name="Таблица1.B2" office:value-type="string">
            <text:p text:style-name="P31">// There are some good conventions to follow when creating properties. These are only conventions, the compiler doesn't prevent you from making something weird using properties -- f. But the good</text:p>
            <text:p text:style-name="P31">// They should be somewhat predictable, like fields:</text:p>
            <text:p text:style-name="P31"/>
          </table:table-cell>
        </table:table-row>
        <table:table-row>
          <table:table-cell table:style-name="Таблица1.A2" office:value-type="string">
            <text:p text:style-name="P41">*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1">+</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41">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1"/>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41">*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1"/>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41">*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1"/>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41">* The _"backing" field of a property is almost always private_, since the idea of a property is to encapsulate all outside access to it.</text:p>
            <text:p text:style-name="P41"><text:soft-page-break/></text:p>
          </table:table-cell>
          <table:table-cell table:style-name="Таблица1.B2" office:value-type="string">
            <text:p text:style-name="P3">* The _"backing" field of a property is almost always private_, since the idea of a property is to encapsulate all outside access to it.</text:p>
            <text:p text:style-name="P3"><text:soft-page-break/></text:p>
          </table:table-cell>
        </table:table-row>
        <table:table-row>
          <table:table-cell table:style-name="Таблица1.A2" office:value-type="string">
            <text:p text:style-name="P41">* It's technically possible to make _set-only properties_, but I have not yet seen a good example of such thing:)</text:p>
            <text:p text:style-name="P41"/>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41">NOTE: Properties can also be defined outside of class, at a unit level. They serve an analogous purpose then: look like a global variable, but are backed by a _getter_ and _setter_ routines.</text:p>
            <text:p text:style-name="P41"/>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41">### Exceptions</text:p>
            <text:p text:style-name="P41"/>
          </table:table-cell>
          <table:table-cell table:style-name="Таблица1.B2" office:value-type="string">
            <text:p text:style-name="P3">### Exceptions</text:p>
            <text:p text:style-name="P3"/>
          </table:table-cell>
        </table:table-row>
        <table:table-row>
          <table:table-cell table:style-name="Таблица1.A2" office:value-type="string">
            <text:p text:style-name="P41">We have exceptions. They can be caught with `try ... except ... end` clauses, and we have finally sections like `try ... finally ... end`.</text:p>
            <text:p text:style-name="P41"/>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41">[source,pascal]</text:p>
            <text:p text:style-name="P41">----</text:p>
            <text:p text:style-name="P41">include::code-samples/exception_finally.lpr[]</text:p>
            <text:p text:style-name="P41">----</text:p>
            <text:p text:style-name="P41"/>
          </table:table-cell>
          <table:table-cell table:style-name="Таблица1.B2" office:value-type="string">
            <text:p text:style-name="P51">[source,pascal]</text:p>
            <text:p text:style-name="P51">----</text:p>
            <text:p text:style-name="P51">include::code-samples/exception_finally.lpr[]</text:p>
            <text:p text:style-name="P51">----</text:p>
            <text:p text:style-name="P51"/>
          </table:table-cell>
        </table:table-row>
        <table:table-row>
          <table:table-cell table:style-name="Таблица1.A2" office:value-type="string">
            <text:p text:style-name="P41">Note that the `finally` clause is executed even if you exit the block using the `Exit` (from function / procedure / method) or `Break` or `Continue` (from loop body).</text:p>
            <text:p text:style-name="P41"/>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41">### Visibility specifiers</text:p>
            <text:p text:style-name="P41"/>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41">As in most object-oriented languages, we have visibility specifiers to hide fields / methods / properties.</text:p>
            <text:p text:style-name="P41"/>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41">The basic visibility levels are:</text:p>
            <text:p text:style-name="P41"/>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41">`public`:: everyone can access it, including the code in other units.</text:p>
            <text:p text:style-name="P41">`private`:: only accessible in this class.</text:p>
            <text:p text:style-name="P41">`protected`:: only accessible in this class and descendants.</text:p>
            <text:p text:style-name="P41"/>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41">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1"/>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ext:soft-page-break/>
        <table:table-row>
          <table:table-cell table:style-name="Таблица1.A2" office:value-type="string">
            <text:p text:style-name="P41">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1"/>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1">Not every field and property type is allowed in the `published` section (not every type can be streamed, and only classes can be streamed from simple fields). Just use `public` if you don't care about streaming but want something available to all users.</text:p>
            <text:p text:style-name="P41"/>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1">### Default ancestor</text:p>
            <text:p text:style-name="P41"/>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1">If you don't declare the ancestor type, every `class` inherits from `TObject`.</text:p>
            <text:p text:style-name="P41"/>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1">## Freeing classes</text:p>
            <text:p text:style-name="P41"/>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1">### Remember to free the class instances</text:p>
            <text:p text:style-name="P41"/>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1">The class instances have to be manually freed, otherwise you get memory leaks. I advice using FPC `-gl -gh` options to detect memory leaks (see http://castle-engine.sourceforge.net/tutorial_optimization.php#section_memory ).</text:p>
            <text:p text:style-name="P41"/>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41">Note that this doesn't concern raised exceptions. Although you do create a class when raising an exception (and it's a perfectly normal class, and you can create your own classes for this purpose too). But this class instance is freed automatically.</text:p>
            <text:p text:style-name="P41"/>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1">### How to free</text:p>
            <text:p text:style-name="P41"/>
          </table:table-cell>
          <table:table-cell table:style-name="Таблица1.B2" office:value-type="string">
            <text:p text:style-name="P3">### How to free</text:p>
            <text:p text:style-name="P3"/>
          </table:table-cell>
        </table:table-row>
        <table:table-row>
          <table:table-cell table:style-name="Таблица1.A2" office:value-type="string">
            <text:p text:style-name="P41">To free the class instance, it's best to call `FreeAndNil(A)` on your class instance. It checks whether `A` is `nil`, if not -- calls it's destructor, and sets `A` to `nil`. So calling it many times in a row is not an error.</text:p>
            <text:p text:style-name="P41"/>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41">It is more-or-less a shortcut for</text:p>
            <text:p text:style-name="P41"><text:soft-page-break/></text:p>
          </table:table-cell>
          <table:table-cell table:style-name="Таблица1.B2" office:value-type="string">
            <text:p text:style-name="P3">It is more-or-less a shortcut for</text:p>
            <text:p text:style-name="P3"><text:soft-page-break/></text:p>
          </table:table-cell>
        </table:table-row>
        <table:table-row>
          <table:table-cell table:style-name="Таблица1.A2" office:value-type="string">
            <text:p text:style-name="P41">[source,pascal]</text:p>
            <text:p text:style-name="P41">----</text:p>
            <text:p text:style-name="P41">if A &lt;&gt; nil then</text:p>
            <text:p text:style-name="P41">begin</text:p>
            <text:p text:style-name="P41"><text:s text:c="2"/>A.Destroy;</text:p>
            <text:p text:style-name="P41"><text:s text:c="2"/>A := nil;</text:p>
            <text:p text:style-name="P41">end;</text:p>
            <text:p text:style-name="P41">----</text:p>
            <text:p text:style-name="P41"/>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1">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1"/>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41">Often you will also see people using the `A.Free` method, which is like doing</text:p>
            <text:p text:style-name="P41"/>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1">[source,pascal]</text:p>
            <text:p text:style-name="P41">----</text:p>
            <text:p text:style-name="P41">if A &lt;&gt; nil then</text:p>
            <text:p text:style-name="P41"><text:s text:c="2"/>A.Destroy;</text:p>
            <text:p text:style-name="P41">----</text:p>
            <text:p text:style-name="P41"/>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1">This frees the `A`, unless it's `nil`.</text:p>
            <text:p text:style-name="P41"/>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1">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1"/>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1">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1"/>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41">### Manual and automatic freeing</text:p>
            <text:p text:style-name="P41"/>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1">In many situations, the need to free the instance is not much problem. You <text:soft-page-break/>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1"/>
          </table:table-cell>
          <table:table-cell table:style-name="Таблица1.B2" office:value-type="string">
            <text:p text:style-name="P3">In many situations, the need to free the instance is not much problem. You <text:soft-page-break/>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1">So, like this:</text:p>
            <text:p text:style-name="P41"/>
          </table:table-cell>
          <table:table-cell table:style-name="Таблица1.B2" office:value-type="string">
            <text:p text:style-name="P3">So, like this:</text:p>
            <text:p text:style-name="P3"/>
          </table:table-cell>
        </table:table-row>
        <table:table-row>
          <table:table-cell table:style-name="Таблица1.A2" office:value-type="string">
            <text:p text:style-name="P41">[source,pascal]</text:p>
            <text:p text:style-name="P41">----</text:p>
            <text:p text:style-name="P41">uses SysUtils;</text:p>
            <text:p text:style-name="P41"/>
            <text:p text:style-name="P41">type</text:p>
            <text:p text:style-name="P41"><text:s text:c="2"/>TGun = class</text:p>
            <text:p text:style-name="P41"><text:s text:c="2"/>end;</text:p>
            <text:p text:style-name="P41"/>
            <text:p text:style-name="P41"><text:s text:c="2"/>TPlayer = class</text:p>
            <text:p text:style-name="P41"><text:s text:c="4"/>Gun1, Gun2: TGun;</text:p>
            <text:p text:style-name="P41"><text:s text:c="4"/>constructor Create;</text:p>
            <text:p text:style-name="P41"><text:s text:c="4"/>destructor Destroy; override;</text:p>
            <text:p text:style-name="P41"><text:s text:c="2"/>end;</text:p>
            <text:p text:style-name="P41"/>
            <text:p text:style-name="P41">constructor TPlayer.Create;</text:p>
            <text:p text:style-name="P41">begin</text:p>
            <text:p text:style-name="P41"><text:s text:c="2"/>inherited;</text:p>
            <text:p text:style-name="P41"><text:s text:c="2"/>Gun1 := TGun.Create;</text:p>
            <text:p text:style-name="P41"><text:s text:c="2"/>Gun2 := TGun.Create;</text:p>
            <text:p text:style-name="P41">end;</text:p>
            <text:p text:style-name="P41"/>
            <text:p text:style-name="P41">destructor TPlayer.Destroy;</text:p>
            <text:p text:style-name="P41">begin</text:p>
            <text:p text:style-name="P41"><text:s text:c="2"/>FreeAndNil(Gun1);</text:p>
            <text:p text:style-name="P41"><text:s text:c="2"/>FreeAndNil(Gun2);</text:p>
            <text:p text:style-name="P41"><text:s text:c="2"/>inherited;</text:p>
            <text:p text:style-name="P41">end;</text:p>
            <text:p text:style-name="P41">----</text:p>
            <text:p text:style-name="P41"/>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1">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1"/>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1">[source,pascal]</text:p>
            <text:p text:style-name="P41">----</text:p>
            <text:p text:style-name="P41">uses SysUtils, Classes;</text:p>
            <text:p text:style-name="P41"/>
            <text:p text:style-name="P41">type</text:p>
            <text:p text:style-name="P41"><text:s text:c="2"/>TGun = class(TComponent)</text:p>
            <text:p text:style-name="P41"><text:s text:c="2"/>end;</text:p>
            <text:p text:style-name="P41"><text:soft-page-break/></text:p>
            <text:p text:style-name="P41"><text:s text:c="2"/>TPlayer = class(TComponent)</text:p>
            <text:p text:style-name="P41"><text:s text:c="4"/>Gun1, Gun2: TGun;</text:p>
            <text:p text:style-name="P41"><text:s text:c="4"/>constructor Create(AOwner: TComponent); override;</text:p>
            <text:p text:style-name="P41"><text:s text:c="2"/>end;</text:p>
            <text:p text:style-name="P41"/>
            <text:p text:style-name="P41">constructor TPlayer.Create(AOwner: TComponent);</text:p>
            <text:p text:style-name="P41">begin</text:p>
            <text:p text:style-name="P41"><text:s text:c="2"/>inherited;</text:p>
            <text:p text:style-name="P41"><text:s text:c="2"/>Gun1 := TGun.Create(Self);</text:p>
            <text:p text:style-name="P41"><text:s text:c="2"/>Gun2 := TGun.Create(Self);</text:p>
            <text:p text:style-name="P41">end;</text:p>
            <text:p text:style-name="P41">----</text:p>
            <text:p text:style-name="P41"/>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text:soft-page-break/></text:p>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1">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1"/>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1">Another mechanism for automatic freeing is the `OwnsObjects` functionality (by default already `true`!) of list-classes like `TFPGObjectList` or `TObjectList`. So we can also write:</text:p>
            <text:p text:style-name="P41"/>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1">[source,pascal]</text:p>
            <text:p text:style-name="P41">----</text:p>
            <text:p text:style-name="P41">uses SysUtils, Classes, FGL;</text:p>
            <text:p text:style-name="P41"/>
            <text:p text:style-name="P41">type</text:p>
            <text:p text:style-name="P41"><text:s text:c="2"/>TGun = class</text:p>
            <text:p text:style-name="P41"><text:s text:c="2"/>end;</text:p>
            <text:p text:style-name="P41"/>
            <text:p text:style-name="P41"><text:s text:c="2"/>TGunList = specialize TFPGObjectList&lt;TGun&gt;;</text:p>
            <text:p text:style-name="P41"/>
            <text:p text:style-name="P41"><text:s text:c="2"/>TPlayer = class</text:p>
            <text:p text:style-name="P41"><text:s text:c="4"/>Guns: TGunList;</text:p>
            <text:p text:style-name="P41"><text:s text:c="4"/>Gun1, Gun2: TGun;</text:p>
            <text:p text:style-name="P41"><text:s text:c="4"/>constructor Create;</text:p>
            <text:p text:style-name="P41"><text:s text:c="4"/>destructor Destroy; override;</text:p>
            <text:p text:style-name="P41"><text:s text:c="2"/>end;</text:p>
            <text:p text:style-name="P41"/>
            <text:p text:style-name="P41">constructor TPlayer.Create;</text:p>
            <text:p text:style-name="P41">begin</text:p>
            <text:p text:style-name="P41"><text:s text:c="2"/>inherited;</text:p>
            <text:p text:style-name="P41"><text:s text:c="2"/>// Actually, the parameter true (OwnsObjects) is already the default</text:p>
            <text:p text:style-name="P41"><text:s text:c="2"/>Guns := TGunList.Create(true);</text:p>
            <text:p text:style-name="P41"><text:s text:c="2"/>Gun1 := TGun.Create(Self);</text:p>
            <text:p text:style-name="P41"><text:s text:c="2"/>Guns.Add(Gun1);</text:p>
            <text:p text:style-name="P41"><text:s text:c="2"/>Gun2 := TGun.Create(Self);</text:p>
            <text:p text:style-name="P41"><text:s text:c="2"/>Guns.Add(Gun2);</text:p>
            <text:p text:style-name="P41">end;</text:p>
            <text:p text:style-name="P41"><text:soft-page-break/></text:p>
            <text:p text:style-name="P41">destructor TPlayer.Destroy;</text:p>
            <text:p text:style-name="P41">begin</text:p>
            <text:p text:style-name="P41"><text:s text:c="2"/>{ We have to take care to free the list.</text:p>
            <text:p text:style-name="P41"><text:s text:c="4"/>It will automatically free it's contents. }</text:p>
            <text:p text:style-name="P41"><text:s text:c="2"/>FreeAndNil(Guns);</text:p>
            <text:p text:style-name="P41"/>
            <text:p text:style-name="P41"><text:s text:c="2"/>{ No need to free the Gun1, Gun2 anymore. It's a nice habit to set to "nil"</text:p>
            <text:p text:style-name="P41"><text:s text:c="4"/>their references now, as we know they are freed. In this simple class,</text:p>
            <text:p text:style-name="P41"><text:s text:c="4"/>with so simple destructor, it's obvious that they cannot be accessed</text:p>
            <text:p text:style-name="P41"><text:s text:c="4"/>anymore -- but doing this pays off in case of larger and more complicated</text:p>
            <text:p text:style-name="P41"><text:s text:c="4"/>destructors.</text:p>
            <text:p text:style-name="P41"/>
            <text:p text:style-name="P41"><text:s text:c="4"/>Alternatively, we could avoid declaring Gun1 and Gun2,</text:p>
            <text:p text:style-name="P41"><text:s text:c="4"/>and instead use Guns[0] and Guns[1] in own code.</text:p>
            <text:p text:style-name="P41"><text:s text:c="4"/>Or create a method like Gun1 that returns Guns[0]. }</text:p>
            <text:p text:style-name="P41"><text:s text:c="2"/>Gun1 := nil;</text:p>
            <text:p text:style-name="P41"><text:s text:c="2"/>Gun2 := nil;</text:p>
            <text:p text:style-name="P41"><text:s text:c="2"/>inherited;</text:p>
            <text:p text:style-name="P41">end;</text:p>
            <text:p text:style-name="P41">----</text:p>
            <text:p text:style-name="P41"/>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text:soft-page-break/></text:p>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1">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1"/>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1">*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1"/>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1">### Free notification</text:p>
            <text:p text:style-name="P41"/>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1">If you copy a reference to the instance, such that you have two references to the same memory, and then one of them is freed -- the other one becomes a _"dangling pointer"_. It should not be accessed, as it points to <text:soft-page-break/>a memory that is no longer allocated. Accessing it may result in a runtime error, or garbage being returned (as the memory may be reused for other stuff in your program).</text:p>
            <text:p text:style-name="P41"/>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text:soft-page-break/>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1">Using the `FreeAndNil` to free the instance doesn't help here. `FreeAndNil` sets to `nil` only the reference it got -- there's no way for it to set all other references. Consider this code:</text:p>
            <text:p text:style-name="P41"/>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1">[source,pascal]</text:p>
            <text:p text:style-name="P41">----</text:p>
            <text:p text:style-name="P41">var</text:p>
            <text:p text:style-name="P41"><text:s text:c="2"/>O1, O2: TObject;</text:p>
            <text:p text:style-name="P41">begin</text:p>
            <text:p text:style-name="P41"><text:s text:c="2"/>O1 := TObject.Create;</text:p>
            <text:p text:style-name="P41"><text:s text:c="2"/>O2 := O1;</text:p>
            <text:p text:style-name="P41"><text:s text:c="2"/>FreeAndNil(O1);</text:p>
            <text:p text:style-name="P41"/>
            <text:p text:style-name="P41"><text:s text:c="2"/>// what happens if we access O1 or O2 here?</text:p>
            <text:p text:style-name="P41">end;</text:p>
            <text:p text:style-name="P41">----</text:p>
            <text:p text:style-name="P41"/>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1">1. At the end of this block, the `O1` is `nil`. If some code has to access it, it can reliably use `if O1 &lt;&gt; nil ...` to avoid calling methods on a freed instance, like</text:p>
            <text:p text:style-name="P41">+</text:p>
            <text:p text:style-name="P41"/>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1">[source,pascal]</text:p>
            <text:p text:style-name="P41">----</text:p>
            <text:p text:style-name="P41">if O1 &lt;&gt; nil then</text:p>
            <text:p text:style-name="P41"><text:s text:c="2"/>Writeln(O1.ClassName);</text:p>
            <text:p text:style-name="P41">----</text:p>
            <text:p text:style-name="P41">+</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1">Trying to access a field of a `nil` instance results in a predictable exception at runtime. So even if some code will not check `O1 &lt;&gt; nil`, and will blindly access `O1` field, you will get a clear exception at runtime.</text:p>
            <text:p text:style-name="P41">+</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1">Some goes for calling a virtual method, or calling a non-virtual method that accessed a field of a nil instance.</text:p>
            <text:p text:style-name="P41"/>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1">2. With `O2`, things are less predictable. It's not `nil`, but it's invalid. Trying to access a field of a non-nil invalid instance</text:p>
            <text:p text:style-name="P41"/>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3">//(or call a method that accessed a field of such instance)</text:p>
            <text:p text:style-name="P33">results in an unpredictable behavior -- <text:soft-page-break/>maybe an access violation exception, maybe a garbage data returned.</text:p>
            <text:p text:style-name="P33"/>
          </table:table-cell>
          <table:table-cell table:style-name="Таблица1.B2" office:value-type="string">
            <text:p text:style-name="P31">//(or call a method that accessed a field of such instance)</text:p>
            <text:p text:style-name="P31">results in an unpredictable behavior -- <text:soft-page-break/>maybe an access violation exception, maybe a garbage data returned.</text:p>
            <text:p text:style-name="P31"/>
          </table:table-cell>
        </table:table-row>
        <table:table-row>
          <table:table-cell table:style-name="Таблица1.A2" office:value-type="string">
            <text:p text:style-name="P41">There are various solutions to it:</text:p>
            <text:p text:style-name="P41"/>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1">*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1"/>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1">* In the above example, right after freeing the `O1` instance, you can simply set the `O2` variable explicitly to `nil`. That's trivial in this simple case.</text:p>
            <text:p text:style-name="P41"/>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1">* The most future-proof solution is to use `TComponent` class "free notification" mechanism. One component can be notified when another component is freed, and thus set it's reference to `nil`.</text:p>
            <text:p text:style-name="P41">+</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1">Thus you get something like a _weak reference_. It can cope with various usage scenarios, for example you can let the code from outside of the class to set your reference, and the outside code can also free the instance at anytime.</text:p>
            <text:p text:style-name="P41">+</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1">This requires both classes to descend from `TComponent`. Using it in general boils down to calling `FreeNotification` , `RemoveFreeNotification`, and overriding `Notification`.</text:p>
            <text:p text:style-name="P41">+</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1">Here's a complete example, showing how to use this mechanism, together with constructor / destructor and a setter property. Sometimes it can be done simpler, but this is the full-blown version that is always correct:)</text:p>
            <text:p text:style-name="P41">+</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1">[source,pascal]</text:p>
            <text:p text:style-name="P41">----</text:p>
            <text:p text:style-name="P41">type</text:p>
            <text:p text:style-name="P41"><text:s text:c="2"/>TControl = class(TComponent)</text:p>
            <text:p text:style-name="P41"><text:soft-page-break/><text:s text:c="2"/>end;</text:p>
            <text:p text:style-name="P41"/>
            <text:p text:style-name="P41"><text:s text:c="2"/>TContainer = class(TComponent)</text:p>
            <text:p text:style-name="P41"><text:s text:c="2"/>private</text:p>
            <text:p text:style-name="P41"><text:s text:c="4"/>FSomeSpecialControl: TControl;</text:p>
            <text:p text:style-name="P41"><text:s text:c="4"/>procedure SetSomeSpecialControl(const Value: TControl);</text:p>
            <text:p text:style-name="P41"><text:s text:c="2"/>protected</text:p>
            <text:p text:style-name="P41"><text:s text:c="4"/>procedure Notification(AComponent: TComponent; Operation: TOperation); override;</text:p>
            <text:p text:style-name="P41"><text:s text:c="2"/>public</text:p>
            <text:p text:style-name="P41"><text:s text:c="4"/>destructor Destroy; override;</text:p>
            <text:p text:style-name="P41"><text:s text:c="4"/>property SomeSpecialControl: TControl</text:p>
            <text:p text:style-name="P41"><text:s text:c="6"/>read FSomeSpecialControl write SetSomeSpecialControl;</text:p>
            <text:p text:style-name="P41"><text:s text:c="2"/>end;</text:p>
            <text:p text:style-name="P41"/>
            <text:p text:style-name="P41">implementation</text:p>
            <text:p text:style-name="P41"/>
            <text:p text:style-name="P41">procedure TContainer.Notification(AComponent: TComponent; Operation: TOperation);</text:p>
            <text:p text:style-name="P41">begin</text:p>
            <text:p text:style-name="P41"><text:s text:c="2"/>inherited;</text:p>
            <text:p text:style-name="P41"><text:s text:c="2"/>if (Operation = opRemove) and (AComponent = FSomeSpecialControl) then</text:p>
            <text:p text:style-name="P41"><text:s text:c="4"/>{ set to nil by SetSomeSpecialControl to clean nicely }</text:p>
            <text:p text:style-name="P41"><text:s text:c="4"/>SomeSpecialControl := nil;</text:p>
            <text:p text:style-name="P41">end;</text:p>
            <text:p text:style-name="P41"/>
            <text:p text:style-name="P41">procedure TContainer.SetSomeSpecialControl(const Value: TControl);</text:p>
            <text:p text:style-name="P41">begin</text:p>
            <text:p text:style-name="P41"><text:s text:c="2"/>if FSomeSpecialControl &lt;&gt; Value then</text:p>
            <text:p text:style-name="P41"><text:s text:c="2"/>begin</text:p>
            <text:p text:style-name="P41"><text:s text:c="4"/>if FSomeSpecialControl &lt;&gt; nil then</text:p>
            <text:p text:style-name="P41"><text:s text:c="6"/>FSomeSpecialControl.RemoveFreeNotification(Self);</text:p>
            <text:p text:style-name="P41"><text:s text:c="4"/>FSomeSpecialControl := Value;</text:p>
            <text:p text:style-name="P41"><text:s text:c="4"/>if FSomeSpecialControl &lt;&gt; nil then</text:p>
            <text:p text:style-name="P41"><text:s text:c="6"/>FSomeSpecialControl.FreeNotification(Self);</text:p>
            <text:p text:style-name="P41"><text:s text:c="2"/>end;</text:p>
            <text:p text:style-name="P41">end;</text:p>
            <text:p text:style-name="P41"/>
            <text:p text:style-name="P41">destructor TContainer.Destroy;</text:p>
            <text:p text:style-name="P41">begin</text:p>
            <text:p text:style-name="P41"><text:s text:c="2"/>{ set to nil by SetSomeSpecialControl, to detach free notification }</text:p>
            <text:p text:style-name="P41"><text:s text:c="2"/>SomeSpecialControl := nil;</text:p>
            <text:p text:style-name="P41"><text:s text:c="2"/>inherited;</text:p>
            <text:p text:style-name="P41">end;</text:p>
            <text:p text:style-name="P41">----</text:p>
            <text:p text:style-name="P41"/>
          </table:table-cell>
          <table:table-cell table:style-name="Таблица1.B2" office:value-type="string">
            <text:p text:style-name="P3">[source,pascal]</text:p>
            <text:p text:style-name="P3">----</text:p>
            <text:p text:style-name="P3">type</text:p>
            <text:p text:style-name="P3"><text:s text:c="2"/>TControl = class(TComponent)</text:p>
            <text:p text:style-name="P3"><text:soft-page-break/><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42">## Run-time library</text:p>
            <text:p text:style-name="P42"><text:soft-page-break/></text:p>
          </table:table-cell>
          <table:table-cell table:style-name="Таблица1.B2" office:value-type="string">
            <text:p text:style-name="P4">## Run-time library</text:p>
            <text:p text:style-name="P4"><text:soft-page-break/></text:p>
          </table:table-cell>
        </table:table-row>
        <table:table-row>
          <table:table-cell table:style-name="Таблица1.A2" office:value-type="string">
            <text:p text:style-name="P42">### Input/output using streams</text:p>
            <text:p text:style-name="P42"/>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2">Modern programs should use `TStream` class and it's many descendants to do input / output. It has many useful descendants, like `TFileStream`, `TMemoryStream`, `TStringStream`.</text:p>
            <text:p text:style-name="P42"/>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2">[source,pascal]</text:p>
            <text:p text:style-name="P42">----</text:p>
            <text:p text:style-name="P42">include::code-samples/file_stream.lpr[]</text:p>
            <text:p text:style-name="P42">----</text:p>
            <text:p text:style-name="P42"/>
          </table:table-cell>
          <table:table-cell table:style-name="Таблица1.B2" office:value-type="string">
            <text:p text:style-name="P52">[source,pascal]</text:p>
            <text:p text:style-name="P52">----</text:p>
            <text:p text:style-name="P52">include::code-samples/file_stream.lpr[]</text:p>
            <text:p text:style-name="P52">----</text:p>
            <text:p text:style-name="P4"/>
          </table:table-cell>
        </table:table-row>
        <table:table-row>
          <table:table-cell table:style-name="Таблица1.A2" office:value-type="string">
            <text:p text:style-name="P42">*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2"/>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2">[source,pascal]</text:p>
            <text:p text:style-name="P42">----</text:p>
            <text:p text:style-name="P42">EnableNetwork := true;</text:p>
            <text:p text:style-name="P42">S := Download('http://castle-engine.sourceforge.net');</text:p>
            <text:p text:style-name="P42">----</text:p>
            <text:p text:style-name="P42"/>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2">[source,pascal]</text:p>
            <text:p text:style-name="P42">----</text:p>
            <text:p text:style-name="P42">S := Download('file:///home/michalis/my_binary_file.data');</text:p>
            <text:p text:style-name="P42">----</text:p>
            <text:p text:style-name="P42"/>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2">[source,pascal]</text:p>
            <text:p text:style-name="P42">----</text:p>
            <text:p text:style-name="P42">S := Download(ApplicationData('gui/my_image.png'));</text:p>
            <text:p text:style-name="P42">----</text:p>
            <text:p text:style-name="P42"/>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2">To read text files, I advice using `TTextReader` class from `CastleClassUtils`. It provides a line-oriented API, and wraps a `TStream` inside. The `TTextReader` constructor can take a ready URL, or you can pass there your custom `TStream` source.</text:p>
            <text:p text:style-name="P42"/>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42">[source,pascal]</text:p>
            <text:p text:style-name="P42">----</text:p>
            <text:p text:style-name="P42">Text := TTextReader.Create(ApplicationData('my_data.txt'));</text:p>
            <text:p text:style-name="P42">while not Text.Eof do</text:p>
            <text:p text:style-name="P42"><text:soft-page-break/><text:s text:c="2"/>WritelnLog('NextLine', Text.ReadLine);</text:p>
            <text:p text:style-name="P42">----</text:p>
            <text:p text:style-name="P42"/>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oft-page-break/><text:s text:c="2"/>WritelnLog('NextLine', Text.ReadLine);</text:p>
            <text:p text:style-name="P4">----</text:p>
            <text:p text:style-name="P4"/>
          </table:table-cell>
        </table:table-row>
        <table:table-row>
          <table:table-cell table:style-name="Таблица1.A2" office:value-type="string">
            <text:p text:style-name="P42">### Lists</text:p>
            <text:p text:style-name="P42"/>
          </table:table-cell>
          <table:table-cell table:style-name="Таблица1.B2" office:value-type="string">
            <text:p text:style-name="P4">### Lists</text:p>
            <text:p text:style-name="P4"/>
          </table:table-cell>
        </table:table-row>
        <table:table-row>
          <table:table-cell table:style-name="Таблица1.A2" office:value-type="string">
            <text:p text:style-name="P42">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2"/>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42">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2"/>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2">### Cloning: TPersistent.Assign</text:p>
            <text:p text:style-name="P42"/>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2">To allow copying a class instance, the standard approach is to derive your class from `TPersistent`, and override it's `Assign` method. There is no magic copying here, you need to implement the `Assign` to actually copy the fields you want.</text:p>
            <text:p text:style-name="P42"/>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2">You should carefully implement the `Assign` method, to copy from a class that may be a descendant of the current class.</text:p>
            <text:p text:style-name="P42"/>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2">[source,pascal]</text:p>
            <text:p text:style-name="P42">----</text:p>
            <text:p text:style-name="P42">include::code-samples/persistent.lpr[]</text:p>
            <text:p text:style-name="P42">----</text:p>
            <text:p text:style-name="P42"/>
          </table:table-cell>
          <table:table-cell table:style-name="Таблица1.B2" office:value-type="string">
            <text:p text:style-name="P52">[source,pascal]</text:p>
            <text:p text:style-name="P52">----</text:p>
            <text:p text:style-name="P52">include::code-samples/persistent.lpr[]</text:p>
            <text:p text:style-name="P52">----</text:p>
            <text:p text:style-name="P4"/>
          </table:table-cell>
        </table:table-row>
        <table:table-row>
          <table:table-cell table:style-name="Таблица1.A2" office:value-type="string">
            <text:p text:style-name="P42">Sometimes it's more comfortable to alternatively override the `AssignTo` method in the source class, instead of overriding the `Assign` method in the target class.</text:p>
            <text:p text:style-name="P42"/>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42">Be careful when calling `inherited` in <text:soft-page-break/>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2"/>
          </table:table-cell>
          <table:table-cell table:style-name="Таблица1.B2" office:value-type="string">
            <text:p text:style-name="P4">Be careful when calling `inherited` in <text:soft-page-break/>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2">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2"/>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2">## Various language features</text:p>
            <text:p text:style-name="P42"/>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2">### Local (nested) routines</text:p>
            <text:p text:style-name="P42"/>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2">Inside a larger _routine_ (function, procedure, method) you can define a helper routine.</text:p>
            <text:p text:style-name="P42"/>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4">//It has all the flexibility of a normal routine, it's just not</text:p>
            <text:p text:style-name="P34">//This is quite powerful feature that allows you to _easily_ split a long routine into many smaller ones.</text:p>
            <text:p text:style-name="P34"/>
          </table:table-cell>
          <table:table-cell table:style-name="Таблица1.B2" office:value-type="string">
            <text:p text:style-name="P29">//It has all the flexibility of a normal routine, it's just not</text:p>
            <text:p text:style-name="P29">//This is quite powerful feature that allows you to _easily_ split a long routine into many smaller ones.</text:p>
            <text:p text:style-name="P29"/>
          </table:table-cell>
        </table:table-row>
        <table:table-row>
          <table:table-cell table:style-name="Таблица1.A2" office:value-type="string">
            <text:p text:style-name="P42">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2"/>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42">These two examples are equivalent:</text:p>
            <text:p text:style-name="P42"/>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2">[source,pascal]</text:p>
            <text:p text:style-name="P42">----</text:p>
            <text:p text:style-name="P42">procedure SumOfSquares(const N: <text:soft-page-break/>Integer): Integer;</text:p>
            <text:p text:style-name="P42"/>
            <text:p text:style-name="P42"><text:s text:c="2"/>function Square(const Value: Integer): Integer;</text:p>
            <text:p text:style-name="P42"><text:s text:c="2"/>begin</text:p>
            <text:p text:style-name="P42"><text:s text:c="4"/>Result := Value * Value;</text:p>
            <text:p text:style-name="P42"><text:s text:c="2"/>end;</text:p>
            <text:p text:style-name="P42"/>
            <text:p text:style-name="P42">var</text:p>
            <text:p text:style-name="P42"><text:s text:c="2"/>I: Integer;</text:p>
            <text:p text:style-name="P42">begin</text:p>
            <text:p text:style-name="P42"><text:s text:c="2"/>Result := 0;</text:p>
            <text:p text:style-name="P42"><text:s text:c="2"/>for I := 0 to N do</text:p>
            <text:p text:style-name="P42"><text:s text:c="4"/>Result := Result + Square(I);</text:p>
            <text:p text:style-name="P42">end;</text:p>
            <text:p text:style-name="P42">----</text:p>
            <text:p text:style-name="P42"/>
          </table:table-cell>
          <table:table-cell table:style-name="Таблица1.B2" office:value-type="string">
            <text:p text:style-name="P4">[source,pascal]</text:p>
            <text:p text:style-name="P4">----</text:p>
            <text:p text:style-name="P4">procedure SumOfSquares(const N: <text:soft-page-break/>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2">Another version, where we let the local routine `Square` to access `I` directly:</text:p>
            <text:p text:style-name="P42"/>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2">[source,pascal]</text:p>
            <text:p text:style-name="P42">----</text:p>
            <text:p text:style-name="P42">procedure SumOfSquares(const N: Integer): Integer;</text:p>
            <text:p text:style-name="P42">var</text:p>
            <text:p text:style-name="P42"><text:s text:c="2"/>I: Integer;</text:p>
            <text:p text:style-name="P42"/>
            <text:p text:style-name="P42"><text:s text:c="2"/>function Square: Integer;</text:p>
            <text:p text:style-name="P42"><text:s text:c="2"/>begin</text:p>
            <text:p text:style-name="P42"><text:s text:c="4"/>Result := I * I;</text:p>
            <text:p text:style-name="P42"><text:s text:c="2"/>end;</text:p>
            <text:p text:style-name="P42"/>
            <text:p text:style-name="P42">begin</text:p>
            <text:p text:style-name="P42"><text:s text:c="2"/>Result := 0;</text:p>
            <text:p text:style-name="P42"><text:s text:c="2"/>for I := 0 to N do</text:p>
            <text:p text:style-name="P42"><text:s text:c="4"/>Result := Result + Square;</text:p>
            <text:p text:style-name="P42">end;</text:p>
            <text:p text:style-name="P42">----</text:p>
            <text:p text:style-name="P42"/>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2">Local routines can go to any depth -- which means that you can define a local routine within another local routine. So you can go wild (but please don't go _too wild_, or the code will get unreadable:).</text:p>
            <text:p text:style-name="P42"/>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2">[[Callbacks]]</text:p>
            <text:p text:style-name="P42"/>
          </table:table-cell>
          <table:table-cell table:style-name="Таблица1.B2" office:value-type="string">
            <text:p text:style-name="P4">[[Callbacks]]</text:p>
            <text:p text:style-name="P4"/>
          </table:table-cell>
        </table:table-row>
        <table:table-row>
          <table:table-cell table:style-name="Таблица1.A2" office:value-type="string">
            <text:p text:style-name="P42">### Callbacks (aka events, aka pointers to functions, aka procedural variables)</text:p>
            <text:p text:style-name="P42"/>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2">They allow to call a function indirectly, through to a variable. The variable can be assigned at runtime to point to any function _with matching parameter types and return types_.</text:p>
            <text:p text:style-name="P42"/>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2">The callback can be:</text:p>
            <text:p text:style-name="P42"/>
          </table:table-cell>
          <table:table-cell table:style-name="Таблица1.B2" office:value-type="string">
            <text:p text:style-name="P4">The callback can be:</text:p>
            <text:p text:style-name="P4"/>
          </table:table-cell>
        </table:table-row>
        <text:soft-page-break/>
        <table:table-row>
          <table:table-cell table:style-name="Таблица1.A2" office:value-type="string">
            <text:p text:style-name="P42">* Normal, which means it can point to any normal routine (not a method, not local).</text:p>
            <text:p text:style-name="P42">+</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2">[source,pascal]</text:p>
            <text:p text:style-name="P42">----</text:p>
            <text:p text:style-name="P42">include::code-samples/callbacks.lpr[]</text:p>
            <text:p text:style-name="P42">----</text:p>
            <text:p text:style-name="P42"/>
          </table:table-cell>
          <table:table-cell table:style-name="Таблица1.B2" office:value-type="string">
            <text:p text:style-name="P52">[source,pascal]</text:p>
            <text:p text:style-name="P52">----</text:p>
            <text:p text:style-name="P52">include::code-samples/callbacks.lpr[]</text:p>
            <text:p text:style-name="P52">----</text:p>
            <text:p text:style-name="P4"/>
          </table:table-cell>
        </table:table-row>
        <table:table-row>
          <table:table-cell table:style-name="Таблица1.A2" office:value-type="string">
            <text:p text:style-name="P42">* A method: declare with `of object` at the end.</text:p>
            <text:p text:style-name="P42">+</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2">[source,pascal]</text:p>
            <text:p text:style-name="P42">----</text:p>
            <text:p text:style-name="P42">include::code-samples/callbacks_of_object.lpr[]</text:p>
            <text:p text:style-name="P42">----</text:p>
            <text:p text:style-name="P42">+</text:p>
          </table:table-cell>
          <table:table-cell table:style-name="Таблица1.B2" office:value-type="string">
            <text:p text:style-name="P52">[source,pascal]</text:p>
            <text:p text:style-name="P52">----</text:p>
            <text:p text:style-name="P52">include::code-samples/callbacks_of_object.lpr[]</text:p>
            <text:p text:style-name="P52">----</text:p>
            <text:p text:style-name="P4">+</text:p>
          </table:table-cell>
        </table:table-row>
        <table:table-row>
          <table:table-cell table:style-name="Таблица1.A2" office:value-type="string">
            <text:p text:style-name="P42">Note that you _cannot_ pass global procedures / functions as methods. They are incompatible. If you have to provide an `of object` callback, but don't want to create a dummy class instance, you can pass &lt;&lt;Class methods&gt;&gt; as methods.</text:p>
            <text:p text:style-name="P42">+</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2">[source,pascal]</text:p>
            <text:p text:style-name="P42">----</text:p>
            <text:p text:style-name="P42">type</text:p>
            <text:p text:style-name="P42"><text:s text:c="2"/>TMyMethod = function (const A, B: Integer): Integer of object;</text:p>
            <text:p text:style-name="P42"/>
            <text:p text:style-name="P42"><text:s text:c="2"/>TMyClass = class</text:p>
            <text:p text:style-name="P42"><text:s text:c="4"/>class function Add(const A, B: Integer): Integer</text:p>
            <text:p text:style-name="P42"><text:s text:c="4"/>class function Multiply(const A, B: Integer): Integer</text:p>
            <text:p text:style-name="P42"><text:s text:c="2"/>end;</text:p>
            <text:p text:style-name="P42"/>
            <text:p text:style-name="P42">var</text:p>
            <text:p text:style-name="P42"><text:s text:c="2"/>M: TMyMethod;</text:p>
            <text:p text:style-name="P42">begin</text:p>
            <text:p text:style-name="P42"><text:s text:c="2"/>M := @TMyClass(nil).Add;</text:p>
            <text:p text:style-name="P42"><text:s text:c="2"/>M := @TMyClass(nil).Multiply;</text:p>
            <text:p text:style-name="P42">end;</text:p>
            <text:p text:style-name="P42">----</text:p>
            <text:p text:style-name="P42">+</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2">Unfortunately, you need to write ugly `@TMyClass(nil).Add` instead of just `@TMyClass.Add`.</text:p>
            <text:p text:style-name="P42"/>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2">* A (possibly) local routine: declare with `is nested` at the end, and make sure to use `{$modeswitch nestedprocvars}` directive for the code. These go hand-in-hand with &lt;&lt;Local (nested) routines&gt;&gt;.</text:p>
            <text:p text:style-name="P42"/>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42">### Generics</text:p>
            <text:p text:style-name="P42"><text:soft-page-break/></text:p>
          </table:table-cell>
          <table:table-cell table:style-name="Таблица1.B2" office:value-type="string">
            <text:p text:style-name="P4">### Generics</text:p>
            <text:p text:style-name="P4"><text:soft-page-break/></text:p>
          </table:table-cell>
        </table:table-row>
        <table:table-row>
          <table:table-cell table:style-name="Таблица1.A2" office:value-type="string">
            <text:p text:style-name="P42">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2"/>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2">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4">// Unlike in Java, you are *not* limited to only generics of things that are a reference.</text:p>
            <text:p text:style-name="P42"/>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9">// Unlike in Java, you are *not* limited to only generics of things that are a reference.</text:p>
            <text:p text:style-name="P4"/>
          </table:table-cell>
        </table:table-row>
        <table:table-row>
          <table:table-cell table:style-name="Таблица1.A2" office:value-type="string">
            <text:p text:style-name="P42">[source,pascal]</text:p>
            <text:p text:style-name="P42">----</text:p>
            <text:p text:style-name="P42">include::code-samples/generics.lpr[]</text:p>
            <text:p text:style-name="P42">----</text:p>
            <text:p text:style-name="P42"/>
          </table:table-cell>
          <table:table-cell table:style-name="Таблица1.B2" office:value-type="string">
            <text:p text:style-name="P52">[source,pascal]</text:p>
            <text:p text:style-name="P52">----</text:p>
            <text:p text:style-name="P52">include::code-samples/generics.lpr[]</text:p>
            <text:p text:style-name="P52">----</text:p>
            <text:p text:style-name="P4"/>
          </table:table-cell>
        </table:table-row>
        <table:table-row>
          <table:table-cell table:style-name="Таблица1.A2" office:value-type="string">
            <text:p text:style-name="P42">Generics are not limited to classes, you can have generic functions and procedures as well:</text:p>
            <text:p text:style-name="P42"/>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2">[source,pascal]</text:p>
            <text:p text:style-name="P42">----</text:p>
            <text:p text:style-name="P42">include::code-samples/generic_functions.lpr[]</text:p>
            <text:p text:style-name="P42">----</text:p>
            <text:p text:style-name="P42"/>
          </table:table-cell>
          <table:table-cell table:style-name="Таблица1.B2" office:value-type="string">
            <text:p text:style-name="P52">[source,pascal]</text:p>
            <text:p text:style-name="P52">----</text:p>
            <text:p text:style-name="P52">include::code-samples/generic_functions.lpr[]</text:p>
            <text:p text:style-name="P52">----</text:p>
            <text:p text:style-name="P4"/>
          </table:table-cell>
        </table:table-row>
        <table:table-row>
          <table:table-cell table:style-name="Таблица1.A2" office:value-type="string">
            <text:p text:style-name="P42">### Overloading</text:p>
            <text:p text:style-name="P42"/>
          </table:table-cell>
          <table:table-cell table:style-name="Таблица1.B2" office:value-type="string">
            <text:p text:style-name="P4">### Overloading</text:p>
            <text:p text:style-name="P4"/>
          </table:table-cell>
        </table:table-row>
        <table:table-row>
          <table:table-cell table:style-name="Таблица1.A2" office:value-type="string">
            <text:p text:style-name="P42">Methods (and global functions and procedures) with the same name are allowed, as long as they have different parameters. At compile time, the compiler detects which one you want to use, knowing the parameters you pass.</text:p>
            <text:p text:style-name="P42"/>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2">By default, the overloading uses the FPC approach, which means that all the methods in given namespace (a class or <text:soft-page-break/>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2"/>
          </table:table-cell>
          <table:table-cell table:style-name="Таблица1.B2" office:value-type="string">
            <text:p text:style-name="P4">By default, the overloading uses the FPC approach, which means that all the methods in given namespace (a class or <text:soft-page-break/>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2">### Preprocessor</text:p>
            <text:p text:style-name="P42"/>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2">You can use simple preprocessor directives for</text:p>
            <text:p text:style-name="P42"/>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42">* conditional compilation (code depending on platform, or some custom switches),</text:p>
            <text:p text:style-name="P42">* to include one file in another,</text:p>
            <text:p text:style-name="P42">* you can also use parameter-less macros.</text:p>
            <text:p text:style-name="P42"/>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2">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2"/>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2">[source,pascal]</text:p>
            <text:p text:style-name="P42">----</text:p>
            <text:p text:style-name="P42">{$mode objfpc}{$H+}{$J-}</text:p>
            <text:p text:style-name="P42">unit PreprocessorStuff;</text:p>
            <text:p text:style-name="P42">interface</text:p>
            <text:p text:style-name="P42"/>
            <text:p text:style-name="P42">{$ifdef FPC}</text:p>
            <text:p text:style-name="P42">{ This is only defined when compiled by FPC, not other compilers (like Delphi). }</text:p>
            <text:p text:style-name="P42">procedure Foo;</text:p>
            <text:p text:style-name="P42">{$endif}</text:p>
            <text:p text:style-name="P42"/>
            <text:p text:style-name="P42">{ Define a NewLine constant. Here you can see how the normal syntax of Pascal</text:p>
            <text:p text:style-name="P42"><text:s text:c="2"/>is "broken" by preprocessor directives. When you compile on Unix</text:p>
            <text:p text:style-name="P42"><text:s text:c="2"/>(includes Linux, Android, Mac OS X), the compiler sees this:</text:p>
            <text:p text:style-name="P42"/>
            <text:p text:style-name="P42"><text:s text:c="4"/>const NewLine = #10;</text:p>
            <text:p text:style-name="P42"/>
            <text:p text:style-name="P42"><text:s text:c="2"/>When you compile on Windows, the compiler sees this:</text:p>
            <text:p text:style-name="P42"/>
            <text:p text:style-name="P42"><text:s text:c="4"/>const NewLine = #13#10;</text:p>
            <text:p text:style-name="P42"><text:soft-page-break/></text:p>
            <text:p text:style-name="P42"><text:s text:c="2"/>On other operating systems, the code will fail to compile,</text:p>
            <text:p text:style-name="P42"><text:s text:c="2"/>because a compiler sees this:</text:p>
            <text:p text:style-name="P42"/>
            <text:p text:style-name="P42"><text:s text:c="4"/>const NewLine = ;</text:p>
            <text:p text:style-name="P42"/>
            <text:p text:style-name="P42"><text:s text:c="2"/>It's a *good* thing that the compilation fails in this case -- if you</text:p>
            <text:p text:style-name="P42"><text:s text:c="2"/>will have to port the program to an OS that is not Unix, not Windows,</text:p>
            <text:p text:style-name="P42"><text:s text:c="2"/>you will be reminded by a compiler to choose the newline convention</text:p>
            <text:p text:style-name="P42"><text:s text:c="2"/>on that system. }</text:p>
            <text:p text:style-name="P42"/>
            <text:p text:style-name="P42">const</text:p>
            <text:p text:style-name="P42"><text:s text:c="2"/>NewLine =</text:p>
            <text:p text:style-name="P42"><text:s text:c="4"/>{$ifdef UNIX} #10 {$endif}</text:p>
            <text:p text:style-name="P42"><text:s text:c="4"/>{$ifdef MSWINDOWS} #13#10 {$endif} ;</text:p>
            <text:p text:style-name="P42"/>
            <text:p text:style-name="P42">{$define MY_SYMBOL}</text:p>
            <text:p text:style-name="P42"/>
            <text:p text:style-name="P42">{$ifdef MY_SYMBOL}</text:p>
            <text:p text:style-name="P42">procedure Bar;</text:p>
            <text:p text:style-name="P42">{$endif}</text:p>
            <text:p text:style-name="P42"/>
            <text:p text:style-name="P42">{$define CallingConventionMacro := unknown}</text:p>
            <text:p text:style-name="P42">{$ifdef UNIX}</text:p>
            <text:p text:style-name="P42"><text:s text:c="2"/>{$define CallingConventionMacro := cdecl}</text:p>
            <text:p text:style-name="P42">{$endif}</text:p>
            <text:p text:style-name="P42">{$ifdef MSWINDOWS}</text:p>
            <text:p text:style-name="P42"><text:s text:c="2"/>{$define CallingConventionMacro := stdcall}</text:p>
            <text:p text:style-name="P42">{$endif}</text:p>
            <text:p text:style-name="P42">procedure RealProcedureName; CallingConventionMacro; external 'some_external_library';</text:p>
            <text:p text:style-name="P42"/>
            <text:p text:style-name="P42">implementation</text:p>
            <text:p text:style-name="P42"/>
            <text:p text:style-name="P42">{$include some_file.inc}</text:p>
            <text:p text:style-name="P42">// $I is just a shortcut for $include</text:p>
            <text:p text:style-name="P42">{$I some_other_file.inc}</text:p>
            <text:p text:style-name="P42"/>
            <text:p text:style-name="P42">end.</text:p>
            <text:p text:style-name="P42">----</text:p>
            <text:p text:style-name="P42"/>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text:soft-page-break/></text:p>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2">Include files have commonly the `.inc` extension, and are used for two purposes:</text:p>
            <text:p text:style-name="P42"/>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2">* The include file may only contain other compiler directives, that "configure" your source code. For example you could create a file `myconfig.inc` with these contents:</text:p>
            <text:p text:style-name="P42">+</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42">[source,pascal]</text:p>
            <text:p text:style-name="P42"><text:soft-page-break/>----</text:p>
            <text:p text:style-name="P42">{$mode objfpc}</text:p>
            <text:p text:style-name="P42">{$H+}</text:p>
            <text:p text:style-name="P42">{$J-}</text:p>
            <text:p text:style-name="P42">{$modeswitch advancedrecords}</text:p>
            <text:p text:style-name="P42">{$ifndef VER3}</text:p>
            <text:p text:style-name="P42"><text:s text:c="2"/>{$error This code can only be compiled using FPC version at least 3.x.}</text:p>
            <text:p text:style-name="P42">{$endif}</text:p>
            <text:p text:style-name="P42">----</text:p>
            <text:p text:style-name="P42">+</text:p>
          </table:table-cell>
          <table:table-cell table:style-name="Таблица1.B2" office:value-type="string">
            <text:p text:style-name="P4">[source,pascal]</text:p>
            <text:p text:style-name="P4"><text:soft-page-break/>----</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2">Now you can include this file using `{$I myconfig.inc}` in all your sources.</text:p>
            <text:p text:style-name="P42"/>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2">*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2"><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4">//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2"><text:s text:c="2"/>. It allows to have a cross-platform unit interface with platform-dependent implementation easily. Basically you can do</text:p>
            <text:p text:style-name="P42">+</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9">//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2">[source,pascal]</text:p>
            <text:p text:style-name="P42">----</text:p>
            <text:p text:style-name="P42"><text:soft-page-break/>{$ifdef UNIX} {$I my_unix_implementation.inc} {$endif}</text:p>
            <text:p text:style-name="P42">{$ifdef MSWINDOWS} {$I my_windows_implementation.inc} {$endif}</text:p>
            <text:p text:style-name="P42">----</text:p>
            <text:p text:style-name="P42">+</text:p>
          </table:table-cell>
          <table:table-cell table:style-name="Таблица1.B2" office:value-type="string">
            <text:p text:style-name="P4">[source,pascal]</text:p>
            <text:p text:style-name="P4">----</text:p>
            <text:p text:style-name="P4"><text:soft-page-break/>{$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2">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2"/>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2">### Records</text:p>
            <text:p text:style-name="P42"/>
          </table:table-cell>
          <table:table-cell table:style-name="Таблица1.B2" office:value-type="string">
            <text:p text:style-name="P4">### Records</text:p>
            <text:p text:style-name="P4"/>
          </table:table-cell>
        </table:table-row>
        <table:table-row>
          <table:table-cell table:style-name="Таблица1.A2" office:value-type="string">
            <text:p text:style-name="P42">_Record_ is just a container for other variables. It's like a much, much simplified _class_: there is no inheritance or virtual methods. It is like a _structure_ in C-like languages.</text:p>
            <text:p text:style-name="P42"/>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2">If you use the `{$modeswitch advancedrecords}` directive, records *can* have methods and visibility specifiers. In general, language features that are available for classes, and _do not break the simple predictable memory layout of a record_, are then possible.</text:p>
            <text:p text:style-name="P42"/>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2">[source,pascal]</text:p>
            <text:p text:style-name="P42">----</text:p>
            <text:p text:style-name="P42">include::code-samples/records.lpr[]</text:p>
            <text:p text:style-name="P42">----</text:p>
            <text:p text:style-name="P42"/>
          </table:table-cell>
          <table:table-cell table:style-name="Таблица1.B2" office:value-type="string">
            <text:p text:style-name="P52">[source,pascal]</text:p>
            <text:p text:style-name="P52">----</text:p>
            <text:p text:style-name="P52">include::code-samples/records.lpr[]</text:p>
            <text:p text:style-name="P52">----</text:p>
            <text:p text:style-name="P52"/>
          </table:table-cell>
        </table:table-row>
        <table:table-row>
          <table:table-cell table:style-name="Таблица1.A2" office:value-type="string">
            <text:p text:style-name="P42">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2">But records are still very useful when you need speed or a predictable memory layout:</text:p>
            <text:p text:style-name="P42"/>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42">* Records do not have any constructor or destructor. You just define a variable of a record type. It has undefined contents (memory garbage) at the beginning (except auto-managed types, like strings; they are <text:soft-page-break/>guaranteed to be initialized to be empty, and finalized to free the reference count). So you have to be more careful when dealing with records, but it gives you some performance gain.</text:p>
            <text:p text:style-name="P42">* Arrays of records are nicely linear in memory, so they are cache-friendly.</text:p>
            <text:p text:style-name="P42">* The memory layout of records (size, padding between fields) is clearly defined in some situations: when you request the _C layout_, or when you use `packed record`. This is useful:</text:p>
            <text:p text:style-name="P42">** to communicate with libraries written in other programming languages, when they expose an API based on records,</text:p>
            <text:p text:style-name="P42">** to read and write binary files,</text:p>
            <text:p text:style-name="P42">** to make dirty low-level tricks (like unsafe typecasting one type to another, being aware of their memory representation).</text:p>
            <text:p text:style-name="P42">*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2"/>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text:soft-page-break/>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2">### Old-style objects</text:p>
            <text:p text:style-name="P42"/>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2">In the old days, Turbo Pascal introduced another syntax for class-like functionality, using the `object` keyword. It's somewhat of a blend between the concept of a `record` and a modern `class`.</text:p>
            <text:p text:style-name="P42"/>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2">* The old-style objects can be allocated / freed, and during that operation you can call their constructor / destructor.</text:p>
            <text:p text:style-name="P42">* But they can also be simply declared and used, like records. A simple `record` or `object` type is not a reference (pointer) to something, it's simply the data. This makes them comfortable for small data, where calling allocation / free would be bothersome.</text:p>
            <text:p text:style-name="P34">//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2">* Old-style objects offer inheritance and virtual methods, although with <text:soft-page-break/>small differences from the modern classes. Be careful -- _bad things_ will happen if you try to use an object without calling it's constructor, and the object has virtual methods.</text:p>
            <text:p text:style-name="P42"/>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29">//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text:soft-page-break/>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2">It's discouraged to use the old-style objects in most cases. Modern _classes_ provide much more functionality. And when needed, records (including _advanced records_) can be used for performance. These concepts are usually a better idea than old-style objects.</text:p>
            <text:p text:style-name="P42"/>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2">### Pointers</text:p>
            <text:p text:style-name="P42"/>
          </table:table-cell>
          <table:table-cell table:style-name="Таблица1.B2" office:value-type="string">
            <text:p text:style-name="P4">### Pointers</text:p>
            <text:p text:style-name="P4"/>
          </table:table-cell>
        </table:table-row>
        <table:table-row>
          <table:table-cell table:style-name="Таблица1.A2" office:value-type="string">
            <text:p text:style-name="P42">You can create a _pointer_ to any other type. The pointer to type `TMyRecord` is declared as `^TMyRecord`, and by convention is called `PMyRecord`. This is a traditional example of a linked list of integers using records:</text:p>
            <text:p text:style-name="P42"/>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2">[source,pascal]</text:p>
            <text:p text:style-name="P42">----</text:p>
            <text:p text:style-name="P42">type</text:p>
            <text:p text:style-name="P42"><text:s text:c="2"/>PMyRecord = ^TMyRecord;</text:p>
            <text:p text:style-name="P42"><text:s text:c="2"/>TMyRecord = record</text:p>
            <text:p text:style-name="P42"><text:s text:c="4"/>Value: Integer;</text:p>
            <text:p text:style-name="P42"><text:s text:c="4"/>Next: PMyRecord;</text:p>
            <text:p text:style-name="P42"><text:s text:c="2"/>end;</text:p>
            <text:p text:style-name="P42">----</text:p>
            <text:p text:style-name="P42"/>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2">Note that the definition is recursive (type `PMyRecord` is defined using type `TMyRecord`, while `TMyRecord` is defined using `PMyRecord`). It is allowed to define a pointer type to a _not-yet-defined type_, as long as it will be resolved within the same `type` block.</text:p>
            <text:p text:style-name="P42"/>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2">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2"/>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2">There is also an untyped `Pointer` type, similar to `void*` in C-like languages. It is completely unsafe, and can be typecasted to any other pointer type.</text:p>
            <text:p text:style-name="P42"/>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ext:soft-page-break/>
        <table:table-row>
          <table:table-cell table:style-name="Таблица1.A2" office:value-type="string">
            <text:p text:style-name="P42">Remember that a _class instance_ is also in fact a pointer, although it doesn't require any `^` or `@` operators to use it.</text:p>
            <text:p text:style-name="P34">//That's why it's called a _reference_.</text:p>
            <text:p text:style-name="P42">A linked list using classes is certainly possible, it would simply be this:</text:p>
            <text:p text:style-name="P42"/>
          </table:table-cell>
          <table:table-cell table:style-name="Таблица1.B2" office:value-type="string">
            <text:p text:style-name="P4">Remember that a _class instance_ is also in fact a pointer, although it doesn't require any `^` or `@` operators to use it.</text:p>
            <text:p text:style-name="P29">//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2">[source,pascal]</text:p>
            <text:p text:style-name="P42">----</text:p>
            <text:p text:style-name="P42">type</text:p>
            <text:p text:style-name="P42"><text:s text:c="2"/>TMyClass = class</text:p>
            <text:p text:style-name="P42"><text:s text:c="4"/>Value: Integer;</text:p>
            <text:p text:style-name="P42"><text:s text:c="4"/>Next: TMyClass;</text:p>
            <text:p text:style-name="P42"><text:s text:c="2"/>end;</text:p>
            <text:p text:style-name="P42">----</text:p>
            <text:p text:style-name="P42"/>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42">### Operator overloading</text:p>
            <text:p text:style-name="P42"/>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2">You can override the meaning of many language operators, for example to allow addition and multiplication of your custom types. Like this:</text:p>
            <text:p text:style-name="P42"/>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2">[source,pascal]</text:p>
            <text:p text:style-name="P42">----</text:p>
            <text:p text:style-name="P42">include::code-samples/operator_overloading.lpr[]</text:p>
            <text:p text:style-name="P42">----</text:p>
            <text:p text:style-name="P42"/>
          </table:table-cell>
          <table:table-cell table:style-name="Таблица1.B2" office:value-type="string">
            <text:p text:style-name="P52">[source,pascal]</text:p>
            <text:p text:style-name="P52">----</text:p>
            <text:p text:style-name="P52">include::code-samples/operator_overloading.lpr[]</text:p>
            <text:p text:style-name="P52">----</text:p>
            <text:p text:style-name="P4"/>
          </table:table-cell>
        </table:table-row>
        <table:table-row>
          <table:table-cell table:style-name="Таблица1.A2" office:value-type="string">
            <text:p text:style-name="P42">You can override operators on classes too. Since you usually create new instances of your classes inside the operator function, the caller must remember to free the result.</text:p>
            <text:p text:style-name="P42"/>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2">[source,pascal]</text:p>
            <text:p text:style-name="P42">----</text:p>
            <text:p text:style-name="P42">include::code-samples/operator_overloading_classes.lpr[]</text:p>
            <text:p text:style-name="P42">----</text:p>
            <text:p text:style-name="P42"/>
          </table:table-cell>
          <table:table-cell table:style-name="Таблица1.B2" office:value-type="string">
            <text:p text:style-name="P52">[source,pascal]</text:p>
            <text:p text:style-name="P52">----</text:p>
            <text:p text:style-name="P52">include::code-samples/operator_overloading_classes.lpr[]</text:p>
            <text:p text:style-name="P52">----</text:p>
            <text:p text:style-name="P4"/>
          </table:table-cell>
        </table:table-row>
        <table:table-row>
          <table:table-cell table:style-name="Таблица1.A2" office:value-type="string">
            <text:p text:style-name="P42">You can override operators on records too. This is usually easier than overloading them for classes, as the caller doesn't have to deal then with memory management.</text:p>
            <text:p text:style-name="P42"/>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2">[source,pascal]</text:p>
            <text:p text:style-name="P42">----</text:p>
            <text:p text:style-name="P42">include::code-samples/operator_overloading_records.lpr[]</text:p>
            <text:p text:style-name="P42">----</text:p>
            <text:p text:style-name="P42"/>
          </table:table-cell>
          <table:table-cell table:style-name="Таблица1.B2" office:value-type="string">
            <text:p text:style-name="P52">[source,pascal]</text:p>
            <text:p text:style-name="P52">----</text:p>
            <text:p text:style-name="P52">include::code-samples/operator_overloading_records.lpr[]</text:p>
            <text:p text:style-name="P52">----</text:p>
            <text:p text:style-name="P4"/>
          </table:table-cell>
        </table:table-row>
        <table:table-row>
          <table:table-cell table:style-name="Таблица1.A2" office:value-type="string">
            <text:p text:style-name="P42">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2"/>
          </table:table-cell>
          <table:table-cell table:style-name="Таблица1.B2" office:value-type="string">
            <text:p text:style-name="P4">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2">[source,pascal]</text:p>
            <text:p text:style-name="P42">----</text:p>
            <text:p text:style-name="P42">include::code-samples/operator_overloading_records_lists.lpr[]</text:p>
            <text:p text:style-name="P42">----</text:p>
            <text:p text:style-name="P42"/>
          </table:table-cell>
          <table:table-cell table:style-name="Таблица1.B2" office:value-type="string">
            <text:p text:style-name="P52">[source,pascal]</text:p>
            <text:p text:style-name="P52">----</text:p>
            <text:p text:style-name="P52">include::code-samples/operator_overloading_records_lists.lpr[]</text:p>
            <text:p text:style-name="P52">----</text:p>
            <text:p text:style-name="P4"/>
          </table:table-cell>
        </table:table-row>
        <table:table-row>
          <table:table-cell table:style-name="Таблица1.A2" office:value-type="string">
            <text:p text:style-name="P42">## Advanced classes features</text:p>
            <text:p text:style-name="P42"/>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2">### <text:span text:style-name="T42">P</text:span>rivate and strict private</text:p>
            <text:p text:style-name="P42"/>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2">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2"/>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2">However, if you create larger units, with many classes (that are not tightly integrated with each other), it's safer to use `strict private`. As you can guess, it means that the field (or method) in not accessible outside of this class -- period. No exceptions.</text:p>
            <text:p text:style-name="P42"/>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2">In a similar manner, there's `protected` visibility (visible to descendants, or friends in the same unit) and `strict protected` (visible to descendants, period).</text:p>
            <text:p text:style-name="P42"/>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2">### Class methods</text:p>
            <text:p text:style-name="P42"/>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2">These are methods you can call having a class reference (`TMyClass`), not necessarily a class instance.</text:p>
            <text:p text:style-name="P42"/>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2">[source,pascal]</text:p>
            <text:p text:style-name="P42"><text:soft-page-break/>----</text:p>
            <text:p text:style-name="P42">type</text:p>
            <text:p text:style-name="P42"><text:s text:c="2"/>TEnemy = class</text:p>
            <text:p text:style-name="P42"><text:s text:c="4"/>procedure Kill;</text:p>
            <text:p text:style-name="P42"><text:s text:c="4"/>class procedure KillAll;</text:p>
            <text:p text:style-name="P42"><text:s text:c="2"/>end;</text:p>
            <text:p text:style-name="P42"/>
            <text:p text:style-name="P42">var</text:p>
            <text:p text:style-name="P42"><text:s text:c="2"/>E: TEnemy;</text:p>
            <text:p text:style-name="P42">begin</text:p>
            <text:p text:style-name="P42"><text:s text:c="2"/>E := TEnemy.Create;</text:p>
            <text:p text:style-name="P42"><text:s text:c="2"/>try</text:p>
            <text:p text:style-name="P42"><text:s text:c="4"/>E.Kill;</text:p>
            <text:p text:style-name="P42"><text:s text:c="2"/>finally FreeAndNil(E) end;</text:p>
            <text:p text:style-name="P42"><text:s text:c="2"/>TEnemy.KillAll;</text:p>
            <text:p text:style-name="P42">end;</text:p>
            <text:p text:style-name="P42">----</text:p>
            <text:p text:style-name="P42"/>
          </table:table-cell>
          <table:table-cell table:style-name="Таблица1.B2" office:value-type="string">
            <text:p text:style-name="P4">[source,pascal]</text:p>
            <text:p text:style-name="P4"><text:soft-page-break/>----</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42">Note that they can be virtual -- it makes sense, and is sometimes very useful, when combined with &lt;&lt;Class references&gt;&gt;.</text:p>
            <text:p text:style-name="P42"/>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2">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2"/>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2">### More stuff inside classes and nested classes</text:p>
            <text:p text:style-name="P42"/>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2">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4">//The compiler watches that you don't break the visibility rules (for example you cannot declare a _public function_ that returns a type that is _private_).</text:p>
            <text:p text:style-name="P34">// (I wish - it doesn't, unfortunately...)</text:p>
            <text:p text:style-name="P42"/>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9">//The compiler watches that you don't break the visibility rules (for example you cannot declare a _public function_ that returns a type that is _private_).</text:p>
            <text:p text:style-name="P29">// (I wish - it doesn't, unfortunately...)</text:p>
            <text:p text:style-name="P4"/>
          </table:table-cell>
        </table:table-row>
        <table:table-row>
          <table:table-cell table:style-name="Таблица1.A2" office:value-type="string">
            <text:p text:style-name="P42">Note that to declare a field after a constant or type you will need to open a `var` block.</text:p>
            <text:p text:style-name="P42"/>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2">[source,pascal]</text:p>
            <text:p text:style-name="P42"><text:soft-page-break/>----</text:p>
            <text:p text:style-name="P42">type</text:p>
            <text:p text:style-name="P42"><text:s text:c="2"/>TMyClass = class</text:p>
            <text:p text:style-name="P42"><text:s text:c="2"/>private</text:p>
            <text:p text:style-name="P42"><text:s text:c="4"/>type</text:p>
            <text:p text:style-name="P42"><text:s text:c="6"/>TInternalClass = class</text:p>
            <text:p text:style-name="P42"><text:s text:c="8"/>Velocity: Single;</text:p>
            <text:p text:style-name="P42"><text:s text:c="8"/>procedure DoSomething;</text:p>
            <text:p text:style-name="P42"><text:s text:c="6"/>end;</text:p>
            <text:p text:style-name="P42"><text:s text:c="4"/>var</text:p>
            <text:p text:style-name="P42"><text:s text:c="4"/>FInternalClass: TInternalClass;</text:p>
            <text:p text:style-name="P42"><text:s text:c="2"/>public</text:p>
            <text:p text:style-name="P42"><text:s text:c="4"/>const</text:p>
            <text:p text:style-name="P42"><text:s text:c="6"/>DefaultVelocity = 100.0;</text:p>
            <text:p text:style-name="P42"><text:s text:c="4"/>constructor Create;</text:p>
            <text:p text:style-name="P42"><text:s text:c="4"/>destructor Destroy; override;</text:p>
            <text:p text:style-name="P42"><text:s text:c="2"/>end;</text:p>
            <text:p text:style-name="P42"/>
            <text:p text:style-name="P42">constructor TMyClass.Create;</text:p>
            <text:p text:style-name="P42">begin</text:p>
            <text:p text:style-name="P42"><text:s text:c="2"/>inherited;</text:p>
            <text:p text:style-name="P42"><text:s text:c="2"/>FInternalClass := TInternalClass.Create;</text:p>
            <text:p text:style-name="P42"><text:s text:c="2"/>FInternalClass.Velocity := DefaultVelocity;</text:p>
            <text:p text:style-name="P42"><text:s text:c="2"/>FInternalClass.DoSomething;</text:p>
            <text:p text:style-name="P42">end;</text:p>
            <text:p text:style-name="P42"/>
            <text:p text:style-name="P42">destructor TMyClass.Destroy;</text:p>
            <text:p text:style-name="P42">begin</text:p>
            <text:p text:style-name="P42"><text:s text:c="2"/>FreeAndNil(FInternalClass);</text:p>
            <text:p text:style-name="P42"><text:s text:c="2"/>inherited;</text:p>
            <text:p text:style-name="P42">end;</text:p>
            <text:p text:style-name="P42"/>
            <text:p text:style-name="P42">{ note that method definition is prefixed with</text:p>
            <text:p text:style-name="P42"><text:s text:c="2"/>"TMyClass.TInternalClass" below. }</text:p>
            <text:p text:style-name="P42">procedure TMyClass.TInternalClass.DoSomething;</text:p>
            <text:p text:style-name="P42">begin</text:p>
            <text:p text:style-name="P42">end;</text:p>
            <text:p text:style-name="P42">----</text:p>
            <text:p text:style-name="P42"/>
          </table:table-cell>
          <table:table-cell table:style-name="Таблица1.B2" office:value-type="string">
            <text:p text:style-name="P4">[source,pascal]</text:p>
            <text:p text:style-name="P4"><text:soft-page-break/>----</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2">### Class references</text:p>
            <text:p text:style-name="P42"/>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2">_Class reference_ allows you to choose the class at runtime, for example to call a class method or constructor without knowing the exact class at compile-time. It is a type declared as `class of TMyClass`.</text:p>
            <text:p text:style-name="P42"/>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2">[source,pascal]</text:p>
            <text:p text:style-name="P42">----</text:p>
            <text:p text:style-name="P42">type</text:p>
            <text:p text:style-name="P42"><text:s text:c="2"/>TMyClass = class(TComponent)</text:p>
            <text:p text:style-name="P42"><text:s text:c="2"/>end;</text:p>
            <text:p text:style-name="P42"/>
            <text:p text:style-name="P42"><text:s text:c="2"/>TMyClass1 = class(TMyClass)</text:p>
            <text:p text:style-name="P42"><text:s text:c="2"/>end;</text:p>
            <text:p text:style-name="P42"/>
            <text:p text:style-name="P42"><text:s text:c="2"/>TMyClass2 = class(TMyClass)</text:p>
            <text:p text:style-name="P42"><text:soft-page-break/><text:s text:c="2"/>end;</text:p>
            <text:p text:style-name="P42"/>
            <text:p text:style-name="P42"><text:s text:c="2"/>TMyClassRef = class of TMyClass;</text:p>
            <text:p text:style-name="P42"/>
            <text:p text:style-name="P42">var</text:p>
            <text:p text:style-name="P42"><text:s text:c="2"/>C: TMyClass;</text:p>
            <text:p text:style-name="P42"><text:s text:c="2"/>ClassRef: TMyClassRef;</text:p>
            <text:p text:style-name="P42">begin</text:p>
            <text:p text:style-name="P42"><text:s text:c="2"/>// Obviously you can do this:</text:p>
            <text:p text:style-name="P42"/>
            <text:p text:style-name="P42"><text:s text:c="2"/>C := TMyClass.Create(nil); FreeAndNil(C);</text:p>
            <text:p text:style-name="P42"><text:s text:c="2"/>C := TMyClass1.Create(nil); FreeAndNil(C);</text:p>
            <text:p text:style-name="P42"><text:s text:c="2"/>C := TMyClass2.Create(nil); FreeAndNil(C);</text:p>
            <text:p text:style-name="P42"/>
            <text:p text:style-name="P42"><text:s text:c="2"/>// In addition, using class references, you can also do this:</text:p>
            <text:p text:style-name="P42"/>
            <text:p text:style-name="P42"><text:s text:c="2"/>ClassRef := TMyClass;</text:p>
            <text:p text:style-name="P42"><text:s text:c="2"/>C := ClassRef.Create(nil); FreeAndNil(C);</text:p>
            <text:p text:style-name="P42"/>
            <text:p text:style-name="P42"><text:s text:c="2"/>ClassRef := TMyClass1;</text:p>
            <text:p text:style-name="P42"><text:s text:c="2"/>C := ClassRef.Create(nil); FreeAndNil(C);</text:p>
            <text:p text:style-name="P42"/>
            <text:p text:style-name="P42"><text:s text:c="2"/>ClassRef := TMyClass2;</text:p>
            <text:p text:style-name="P42"><text:s text:c="2"/>C := ClassRef.Create(nil); FreeAndNil(C);</text:p>
            <text:p text:style-name="P42">end;</text:p>
            <text:p text:style-name="P42">----</text:p>
            <text:p text:style-name="P42"/>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oft-page-break/><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2">Class references can be combined with virtual class methods. This gives a similar effect as using classes with virtual methods -- the actual method to be executed is determined at runtime.</text:p>
            <text:p text:style-name="P42"/>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2">[source,pascal]</text:p>
            <text:p text:style-name="P42">----</text:p>
            <text:p text:style-name="P42">type</text:p>
            <text:p text:style-name="P42"><text:s text:c="2"/>TMyClass = class(TComponent)</text:p>
            <text:p text:style-name="P42"><text:s text:c="4"/>class procedure DoSomething; virtual; abstract;</text:p>
            <text:p text:style-name="P42"><text:s text:c="2"/>end;</text:p>
            <text:p text:style-name="P42"/>
            <text:p text:style-name="P42"><text:s text:c="2"/>TMyClass1 = class(TMyClass)</text:p>
            <text:p text:style-name="P42"><text:s text:c="4"/>class procedure DoSomething; override;</text:p>
            <text:p text:style-name="P42"><text:s text:c="2"/>end;</text:p>
            <text:p text:style-name="P42"/>
            <text:p text:style-name="P42"><text:s text:c="2"/>TMyClass2 = class(TMyClass)</text:p>
            <text:p text:style-name="P42"><text:s text:c="4"/>class procedure DoSomething; override;</text:p>
            <text:p text:style-name="P42"><text:s text:c="2"/>end;</text:p>
            <text:p text:style-name="P42"/>
            <text:p text:style-name="P42"><text:s text:c="2"/>TMyClassRef = class of TMyClass;</text:p>
            <text:p text:style-name="P42"/>
            <text:p text:style-name="P42">var</text:p>
            <text:p text:style-name="P42"><text:s text:c="2"/>C: TMyClass;</text:p>
            <text:p text:style-name="P42"><text:soft-page-break/><text:s text:c="2"/>ClassRef: TMyClassRef;</text:p>
            <text:p text:style-name="P42">begin</text:p>
            <text:p text:style-name="P42"><text:s text:c="2"/>ClassRef := TMyClass1;</text:p>
            <text:p text:style-name="P42"><text:s text:c="2"/>ClassRef.DoSomething;</text:p>
            <text:p text:style-name="P42"/>
            <text:p text:style-name="P42"><text:s text:c="2"/>ClassRef := TMyClass2;</text:p>
            <text:p text:style-name="P42"><text:s text:c="2"/>ClassRef.DoSomething;</text:p>
            <text:p text:style-name="P42"/>
            <text:p text:style-name="P42"><text:s text:c="2"/>{ And this will cause an exception at runtime,</text:p>
            <text:p text:style-name="P42"><text:s text:c="4"/>since DoSomething is abstract in TMyClass. }</text:p>
            <text:p text:style-name="P42"><text:s text:c="2"/>ClassRef := TMyClass;</text:p>
            <text:p text:style-name="P42"><text:s text:c="2"/>ClassRef.DoSomething;</text:p>
            <text:p text:style-name="P42">end;</text:p>
            <text:p text:style-name="P42">----</text:p>
            <text:p text:style-name="P42"/>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oft-page-break/><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2">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2"/>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2">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2"/>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2">Remember that it only works when the constructor of your class is virtual. For example, it can be used with the standard `TComponent` descendants, since they all must override `TComponent.Create(AOwner: TComponent)` virtual constructor.</text:p>
            <text:p text:style-name="P42"/>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2">[source,pascal]</text:p>
            <text:p text:style-name="P42">----</text:p>
            <text:p text:style-name="P42">type</text:p>
            <text:p text:style-name="P42"><text:s text:c="2"/>TMyClass = class(TComponent)</text:p>
            <text:p text:style-name="P42"><text:s text:c="4"/>procedure Assign(Source: TPersistent); override;</text:p>
            <text:p text:style-name="P42"><text:s text:c="4"/>function Clone(AOwner: TComponent): TMyClass;</text:p>
            <text:p text:style-name="P42"><text:s text:c="2"/>end;</text:p>
            <text:p text:style-name="P42"/>
            <text:p text:style-name="P42"><text:s text:c="2"/>TMyClassRef = class of TMyClass;</text:p>
            <text:p text:style-name="P42"><text:soft-page-break/></text:p>
            <text:p text:style-name="P42">function TMyClass.Clone(AOwner: TComponent): TMyClass;</text:p>
            <text:p text:style-name="P42">begin</text:p>
            <text:p text:style-name="P42"><text:s text:c="2"/>// This would always create an instance of exactly TMyClass:</text:p>
            <text:p text:style-name="P42"><text:s text:c="2"/>//Result := TMyClass.Create(AOwner);</text:p>
            <text:p text:style-name="P42"><text:s text:c="2"/>// This can potentially create an instance of TMyClass descendant:</text:p>
            <text:p text:style-name="P42"><text:s text:c="2"/>Result := TMyClassRef(ClassType).Create(AOwner);</text:p>
            <text:p text:style-name="P42"><text:s text:c="2"/>Result.Assign(Self);</text:p>
            <text:p text:style-name="P42">end;</text:p>
            <text:p text:style-name="P42">----</text:p>
            <text:p text:style-name="P42"/>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text:soft-page-break/></text:p>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4">// This is an example why compiler cannot detect *all* uses of an abstract</text:p>
            <text:p text:style-name="P34">// methods at compile time, in this case --- the error can only resurface</text:p>
            <text:p text:style-name="P34">// at runtime.</text:p>
            <text:p text:style-name="P34">//</text:p>
            <text:p text:style-name="P34">// Poor example actually, since compiler could prevent "ClassRef := TMyClass"</text:p>
            <text:p text:style-name="P34">// in this case?</text:p>
            <text:p text:style-name="P34"/>
          </table:table-cell>
          <table:table-cell table:style-name="Таблица1.B2" office:value-type="string">
            <text:p text:style-name="P29">// This is an example why compiler cannot detect *all* uses of an abstract</text:p>
            <text:p text:style-name="P29">// methods at compile time, in this case --- the error can only resurface</text:p>
            <text:p text:style-name="P29">// at runtime.</text:p>
            <text:p text:style-name="P29">//</text:p>
            <text:p text:style-name="P29">// Poor example actually, since compiler could prevent "ClassRef := TMyClass"</text:p>
            <text:p text:style-name="P29">// in this case?</text:p>
            <text:p text:style-name="P29"/>
          </table:table-cell>
        </table:table-row>
        <table:table-row>
          <table:table-cell table:style-name="Таблица1.A2" office:value-type="string">
            <text:p text:style-name="P42">### Class helpers</text:p>
            <text:p text:style-name="P42"/>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2">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2"/>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2">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2"/>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42">Simple way to do it is then to create a global procedure that takes an instance of `TMy3DObject` as it's 1st parameter.</text:p>
            <text:p text:style-name="P42"/>
          </table:table-cell>
          <table:table-cell table:style-name="Таблица1.B2" office:value-type="string">
            <text:p text:style-name="P4">Simple way to do it is then to create a global procedure that takes an instance of `TMy3DObject` as it's 1st parameter.</text:p>
            <text:p text:style-name="P4"/>
          </table:table-cell>
        </table:table-row>
        <text:soft-page-break/>
        <table:table-row>
          <table:table-cell table:style-name="Таблица1.A2" office:value-type="string">
            <text:p text:style-name="P42">[source,pascal]</text:p>
            <text:p text:style-name="P42">----</text:p>
            <text:p text:style-name="P42">procedure Render(const O: TMy3DObject; const Color: TColor);</text:p>
            <text:p text:style-name="P42">var</text:p>
            <text:p text:style-name="P42"><text:s text:c="2"/>I: Integer;</text:p>
            <text:p text:style-name="P42">begin</text:p>
            <text:p text:style-name="P42"><text:s text:c="2"/>for I := 0 to O.ShapesCount - 1 do</text:p>
            <text:p text:style-name="P42"><text:s text:c="4"/>RenderMesh(O.Shape[I].Mesh, Color);</text:p>
            <text:p text:style-name="P42">end;</text:p>
            <text:p text:style-name="P42">----</text:p>
            <text:p text:style-name="P42"/>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2">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2"/>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42">And this is where you use class helpers. They are just a way to implement procedures / functions that operate on given class, and that are called like methods, but are not in fact normal methods -- they were added outside of the `TMy3DObject` definition.</text:p>
            <text:p text:style-name="P42"/>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2">[source,pascal]</text:p>
            <text:p text:style-name="P42">----</text:p>
            <text:p text:style-name="P42">type</text:p>
            <text:p text:style-name="P42"><text:s text:c="2"/>TMy3DObjectHelper = class helper for TMy3DObject</text:p>
            <text:p text:style-name="P42"><text:s text:c="4"/>procedure Render(const Color: TColor);</text:p>
            <text:p text:style-name="P42"><text:s text:c="2"/>end;</text:p>
            <text:p text:style-name="P42"/>
            <text:p text:style-name="P42">procedure TMy3DObjectHelper.Render(const Color: TColor);</text:p>
            <text:p text:style-name="P42">var</text:p>
            <text:p text:style-name="P42"><text:s text:c="2"/>I: Integer;</text:p>
            <text:p text:style-name="P42">begin</text:p>
            <text:p text:style-name="P42"><text:s text:c="2"/>// note that we access ShapesCount, Shape without any qualifiers here</text:p>
            <text:p text:style-name="P42"><text:s text:c="2"/>for I := 0 to ShapesCount - 1 do</text:p>
            <text:p text:style-name="P42"><text:s text:c="4"/>RenderMesh(Shape[I].Mesh, Color);</text:p>
            <text:p text:style-name="P42">end;</text:p>
            <text:p text:style-name="P42">----</text:p>
            <text:p text:style-name="P42"/>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2">NOTE: The more general concept is _"type helper"_. Using them you can add methods even to primitive types, like integers or enums. You can also add _"record helpers_" to (you guessed it...) records. See http://lists.freepascal.org/fpc-announce/2013-February/000587.html .</text:p>
            <text:p text:style-name="P34"><text:soft-page-break/>//And of course to records and old-style objects (both of them can also have regular methods, they are much like classes in this regard).</text:p>
            <text:p text:style-name="P34"/>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29"><text:soft-page-break/>//And of course to records and old-style objects (both of them can also have regular methods, they are much like classes in this regard).</text:p>
            <text:p text:style-name="P29"/>
          </table:table-cell>
        </table:table-row>
        <table:table-row>
          <table:table-cell table:style-name="Таблица1.A2" office:value-type="string">
            <text:p text:style-name="P42">### Virtual constructors, destructors</text:p>
            <text:p text:style-name="P42"/>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2">Destructor name is always `Destroy`, it is virtual (since you can call it without knowing the exact class at compile-time) and parameter-less.</text:p>
            <text:p text:style-name="P42"/>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2">Constructor name is by convention `Create`.</text:p>
            <text:p text:style-name="P42"/>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2">You can change this name, although be careful with this -- if you define `CreateMy`, always redefine also the name `Create`, otherwise the user can still access the constructor `Create` of the ancestor, bypassing your `CreateMy` constructor.</text:p>
            <text:p text:style-name="P42"/>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2">In the base `TObject` it is not virtual, and when creating descendants you're free to change the parameters. The new constructor will hide the constructor in ancestor (note: don't put here `overload`, unless you want to break it).</text:p>
            <text:p text:style-name="P42"/>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2">In the `TComponent` descendants, you should override it's `constructor Create(AOwner: TComponent);`. For streaming functionality, to create a class without knowing it's type at compile time, having virtual constructors is very useful (see "class references" below).</text:p>
            <text:p text:style-name="P42"/>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2">### An exception in constructor</text:p>
            <text:p text:style-name="P42"/>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2">What happens if an exception happens during a constructor? The line</text:p>
            <text:p text:style-name="P42"/>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2">[source,pascal]</text:p>
            <text:p text:style-name="P42">----</text:p>
            <text:p text:style-name="P42">X := TMyClass.Create;</text:p>
            <text:p text:style-name="P42">----</text:p>
            <text:p text:style-name="P42"/>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2">does not execute to the end in this case, `X` cannot be assigned, so who will cleanup after a partially-constructed class?</text:p>
            <text:p text:style-name="P42"/>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2">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42"/>
          </table:table-cell>
          <table:table-cell table:style-name="Таблица1.B2" office:value-type="string">
            <text:p text:style-name="P4">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2">We also have to depend in such cases that _the memory of the class is guaranteed to be zeroed right before the constructor code is executed_. So we know that at the beginning, all class references are `nil`, all integers are `0` and so on.</text:p>
            <text:p text:style-name="P42"/>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2">So below works without any memory leaks:</text:p>
            <text:p text:style-name="P42"/>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43">[source,pascal]</text:p>
            <text:p text:style-name="P43">----</text:p>
            <text:p text:style-name="P43">include::code-samples/exception_in_constructor_test.lpr[]</text:p>
            <text:p text:style-name="P43">----</text:p>
            <text:p text:style-name="P43"/>
          </table:table-cell>
          <table:table-cell table:style-name="Таблица1.B2" office:value-type="string">
            <text:p text:style-name="P53">[source,pascal]</text:p>
            <text:p text:style-name="P53">----</text:p>
            <text:p text:style-name="P53">include::code-samples/exception_in_constructor_test.lpr[]</text:p>
            <text:p text:style-name="P53">----</text:p>
            <text:p text:style-name="P5"/>
          </table:table-cell>
        </table:table-row>
        <table:table-row>
          <table:table-cell table:style-name="Таблица1.A2" office:value-type="string">
            <text:p text:style-name="P43">## Interfaces</text:p>
            <text:p text:style-name="P43"/>
          </table:table-cell>
          <table:table-cell table:style-name="Таблица1.B2" office:value-type="string">
            <text:p text:style-name="P5">## Interfaces</text:p>
            <text:p text:style-name="P5"/>
          </table:table-cell>
        </table:table-row>
        <table:table-row>
          <table:table-cell table:style-name="Таблица1.A2" office:value-type="string">
            <text:p text:style-name="P43">### Good (CORBA) interfaces</text:p>
            <text:p text:style-name="P43"/>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3">_An interface_ declares an API, much like a class, but it does not define the implementation. A class can implement many interfaces, but it can only have one ancestor class.</text:p>
            <text:p text:style-name="P43"/>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3">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3"/>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3">The _CORBA interfaces_ in Object Pascal work pretty much like interfaces in Java (https://docs.oracle.com/javase/tutorial/java/concepts/interface.html) or C# (https://msdn.microsoft.com/en-us/library/ms173156.aspx).</text:p>
            <text:p text:style-name="P43"/>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35">//This is much like Java, where interfaces are used whenever you think of multiple inheritance.</text:p>
            <text:p text:style-name="P35"/>
          </table:table-cell>
          <table:table-cell table:style-name="Таблица1.B2" office:value-type="string">
            <text:p text:style-name="P30">//This is much like Java, where interfaces are used whenever you think of multiple inheritance.</text:p>
            <text:p text:style-name="P30"/>
          </table:table-cell>
        </table:table-row>
        <table:table-row>
          <table:table-cell table:style-name="Таблица1.A2" office:value-type="string">
            <text:p text:style-name="P43">[source,pascal]</text:p>
            <text:p text:style-name="P43"><text:soft-page-break/>----</text:p>
            <text:p text:style-name="P43">include::code-samples/interfaces_corba_test.lpr[]</text:p>
            <text:p text:style-name="P43">----</text:p>
            <text:p text:style-name="P43"/>
          </table:table-cell>
          <table:table-cell table:style-name="Таблица1.B2" office:value-type="string">
            <text:p text:style-name="P53">[source,pascal]</text:p>
            <text:p text:style-name="P53"><text:soft-page-break/>----</text:p>
            <text:p text:style-name="P53">include::code-samples/interfaces_corba_test.lpr[]</text:p>
            <text:p text:style-name="P53">----</text:p>
            <text:p text:style-name="P53"/>
          </table:table-cell>
        </table:table-row>
        <table:table-row>
          <table:table-cell table:style-name="Таблица1.A2" office:value-type="string">
            <text:p text:style-name="P43">### CORBA and COM types of interfaces</text:p>
            <text:p text:style-name="P43"/>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3">Why are the interfaces (presented above) called "CORBA"?::</text:p>
            <text:p text:style-name="P43"/>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3"><text:s text:c="2"/>The name *CORBA* is unfortunate. A better name would be *bare interfaces*. These interfaces are a _"pure language feature"_. Use them when you want to cast various classes as the same interface, because they share a common API.</text:p>
            <text:p text:style-name="P43">+</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5">//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5">//+</text:p>
          </table:table-cell>
          <table:table-cell table:style-name="Таблица1.B2" office:value-type="string">
            <text:p text:style-name="P30">//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0">//+</text:p>
          </table:table-cell>
        </table:table-row>
        <table:table-row>
          <table:table-cell table:style-name="Таблица1.A2" office:value-type="string">
            <text:p text:style-name="P43">While these types of interfaces can be used together with the _CORBA (Common Object Request Broker Architecture) technology_ (see https://en.wikipedia.org/wiki/Common_Object_Request_Broker_Architecture), they are _not_ tied to this technology in any way.</text:p>
            <text:p text:style-name="P43"/>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3">Is the `{$interfaces corba}` declaration needed?::</text:p>
            <text:p text:style-name="P43"/>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3"><text:s text:c="2"/>Yes, because by default</text:p>
            <text:p text:style-name="P35">//(if we would omit the `{$interfaces corba}` directive)</text:p>
            <text:p text:style-name="P43"><text:s text:c="2"/>you create _COM interfaces_. This can be stated explicitly by saying `{$interfaces com}`, but usually it's not needed since it's the default state.</text:p>
            <text:p text:style-name="P43">+</text:p>
          </table:table-cell>
          <table:table-cell table:style-name="Таблица1.B2" office:value-type="string">
            <text:p text:style-name="P5"><text:s text:c="2"/>Yes, because by default</text:p>
            <text:p text:style-name="P30">//(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3">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43">+</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3">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43"/>
          </table:table-cell>
          <table:table-cell table:style-name="Таблица1.B2" office:value-type="string">
            <text:p text:style-name="P5">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3">What are COM interfaces?::</text:p>
            <text:p text:style-name="P43"/>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3"><text:s text:c="2"/>The _COM interface_ is synonymous with _an interface descending from a special `IUnknown` interface_. Descending from `IUnknown`:</text:p>
            <text:p text:style-name="P43">+</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3">* Requires that your classes define the `_AddRef` and `_ReleaseRef` methods. Proper implementation of these methods can manage the lifetime of your objects using the reference-counting.</text:p>
            <text:p text:style-name="P43">* Adds the `QueryInterface` method.</text:p>
            <text:p text:style-name="P43">* Allows to interact with the _COM (Component Object Model) technology_.</text:p>
            <text:p text:style-name="P43"/>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3">What do you advice to not use the COM interfaces?::</text:p>
            <text:p text:style-name="P43"/>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3"><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3">+</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3">--</text:p>
            <text:p text:style-name="P43">* Sometimes I want to cast my (otherwise unrelated) classes to a common interface.</text:p>
            <text:p text:style-name="P43">* Sometimes I want to manage memory using the reference counting approach.</text:p>
            <text:p text:style-name="P43">* _Maybe_ some day I will want to interact with the _COM technology_.</text:p>
            <text:p text:style-name="P43">--</text:p>
            <text:p text:style-name="P43">+</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3">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3"><text:soft-page-break/>+</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soft-page-break/>+</text:p>
          </table:table-cell>
        </table:table-row>
        <table:table-row>
          <table:table-cell table:style-name="Таблица1.A2" office:value-type="string">
            <text:p text:style-name="P43">That is why I advice to use _CORBA_ style interfaces, and the `{$interfaces corba}` directive, in all modern code dealing with interfaces. The _COM_ interfaces are somewhat an _embarrassment to the language_, in my eyes.</text:p>
            <text:p text:style-name="P43">+</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3">To be fair, the _COM interfaces_ are presented in more details in the next section anyway.</text:p>
            <text:p text:style-name="P43"/>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3">Can we have reference-counting with CORBA interfaces?::</text:p>
            <text:p text:style-name="P43"/>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3"><text:s text:c="2"/>Yeah. Just add `_AddRef` / `_ReleaseRef` methods. There's no need to descend from the `IUnknown` interface. Although in most cases, if you want reference-counting with your interfaces, you may as well just use COM interfaces.</text:p>
            <text:p text:style-name="P35">//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5">//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3"/>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0">//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0">//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3">### Interfaces GUIDs</text:p>
            <text:p text:style-name="P43"/>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3">GUIDs are the seemingly random characters `['{ABCD1234-...}']` that you see placed at every interface definition. Yes, they are just random. Unfortunately, they are necessary.</text:p>
            <text:p text:style-name="P43"/>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5">//Yes, they look ugly.</text:p>
            <text:p text:style-name="P35">//, and I wish they would not be necessary.</text:p>
            <text:p text:style-name="P43">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43"/>
          </table:table-cell>
          <table:table-cell table:style-name="Таблица1.B2" office:value-type="string">
            <text:p text:style-name="P30">//Yes, they look ugly.</text:p>
            <text:p text:style-name="P30">//, and I wish they would not be necessary.</text:p>
            <text:p text:style-name="P5">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3">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3"/>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43">So, to be on the safe side, you should always declare a GUID for your interface. You can use _Lazarus_ GUID generator (`Ctrl + Shift + G` shortcut in the editor). Or you can use an online service like https://www.guidgenerator.com/ .</text:p>
            <text:p text:style-name="P43"/>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3">Or you can write your own tool for this, using the `CreateGUID` and `GUIDToString` functions in RTL. See the example below:</text:p>
            <text:p text:style-name="P43"/>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3">[source,pascal]</text:p>
            <text:p text:style-name="P43">----</text:p>
            <text:p text:style-name="P43">include::code-samples/gen_guid.lpr[]</text:p>
            <text:p text:style-name="P43">----</text:p>
            <text:p text:style-name="P43"/>
          </table:table-cell>
          <table:table-cell table:style-name="Таблица1.B2" office:value-type="string">
            <text:p text:style-name="P53">[source,pascal]</text:p>
            <text:p text:style-name="P53">----</text:p>
            <text:p text:style-name="P53">include::code-samples/gen_guid.lpr[]</text:p>
            <text:p text:style-name="P53">----</text:p>
            <text:p text:style-name="P5"/>
          </table:table-cell>
        </table:table-row>
        <table:table-row>
          <table:table-cell table:style-name="Таблица1.A2" office:value-type="string">
            <text:p text:style-name="P43">### Ugly (COM) interfaces</text:p>
            <text:p text:style-name="P43"/>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3">The _COM interfaces_ bring two additional features:</text:p>
            <text:p text:style-name="P43"/>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3">. integration with COM (a technology from Windows, also available on Unix through _XPCOM_, used by Mozilla),</text:p>
            <text:p text:style-name="P43">. reference counting (which gives you automatic destruction when all the interface references go out of scope).</text:p>
            <text:p text:style-name="P43"/>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3">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43"/>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5"/>
          </table:table-cell>
        </table:table-row>
        <table:table-row>
          <table:table-cell table:style-name="Таблица1.A2" office:value-type="string">
            <text:p text:style-name="P43">In practice, this means that:</text:p>
            <text:p text:style-name="P43"/>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5">// +</text:p>
            <text:p text:style-name="P35">// The relation to COM technology has . The reference counting idea is baffling. Why would you connect one language feature, _interfaces_, with something so unrelated like _reference counting_? It seems, because the COM technology required it...</text:p>
            <text:p text:style-name="P35"/>
          </table:table-cell>
          <table:table-cell table:style-name="Таблица1.B2" office:value-type="string">
            <text:p text:style-name="P30">// +</text:p>
            <text:p text:style-name="P30">// The relation to COM technology has . The reference counting idea is baffling. Why would you connect one language feature, _interfaces_, with something so unrelated like _reference counting_? It seems, because the COM technology required it...</text:p>
            <text:p text:style-name="P30"/>
          </table:table-cell>
        </table:table-row>
        <table:table-row>
          <table:table-cell table:style-name="Таблица1.A2" office:value-type="string">
            <text:p text:style-name="P43">*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43"/>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3">** The standard class `TInterfacedObject` implements these methods to _enable_ the reference-counting.</text:p>
            <text:p text:style-name="P43">**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3"/>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5">//*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3"/>
            <text:p text:style-name="P43">*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35">//, http://bugs.freepascal.org/view.php?id=10374 .</text:p>
            <text:p text:style-name="P43"/>
          </table:table-cell>
          <table:table-cell table:style-name="Таблица1.B2" office:value-type="string">
            <text:p text:style-name="P30">//*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30">//, http://bugs.freepascal.org/view.php?id=10374 .</text:p>
            <text:p text:style-name="P5"/>
          </table:table-cell>
        </table:table-row>
        <table:table-row>
          <table:table-cell table:style-name="Таблица1.A2" office:value-type="string">
            <text:p text:style-name="P43">The safest approach to using _COM interfaces_ is to</text:p>
            <text:p text:style-name="P43"/>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3">* accept the fact that they are reference-counted,</text:p>
            <text:p text:style-name="P43">* derive the appropriate classes from `TInterfacedObject`,</text:p>
            <text:p text:style-name="P43">* and avoid using the class instance, instead accessing the instance always through the interface, letting reference-counting manage the deallocation.</text:p>
            <text:p text:style-name="P43"/>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43">This is an example of such interface use:</text:p>
            <text:p text:style-name="P43"/>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3">[source,pascal]</text:p>
            <text:p text:style-name="P43">----</text:p>
            <text:p text:style-name="P43">include::code-samples/interfaces_com_with_ref_counting.lpr[]</text:p>
            <text:p text:style-name="P43">----</text:p>
            <text:p text:style-name="P43"/>
          </table:table-cell>
          <table:table-cell table:style-name="Таблица1.B2" office:value-type="string">
            <text:p text:style-name="P53">[source,pascal]</text:p>
            <text:p text:style-name="P53">----</text:p>
            <text:p text:style-name="P53">include::code-samples/interfaces_com_with_ref_counting.lpr[]</text:p>
            <text:p text:style-name="P53">----</text:p>
            <text:p text:style-name="P5"/>
          </table:table-cell>
        </table:table-row>
        <table:table-row>
          <table:table-cell table:style-name="Таблица1.A2" office:value-type="string">
            <text:p text:style-name="P43">### Using COM interfaces with reference-counting disabled</text:p>
            <text:p text:style-name="P43"/>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3">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3"/>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3">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43"/>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3">To avoid this mess, it's usually better <text:soft-page-break/>to use CORBA interfaces, if you don't want reference-counting with your interfaces.</text:p>
            <text:p text:style-name="P43"/>
          </table:table-cell>
          <table:table-cell table:style-name="Таблица1.B2" office:value-type="string">
            <text:p text:style-name="P5">To avoid this mess, it's usually better <text:soft-page-break/>to use CORBA interfaces, if you don't want reference-counting with your interfaces.</text:p>
            <text:p text:style-name="P5"/>
          </table:table-cell>
        </table:table-row>
        <table:table-row>
          <table:table-cell table:style-name="Таблица1.A2" office:value-type="string">
            <text:p text:style-name="P43">[source,pascal]</text:p>
            <text:p text:style-name="P43">----</text:p>
            <text:p text:style-name="P43">include::code-samples/interfaces_com_test.lpr[]</text:p>
            <text:p text:style-name="P43">----</text:p>
            <text:p text:style-name="P43"/>
          </table:table-cell>
          <table:table-cell table:style-name="Таблица1.B2" office:value-type="string">
            <text:p text:style-name="P53">[source,pascal]</text:p>
            <text:p text:style-name="P53">----</text:p>
            <text:p text:style-name="P53">include::code-samples/interfaces_com_test.lpr[]</text:p>
            <text:p text:style-name="P53">----</text:p>
            <text:p text:style-name="P5"/>
          </table:table-cell>
        </table:table-row>
        <table:table-row>
          <table:table-cell table:style-name="Таблица1.A2" office:value-type="string">
            <text:p text:style-name="P43">### Typecasting interfaces without "as" operator</text:p>
            <text:p text:style-name="P43"/>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3">This section applies to both _CORBA_ and _COM_ interfaces.</text:p>
            <text:p text:style-name="P43"/>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3">Casting to an interface type using the `as` operator makes a check at run-time. Consider this code:</text:p>
            <text:p text:style-name="P43"/>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3">[source,pascal]</text:p>
            <text:p text:style-name="P43">----</text:p>
            <text:p text:style-name="P43">UseThroughInterface(Cx as IMyInterface);</text:p>
            <text:p text:style-name="P43">----</text:p>
            <text:p text:style-name="P43"/>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3">It works for all `C1`, `C2`, `C3` instances in the examples in previous sections. If executed, it would make a run-time error in case of `C3`, that does not implement `IMyInterface` (but we avoid the error by checking `Cx is IMyInterface` before doing the cast).</text:p>
            <text:p text:style-name="P43"/>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3">You can instead cast the instance as an interface implicitly:</text:p>
            <text:p text:style-name="P43"/>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3">[source,pascal]</text:p>
            <text:p text:style-name="P43">----</text:p>
            <text:p text:style-name="P43">UseThroughInterface(Cx);</text:p>
            <text:p text:style-name="P43">----</text:p>
            <text:p text:style-name="P43"/>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3">In this case, the typecast must be valid at compile-time. So this will compile for `C1` and `C2` (that are declared as classes that implement `IMyInterface`).</text:p>
            <text:p text:style-name="P43"/>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3">But it will not compile for `C3`.</text:p>
            <text:p text:style-name="P43"/>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3">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43"/>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5"/>
          </table:table-cell>
        </table:table-row>
        <table:table-row>
          <table:table-cell table:style-name="Таблица1.A2" office:value-type="string">
            <text:p text:style-name="P43">An equivalent is also</text:p>
            <text:p text:style-name="P43"/>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3">[source,pascal]</text:p>
            <text:p text:style-name="P43">----</text:p>
            <text:p text:style-name="P43">UseThroughInterface(IMyInterface(Cx));</text:p>
            <text:p text:style-name="P43">----</text:p>
            <text:p text:style-name="P43"/>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3">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43"/>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43">## About this document</text:p>
            <text:p text:style-name="P43"/>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43">Copyright Michalis Kamburelis.</text:p>
            <text:p text:style-name="P43"/>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43">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3"/>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37"/>
          </table:table-cell>
        </table:table-row>
        <table:table-row>
          <table:table-cell table:style-name="Таблица1.A2" office:value-type="string">
            <text:p text:style-name="P43">You can redistribute and even modify this document freely, under the same licenses as Wikipedia https://en.wikipedia.org/wiki/Wikipedia:Copyrights :</text:p>
            <text:p text:style-name="P43"/>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43">* _Creative Commons Attribution-ShareAlike 3.0 Unported License (CC BY-SA)_</text:p>
            <text:p text:style-name="P43">* or the _GNU Free Documentation License (GFDL) (unversioned, with no invariant sections, front-cover texts, or back-cover texts)_ .</text:p>
            <text:p text:style-name="P43"/>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43">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0T01:54:14.609242284</dc:date>
    <meta:editing-duration>PT4H9M15S</meta:editing-duration>
    <meta:editing-cycles>32</meta:editing-cycles>
    <meta:generator>LibreOffice/4.3.3.2$Linux_X86_64 LibreOffice_project/430m0$Build-2</meta:generator>
    <meta:document-statistic meta:table-count="1" meta:image-count="0" meta:object-count="0" meta:page-count="64" meta:paragraph-count="2685" meta:word-count="27361" meta:character-count="181886" meta:non-whitespace-character-count="155226"/>
  </office:meta>
</office:document-meta>
</file>